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3091in"/>
    </style:style>
    <style:style style:name="co3" style:family="table-column">
      <style:table-column-properties fo:break-before="auto" style:column-width="3.1783in"/>
    </style:style>
    <style:style style:name="co4" style:family="table-column">
      <style:table-column-properties fo:break-before="auto" style:column-width="1.2681in"/>
    </style:style>
    <style:style style:name="co5" style:family="table-column">
      <style:table-column-properties fo:break-before="auto" style:column-width="1.6201in"/>
    </style:style>
    <style:style style:name="co6" style:family="table-column">
      <style:table-column-properties fo:break-before="auto" style:column-width="1.398in"/>
    </style:style>
    <style:style style:name="co7" style:family="table-column">
      <style:table-column-properties fo:break-before="auto" style:column-width="1.16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4.8193in" fo:break-before="auto" style:use-optimal-row-height="true"/>
    </style:style>
    <style:style style:name="ro3" style:family="table-row">
      <style:table-row-properties style:row-height="0.974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text-position="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text-position="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8pt" style:language-asian="en" style:country-asian="US" style:font-style-asian="normal" style:font-weight-asian="normal" style:font-name-complex="Ari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text-position="" style:font-name="Arial" fo:font-size="8pt" style:font-name-asian="Arial" style:font-size-asian="8pt" style:font-name-complex="Arial" style:font-size-complex="8pt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text-position="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use-window-font-color="true" style:text-outline="false" style:text-line-through-style="none" style:text-line-through-type="none" style:text-position="" style:font-name="Monaco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text-position="" style:font-name="Arial" fo:font-size="8pt" style:font-size-asian="8pt" style:font-size-complex="8pt"/>
    </style:style>
    <style:style style:name="ce8" style:family="table-cell" style:parent-style-name="Default">
      <style:text-properties style:use-window-font-color="true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00ff00" style:text-align-source="fix" style:repeat-content="false"/>
      <style:paragraph-properties fo:text-align="start" fo:margin-left="0in"/>
      <style:text-properties style:use-window-font-color="true" style:text-outline="false" style:text-line-through-style="none" style:text-line-through-type="none" style:text-position="" style:font-name="Arial" fo:font-size="10pt" fo:language="en" fo:country="US" fo:font-style="italic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italic" style:font-weight-asian="bold" style:font-size-complex="10pt" style:language-complex="en" style:country-complex="US" style:font-style-complex="italic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ext-properties style:use-window-font-color="true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ext-properties style:text-position="" style:font-name="Arial" fo:font-size="10pt" style:font-size-asian="10pt" style:font-size-complex="10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style:font-name="Arial" fo:font-size="10pt" fo:font-weight="normal" style:font-size-asian="10pt" style:font-weight-asian="normal" style:font-size-complex="10pt" style:font-weight-complex="normal"/>
    </style:style>
    <style:style style:name="ce17" style:family="table-cell" style:parent-style-name="Default">
      <style:table-cell-properties fo:background-color="#00ff00" style:text-align-source="fix" style:repeat-content="false"/>
      <style:paragraph-properties fo:text-align="center" fo:margin-left="0in"/>
      <style:text-properties style:text-position="" style:font-name="Arial" fo:font-size="10pt" fo:font-weight="normal" style:font-size-asian="10pt" style:font-weight-asian="normal" style:font-size-complex="10pt" style:font-weight-complex="normal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style:font-name="Arial" fo:font-size="10pt" fo:font-weight="bold" style:font-size-asian="10pt" style:font-weight-asian="bold" style:font-size-complex="10pt" style:font-weight-complex="bold"/>
    </style:style>
    <style:style style:name="ce19" style:family="table-cell" style:parent-style-name="Default">
      <style:text-properties style:text-position="" style:font-name="Arial"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>
      <style:table-cell-properties fo:background-color="#00ff00"/>
      <style:text-properties style:text-position="" style:font-name="Arial" fo:font-size="10pt" style:font-size-asian="10pt" style:font-size-complex="10pt"/>
    </style:style>
    <style:style style:name="ce21" style:family="table-cell" style:parent-style-name="Default">
      <style:table-cell-properties fo:background-color="transparent"/>
      <style:text-properties style:text-position="" style:font-name="Arial" fo:font-size="10pt" style:font-size-asian="10pt" style:font-size-complex="10pt"/>
    </style:style>
    <style:style style:name="ce22" style:family="table-cell" style:parent-style-name="Default">
      <style:table-cell-properties fo:background-color="#00ff00" style:text-align-source="fix" style:repeat-content="false"/>
      <style:paragraph-properties fo:text-align="center" fo:margin-left="0in"/>
      <style:text-properties style:text-position="" style:font-name="Arial" fo:font-size="10pt" fo:font-weight="bold" style:font-size-asian="10pt" style:font-weight-asian="bold" style:font-size-complex="10pt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4" style:family="table-cell" style:parent-style-name="Default"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ext-properties style:font-name="Arial" fo:font-size="8pt" style:font-name-asian="Arial" style:font-size-asian="8pt" style:font-size-complex="8pt"/>
    </style:style>
    <style:style style:name="ce26" style:family="table-cell" style:parent-style-name="Default"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8pt" style:language-asian="en" style:country-asian="US" style:font-style-asian="normal" style:font-weight-asian="normal" style:font-name-complex="Ari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ext-properties style:font-name="Arial" fo:font-size="8pt" style:font-name-asian="Arial" style:font-size-asian="8pt" style:font-name-complex="Arial" style:font-size-complex="8pt"/>
    </style:style>
    <style:style style:name="ce29" style:family="table-cell" style:parent-style-name="Default">
      <style:text-properties style:use-window-font-color="true" style:text-outline="false" style:text-line-through-style="none" style:text-line-through-type="none" style:font-name="Monaco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ext-properties style:font-name="Arial" fo:font-size="8pt" style:font-size-asian="8pt" style:font-size-complex="8pt"/>
    </style:style>
    <style:style style:name="ce31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2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00ff00" style:text-align-source="fix" style:repeat-content="false"/>
      <style:paragraph-properties fo:text-align="start" fo:margin-left="0in"/>
      <style:text-properties style:use-window-font-color="true" style:text-outline="false" style:text-line-through-style="none" style:text-line-through-type="none" style:font-name="Arial" fo:font-size="10pt" fo:language="en" fo:country="US" fo:font-style="italic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italic" style:font-weight-asian="bold" style:font-size-complex="10pt" style:language-complex="en" style:country-complex="US" style:font-style-complex="italic" style:font-weight-complex="bold" style:text-emphasize="none" style:font-relief="none" style:text-overline-style="none" style:text-overline-color="font-color"/>
    </style:style>
    <style:style style:name="ce34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6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ext-properties style:font-name="Arial" fo:font-size="10pt" style:font-size-asian="10pt" style:font-size-complex="10pt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40" style:family="table-cell" style:parent-style-name="Default">
      <style:table-cell-properties fo:background-color="#00ff00" style:text-align-source="fix" style:repeat-content="false"/>
      <style:paragraph-properties fo:text-align="center" fo:margin-left="0in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0pt" fo:font-weight="bold" style:font-size-asian="10pt" style:font-weight-asian="bold" style:font-size-complex="10pt" style:font-weight-complex="bold"/>
    </style:style>
    <style:style style:name="ce42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43" style:family="table-cell" style:parent-style-name="Default">
      <style:table-cell-properties fo:background-color="#00ff00"/>
      <style:text-properties style:font-name="Arial" fo:font-size="10pt" style:font-size-asian="10pt" style:font-size-complex="10pt"/>
    </style:style>
    <style:style style:name="ce44" style:family="table-cell" style:parent-style-name="Default">
      <style:table-cell-properties fo:background-color="transparent"/>
      <style:text-properties style:font-name="Arial" fo:font-size="10pt" style:font-size-asian="10pt" style:font-size-complex="10pt"/>
    </style:style>
    <style:style style:name="ce45" style:family="table-cell" style:parent-style-name="Default">
      <style:table-cell-properties fo:background-color="#00ff00" style:text-align-source="fix" style:repeat-content="false"/>
      <style:paragraph-properties fo:text-align="center" fo:margin-left="0in"/>
      <style:text-properties style:font-name="Arial" fo:font-size="10pt" fo:font-weight="bold" style:font-size-asian="10pt" style:font-weight-asian="bold" style:font-size-complex="10pt" style:font-weight-complex="bold"/>
    </style:style>
    <style:style style:name="T1" style:family="text">
      <style:text-properties style:font-weight-asian="normal" style:font-weight-complex="normal"/>
    </style:style>
  </office:automatic-styles>
  <office:body>
    <office:spreadsheet>
      <table:table table:name="AllAvailableTests" table:style-name="ta1">
        <table:table-column table:style-name="co1" table:number-columns-repeated="1024" table:default-cell-style-name="ce25"/>
        <table:table-row table:style-name="ro1">
          <table:table-cell table:style-name="ce24" office:value-type="string" calcext:value-type="string">
            <text:p>TESTS RUN AT $2015-01-17T09:55:31.797+00:00$</text:p>
          </table:table-cell>
          <table:table-cell table:number-columns-repeated="1023"/>
        </table:table-row>
        <table:table-row table:style-name="ro1">
          <table:table-cell table:style-name="ce24"/>
          <table:table-cell table:number-columns-repeated="1023"/>
        </table:table-row>
        <table:table-row table:style-name="ro1">
          <table:table-cell table:style-name="ce24" office:value-type="string" calcext:value-type="string">
            <text:p>RESULTS PER FILE: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demo/basic/Ackermann.rsc|: 2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demo/basic/Bubble.rsc|: 9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demo/basic/Factorial.rsc|: 4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demo/common/Calls.rsc|: 9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demo/common/ColoredTrees.rsc|: 3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demo/common/CountConstructors.rsc|: 2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demo/common/Cycles.rsc|: 3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demo/common/Derivative.rsc|: 2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demo/common/Lift.rsc|: 1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demo/common/StringTemplate.rsc|: 1 tests executed; 1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demo/common/Trans.rsc|: 1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demo/common/WordReplacement.rsc|: 4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demo/common/WordCount/CountInLine1.rsc|: 2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demo/common/WordCount/CountInLine2.rsc|: 2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demo/common/WordCount/CountInLine3.rsc|: 2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demo/common/WordCount/WordCount.rsc|: 12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demo/Dominators.rsc|: 2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demo/lang/Exp/Abstract/Eval.rsc|: 4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demo/lang/Exp/Combined/Automatic/Eval.rsc|: 8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demo/lang/Exp/Combined/Manual/Eval.rsc|: 8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demo/lang/Exp/Concrete/NoLayout/Eval.rsc|: 4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demo/lang/Exp/Concrete/WithLayout/Eval.rsc|: 4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demo/lang/Func/Test.rsc|: 4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demo/lang/Lisra/Test.rsc|: 29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demo/McCabe.rsc|: 3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demo/ReachingDefs.rsc|: 3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demo/Slicing.rsc|: 7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demo/Uninit.rsc|: 2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format/Escape.rsc|: 5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format/Grammar.rsc|: 32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grammar/definition/Characters.rsc|: 15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grammar/definition/Literals.rsc|: 8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grammar/Lookahead.rsc|: 56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grammar/ParserGenerator.rsc|: 94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syntax/tests/ConcreteSyntax.rsc|: 15 tests executed; 1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syntax/tests/ExpressionGrammars.rsc|: 15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syntax/tests/ImplodeTests.rsc|: 12 tests executed; 8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syntax/tests/KnownIssues.rsc|: 1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syntax/tests/ParsingRegressionTests.rsc|: 34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syntax/tests/PreBootstrap.rsc|: 6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syntax/tests/SolvedIssues.rsc|: 11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util/PriorityQueue.rsc|: 1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util/UUID.rsc|: 1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functionality/AccumulatingTests.rsc|: 13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functionality/AliasTests.rsc|: 22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functionality/AnnotationTests.rsc|: 14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functionality/AssignmentTests.rsc|: 50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functionality/BacktrackingTests.rsc|: 26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functionality/CallTests.rsc|: 74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functionality/CallTestsAux.rsc|: 0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functionality/ComprehensionTests.rsc|: 226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functionality/ConcretePatternTests1.rsc|: 55 tests executed; 1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functionality/ConcretePatternTests2.rsc|: 16 tests executed; 11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functionality/ConcreteSyntaxTests1.rsc|: 9 tests executed; 2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functionality/ConcreteSyntaxTests2.rsc|: 6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functionality/DataDeclarationTests.rsc|: 46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functionality/DataTypeTests.rsc|: 698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functionality/DeclarationTests.rsc|: 3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functionality/InterpolationTests.rsc|: 9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functionality/KeywordParameterImportTests.rsc|: 11 tests executed; 1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functionality/ParsingTests.rsc|: 1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functionality/PatternTests.rsc|: 334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functionality/PatternDescendantTests.rsc|: 9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functionality/PatternList3Tests.rsc|: 49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functionality/ProjectionTests.rsc|: 2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functionality/RangeTests.rsc|: 25 tests executed; 2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functionality/ReducerTests.rsc|: 4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functionality/RegExpTests.rsc|: 60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functionality/ScopeTests.rsc|: 2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functionality/SetMatchTests1.rsc|: 51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functionality/SetMatchTests2.rsc|: 68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functionality/StatementTests.rsc|: 51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functionality/SubscriptTests.rsc|: 38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functionality/TryCatchTests.rsc|: 20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functionality/VisitTests.rsc|: 113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basic/Booleans.rsc|: 11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basic/Equality.rsc|: 63 tests executed; 2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basic/Functions.rsc|: 3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basic/Integers.rsc|: 20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basic/IO.rsc|: 12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basic/ListRelations.rsc|: 19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basic/Lists.rsc|: 108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basic/Locations.rsc|: 28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basic/Maps.rsc|: 73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basic/Matching.rsc|: 10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basic/Memoization.rsc|: 2 tests executed; 1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basic/Nodes.rsc|: 32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basic/Relations.rsc|: 19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basic/Sets.rsc|: 36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basic/SolvedIssues.rsc|: 3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basic/Strings.rsc|: 63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basic/Tuples.rsc|: 11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library/BooleanTests.rsc|: 14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library/GraphTests.rsc|: 23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library/IntegerTests.rsc|: 11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library/ListRelationTests.rsc|: 146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library/ListTests.rsc|: 234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library/MapTests.rsc|: 104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library/MathTests.rsc|: 112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library/NodeTests.rsc|: 25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library/NumberTests.rsc|: 41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library/RelationTests.rsc|: 53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library/SetTests.rsc|: 55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library/StringTests.rsc|: 125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library/TypeTests.rsc|: 4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library/ValueIOTests.rsc|: 42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library/analysis/statistics/DescriptiveTests.rsc|: 6 tests executed; 4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library/lang/csv/CSVIOTests.rsc|: 10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library/lang/json/JSONIOTests.rsc|: 30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imports/ImportTests1.rsc|: 2 tests executed; 1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imports/ImportTests2.rsc|: 3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imports/ImportTests3.rsc|: 5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imports/ImportTests4.rsc|: 3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imports/ImportTests5.rsc|: 5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imports/ImportTests6.rsc|: 2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imports/ImportTests7.rsc|: 3 tests executed; 0 failed; 0 ignored</text:p>
          </table:table-cell>
          <table:table-cell table:number-columns-repeated="1023"/>
        </table:table-row>
        <table:table-row table:style-name="ro1">
          <table:table-cell table:style-name="ce24"/>
          <table:table-cell table:number-columns-repeated="1023"/>
        </table:table-row>
        <table:table-row table:style-name="ro1">
          <table:table-cell table:style-name="ce24" office:value-type="string" calcext:value-type="string">
            <text:p>Failed/IGNORED TESTS:</text:p>
          </table:table-cell>
          <table:table-cell table:number-columns-repeated="1023"/>
        </table:table-row>
        <table:table-row table:style-name="ro1">
          <table:table-cell table:style-name="ce24"/>
          <table:table-cell table:number-columns-repeated="1023"/>
        </table:table-row>
        <table:table-row table:style-name="ro1">
          <table:table-cell table:style-name="ce24" office:value-type="string" calcext:value-type="string">
            <text:p>FAILED TESTS: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demo/common/StringTemplate.rsc|(2251,75,&lt;85,0&gt;,&lt;86,42&gt;): FALSE 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syntax/tests/ConcreteSyntax.rsc|(2641,109,&lt;83,0&gt;,&lt;83,109&gt;): FALSE 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syntax/tests/ImplodeTests.rsc|(3080,149,&lt;71,0&gt;,&lt;71,149&gt;): FALSE 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syntax/tests/ImplodeTests.rsc|(2949,129,&lt;69,0&gt;,&lt;69,129&gt;): FALSE 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syntax/tests/ImplodeTests.rsc|(2806,141,&lt;67,0&gt;,&lt;67,141&gt;): FALSE 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syntax/tests/ImplodeTests.rsc|(2679,125,&lt;65,0&gt;,&lt;65,125&gt;): FALSE 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syntax/tests/ImplodeTests.rsc|(2486,171,&lt;61,0&gt;,&lt;61,171&gt;): FALSE 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syntax/tests/ImplodeTests.rsc|(2230,123,&lt;57,0&gt;,&lt;57,123&gt;): FALSE 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syntax/tests/ImplodeTests.rsc|(1962,161,&lt;53,0&gt;,&lt;53,161&gt;): FALSE 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syntax/tests/ImplodeTests.rsc|(1715,118,&lt;49,0&gt;,&lt;49,118&gt;): FALSE 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functionality/ConcretePatternTests1.rsc|(5484,75,&lt;98,0&gt;,&lt;98,75&gt;): FALSE 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functionality/ConcretePatternTests2.rsc|(2495,242,&lt;41,0&gt;,&lt;41,242&gt;): FALSE Internal compiler error: Executing function SKIP_OPTIONAL_SEPARATOR([appl(prod(sort("Stat"),[lex("Identifier"),layouts("Whitespace"),lit(":="),layouts("Whitespace"),sort("Exp")],{}),[appl(prod(lex("Identifier"),[iter(\char-class([range(97,122)]))],{}),[appl(regular(iter(\char-class([range(97,122)]))),[char(97)])[@loc=|file://-|(10,1,&lt;1,10&gt;,&lt;1,11&gt;)]])[@loc=|file://-|(10,1,&lt;1,10&gt;,&lt;1,11&gt;)],appl(prod(layouts("Whitespace"),[\iter-star(\char-class([range(32,32)]))],{}),[appl(regular(\iter-star(\char-class([range(32,32)]))),[char(32)])[@loc=|file://-|(11,1,&lt;1,11&gt;,&lt;1,12&gt;)]])[@loc=|file://-|(11,1,&lt;1,11&gt;,&lt;1,12&gt;)],appl(prod(lit(":="),[\char-class([range(58,58)]),\char-class([range(61,61)])],{}),[char(58),char(61)]),appl(prod(layouts("Whitespace"),[\iter-star(\char-class([range(32,32)]))],{}),[appl(regular(\iter-star(\char-class([range(32,32)]))),[char(32)])[@loc=|file://-|(14,1,&lt;1,14&gt;,&lt;1,15&gt;)]])[@loc=|file://-|(14,1,&lt;1,14&gt;,&lt;1,15&gt;)],appl(prod(sort("Exp"),[lex("IntegerLiteral")],{}),[appl(prod(lex("IntegerLiteral"),[iter(\char-class([range(48,57)]))],{}),[appl(regular(iter(\char-class([range(48,57)]))),[char(49)])[@loc=|file://-|(15,1,&lt;1,15&gt;,&lt;1,16&gt;)]])[@loc=|file://-|(15,1,&lt;1,15&gt;,&lt;1,16&gt;)]])[@loc=|file://-|(15,1,&lt;1,15&gt;,&lt;1,16&gt;)]])[@loc=|file://-|(10,6,&lt;1,10&gt;,&lt;1,16&gt;)],appl(prod(layouts("Whitespace"),[\iter-star(\char-class([range(32,32)]))],{}),[appl(regular(\iter-star(\char-class([range(32,32)]))),[])[@loc=|file://-|(16,0,&lt;1,16&gt;,&lt;1,16&gt;)]])[@loc=|file://-|(16,0,&lt;1,16&gt;,&lt;1,16&gt;)],appl(prod(lit(";"),[\char-class([range(59,59)])],{}),[char(59)]),appl(prod(layouts("Whitespace"),[\iter-star(\char-class([range(32,32)]))],{}),[appl(regular(\iter-star(\char-class([range(32,32)]))),[])[@loc=|file://-|(17,0,&lt;1,17&gt;,&lt;1,17&gt;)]])[@loc=|file://-|(17,0,&lt;1,17&gt;,&lt;1,17&gt;)],appl(prod(sort("Stat"),[lex("Identifier"),layouts("Whitespace"),lit(":="),layouts("Whitespace"),sort("Exp")],{}),[appl(prod(lex("Identifier"),[iter(\char-class([range(97,122)]))],{}),[appl(regular(iter(\char-class([range(97,122)]))),[char(98)])[@loc=|file://-|(17,1,&lt;1,17&gt;,&lt;1,18&gt;)]])[@loc=|file://-|(17,1,&lt;1,17&gt;,&lt;1,18&gt;)],appl(prod(layouts("Whitespace"),[\iter-star(\char-class([range(32,32)]))],{}),[appl(regular(\iter-star(\char-class([range(32,32)]))),[])[@loc=|file://-|(18,0,&lt;1,18&gt;,&lt;1,18&gt;)]])[@loc=|file://-|(18,0,&lt;1,18&gt;,&lt;1,18&gt;)],appl(prod(lit(":="),[\char-class([range(58,58)]),\char-class([range(61,61)])],{}),[char(58),char(61)]),appl(prod(layouts("Whitespace"),[\iter-star(\char-class([range(32,32)]))],{}),[appl(regular(\iter-star(\char-class([range(32,32)]))),[])[@loc=|file://-|(20,0,&lt;1,20&gt;,&lt;1,20&gt;)]])[@loc=|file://-|(20,0,&lt;1,20&gt;,&lt;1,20&gt;)],appl(prod(sort("Exp"),[lex("IntegerLiteral")],{}),[appl(prod(lex("IntegerLiteral"),[iter(\char-class([range(48,57)]))],{}),[appl(regular(iter(\char-class([range(48,57)]))),[char(50)])[@loc=|file://-|(20,1,&lt;1,20&gt;,&lt;1,21&gt;)]])[@loc=|file://-|(20,1,&lt;1,20&gt;,&lt;1,21&gt;)]])[@loc=|file://-|(20,1,&lt;1,20&gt;,&lt;1,21&gt;)]])[@loc=|file://-|(17,4,&lt;1,17&gt;,&lt;1,21&gt;)],appl(prod(layouts("Whitespace"),[\iter-star(\char-class([range(32,32)]))],{}),[appl(regular(\iter-star(\char-class([range(32,32)]))),[])[@loc=|file://-|(21,0,&lt;1,21&gt;,&lt;1,21&gt;)]])[@loc=|file://-|(21,0,&lt;1,21&gt;,&lt;1,21&gt;)],appl(prod(lit(";"),[\char-class([range(59,59)])],{}),[char(59)]),appl(prod(layouts("Whitespace"),[\iter-star(\char-class([range(32,32)]))],{}),[appl(regular(\iter-star(\char-class([range(32,32)]))),[])[@loc=|file://-|(22,0,&lt;1,22&gt;,&lt;1,22&gt;)]])[@loc=|file://-|(22,0,&lt;1,22&gt;,&lt;1,22&gt;)],appl(prod(sort("Stat"),[lex("Identifier"),layouts("Whitespace"),lit(":="),layouts("Whitespace"),sort("Exp")],{}),[appl(prod(lex("Identifier"),[iter(\char-class([range(97,122)]))],{}),[appl(regular(iter(\char-class([range(97,122)]))),[char(100)])[@loc=|file://-|(22,1,&lt;1,22&gt;,&lt;1,23&gt;)]])[@loc=|file://-|(22,1,&lt;1,22&gt;,&lt;1,23&gt;)],appl(prod(layouts("Whitespace"),[\iter-star(\char-class([range(32,32)]))],{}),[appl(regular(\iter-star(\char-class([range(32,32)]))),[])[@loc=|file://-|(23,0,&lt;1,23&gt;,&lt;1,23&gt;)]])[@loc=|file://-|(23,0,&lt;1,23&gt;,&lt;1,23&gt;)],appl(prod(lit(":="),[\char-class([range(58,58)]),\char-class([range(61,61)])],{}),[char(58),char(61)]),appl(prod(layouts("Whitespace"),[\iter-star(\char-class([range(32,32)]))],{}),[appl(regular(\iter-star(\char-class([range(32,32)]))),[])[@loc=|file://-|(25,0,&lt;1,25&gt;,&lt;1,25&gt;)]])[@loc=|file://-|(25,0,&lt;1,25&gt;,&lt;1,25&gt;)],appl(prod(sort("Exp"),[lex("IntegerLiteral")],{}),[appl(prod(lex("IntegerLiteral"),[iter(\char-class([range(48,57)]))],{}),[appl(regular(iter(\char-class([range(48,57)]))),[char(53)])[@loc=|file://-|(25,1,&lt;1,25&gt;,&lt;1,26&gt;)]])[@loc=|file://-|(25,1,&lt;1,25&gt;,&lt;1,26&gt;)]])[@loc=|file://-|(25,1,&lt;1,25&gt;,&lt;1,26&gt;)]])[@loc=|file://-|(22,4,&lt;1,22&gt;,&lt;1,26&gt;)]], 9, 1, lit(";")) ☞ ; instruction: SUBSCRIPTLIST; message: 10 &gt;= the current size of the list (9)null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functionality/ConcretePatternTests2.rsc|(2265,229,&lt;40,0&gt;,&lt;40,229&gt;): FALSE 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functionality/ConcretePatternTests2.rsc|(2057,207,&lt;39,0&gt;,&lt;39,207&gt;): FALSE 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functionality/ConcretePatternTests2.rsc|(1849,207,&lt;38,0&gt;,&lt;38,207&gt;): FALSE 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functionality/ConcretePatternTests2.rsc|(1642,206,&lt;37,0&gt;,&lt;37,206&gt;): FALSE 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functionality/ConcretePatternTests2.rsc|(1082,112,&lt;32,0&gt;,&lt;32,112&gt;): FALSE 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functionality/ConcretePatternTests2.rsc|(742,62,&lt;29,0&gt;,&lt;29,62&gt;): FALSE 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functionality/ConcretePatternTests2.rsc|(616,60,&lt;25,0&gt;,&lt;25,60&gt;): FALSE 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functionality/ConcretePatternTests2.rsc|(555,60,&lt;24,0&gt;,&lt;24,60&gt;): FALSE 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functionality/ConcretePatternTests2.rsc|(496,58,&lt;23,0&gt;,&lt;23,58&gt;): FALSE 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functionality/ConcretePatternTests2.rsc|(441,54,&lt;22,0&gt;,&lt;22,54&gt;): FALSE 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functionality/ConcreteSyntaxTests1.rsc|(336,78,&lt;17,0&gt;,&lt;17,78&gt;): FALSE 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functionality/ConcreteSyntaxTests1.rsc|(277,57,&lt;15,0&gt;,&lt;15,57&gt;): FALSE 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functionality/KeywordParameterImportTests.rsc|(1965,155,&lt;55,0&gt;,&lt;62,1&gt;): FALSE NoSuchField("a")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functionality/KeywordParameterImportTests.rsc|(1456,80,&lt;43,0&gt;,&lt;44,27&gt;): FALSE NoSuchField("a")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functionality/KeywordParameterImportTests.rsc|(1374,80,&lt;40,0&gt;,&lt;41,27&gt;): FALSE NoSuchField("f")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functionality/KeywordParameterImportTests.rsc|(1131,139,&lt;28,0&gt;,&lt;36,1&gt;): FALSE NoSuchField("e")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functionality/KeywordParameterImportTests.rsc|(1027,45,&lt;25,0&gt;,&lt;25,45&gt;): FALSE NoSuchField("h")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functionality/KeywordParameterImportTests.rsc|(981,45,&lt;24,0&gt;,&lt;24,45&gt;): FALSE NoSuchField("f")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functionality/KeywordParameterImportTests.rsc|(935,45,&lt;23,0&gt;,&lt;23,45&gt;): FALSE NoSuchField("d")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functionality/KeywordParameterImportTests.rsc|(889,45,&lt;22,0&gt;,&lt;22,45&gt;): FALSE NoSuchField("a")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functionality/KeywordParameterImportTests.rsc|(686,44,&lt;17,0&gt;,&lt;17,44&gt;): FALSE NoSuchField("d")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functionality/KeywordParameterImportTests.rsc|(641,44,&lt;16,0&gt;,&lt;16,44&gt;): FALSE NoSuchField("a")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functionality/RangeTests.rsc|(1874,61,&lt;47,0&gt;,&lt;47,61&gt;): FALSE 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functionality/RangeTests.rsc|(1814,58,&lt;46,0&gt;,&lt;46,58&gt;): FALSE 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basic/Equality.rsc|(1213,94,&lt;27,0&gt;,&lt;27,94&gt;): FALSE 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basic/Equality.rsc|(1122,89,&lt;26,0&gt;,&lt;26,89&gt;): FALSE 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basic/Memoization.rsc|(450,183,&lt;26,0&gt;,&lt;35,1&gt;): FALSE test fails for arguments: {"`5"} 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library/analysis/statistics/DescriptiveTests.rsc|(1258,165,&lt;49,0&gt;,&lt;53,1&gt;): FALSE "This one should never be called"test fails for arguments: [0.9138151620403895,4479282r64773179,0.22452053721920884,-895472113] 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library/analysis/statistics/DescriptiveTests.rsc|(1082,174,&lt;43,0&gt;,&lt;47,1&gt;): FALSE "This one should never be called"test fails for arguments: [-119102130,310129973r192174549] 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library/analysis/statistics/DescriptiveTests.rsc|(933,147,&lt;37,0&gt;,&lt;41,1&gt;): FALSE "This one should never be called"test fails for arguments: [301257799r392651300,1562290579,317963404r545641273] 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library/analysis/statistics/DescriptiveTests.rsc|(377,191,&lt;14,0&gt;,&lt;19,1&gt;): FALSE "This one should never be called"test fails for arguments: [1871833243] 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imports/ImportTests1.rsc|(205,73,&lt;11,0&gt;,&lt;14,1&gt;): FALSE </text:p>
          </table:table-cell>
          <table:table-cell table:number-columns-repeated="1023"/>
        </table:table-row>
        <table:table-row table:style-name="ro1">
          <table:table-cell table:style-name="ce24"/>
          <table:table-cell table:number-columns-repeated="1023"/>
        </table:table-row>
        <table:table-row table:style-name="ro1">
          <table:table-cell table:style-name="ce24" office:value-type="string" calcext:value-type="string">
            <text:p>SUMMARY: 4119 tests executed; 44 failed; 0 ignored</text:p>
          </table:table-cell>
          <table:table-cell table:number-columns-repeated="1023"/>
        </table:table-row>
        <table:table-row table:style-name="ro1">
          <table:table-cell table:style-name="ce24"/>
          <table:table-cell table:number-columns-repeated="1023"/>
        </table:table-row>
        <table:table-row table:style-name="ro1">
          <table:table-cell table:style-name="ce24" office:value-type="string" calcext:value-type="string">
            <text:p>CRASHED TESTS: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yaml/Model.rsc|: Java("CompilerError","Internal compiler error: In function lang::yaml::Model/equalNodes(adt(\"Node\",[]);adt(\"Node\",[]);)#157/equalNodesRec(adt(\"Node\",[]);adt(\"Node\",[]);)#175 : No enum constant org.rascalmpl.library.experiments.Compiler.RVM.Interpreter.RascalPrimitive.equal_int")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functionality/ConcretePatternTests2.rsc|: Internal compiler error: Executing function SKIP_OPTIONAL_SEPARATOR([appl(prod(sort("Stat"),[lex("Identifier"),layouts("Whitespace"),lit(":="),layouts("Whitespace"),sort("Exp")],{}),[appl(prod(lex("Identifier"),[iter(\char-class([range(97,122)]))],{}),[appl(regular(iter(\char-class([range(97,122)]))),[char(97)])[@loc=|file://-|(10,1,&lt;1,10&gt;,&lt;1,11&gt;)]])[@loc=|file://-|(10,1,&lt;1,10&gt;,&lt;1,11&gt;)],appl(prod(layouts("Whitespace"),[\iter-star(\char-class([range(32,32)]))],{}),[appl(regular(\iter-star(\char-class([range(32,32)]))),[char(32)])[@loc=|file://-|(11,1,&lt;1,11&gt;,&lt;1,12&gt;)]])[@loc=|file://-|(11,1,&lt;1,11&gt;,&lt;1,12&gt;)],appl(prod(lit(":="),[\char-class([range(58,58)]),\char-class([range(61,61)])],{}),[char(58),char(61)]),appl(prod(layouts("Whitespace"),[\iter-star(\char-class([range(32,32)]))],{}),[appl(regular(\iter-star(\char-class([range(32,32)]))),[char(32)])[@loc=|file://-|(14,1,&lt;1,14&gt;,&lt;1,15&gt;)]])[@loc=|file://-|(14,1,&lt;1,14&gt;,&lt;1,15&gt;)],appl(prod(sort("Exp"),[lex("IntegerLiteral")],{}),[appl(prod(lex("IntegerLiteral"),[iter(\char-class([range(48,57)]))],{}),[appl(regular(iter(\char-class([range(48,57)]))),[char(49)])[@loc=|file://-|(15,1,&lt;1,15&gt;,&lt;1,16&gt;)]])[@loc=|file://-|(15,1,&lt;1,15&gt;,&lt;1,16&gt;)]])[@loc=|file://-|(15,1,&lt;1,15&gt;,&lt;1,16&gt;)]])[@loc=|file://-|(10,6,&lt;1,10&gt;,&lt;1,16&gt;)],appl(prod(layouts("Whitespace"),[\iter-star(\char-class([range(32,32)]))],{}),[appl(regular(\iter-star(\char-class([range(32,32)]))),[])[@loc=|file://-|(16,0,&lt;1,16&gt;,&lt;1,16&gt;)]])[@loc=|file://-|(16,0,&lt;1,16&gt;,&lt;1,16&gt;)],appl(prod(lit(";"),[\char-class([range(59,59)])],{}),[char(59)]),appl(prod(layouts("Whitespace"),[\iter-star(\char-class([range(32,32)]))],{}),[appl(regular(\iter-star(\char-class([range(32,32)]))),[])[@loc=|file://-|(17,0,&lt;1,17&gt;,&lt;1,17&gt;)]])[@loc=|file://-|(17,0,&lt;1,17&gt;,&lt;1,17&gt;)],appl(prod(sort("Stat"),[lex("Identifier"),layouts("Whitespace"),lit(":="),layouts("Whitespace"),sort("Exp")],{}),[appl(prod(lex("Identifier"),[iter(\char-class([range(97,122)]))],{}),[appl(regular(iter(\char-class([range(97,122)]))),[char(98)])[@loc=|file://-|(17,1,&lt;1,17&gt;,&lt;1,18&gt;)]])[@loc=|file://-|(17,1,&lt;1,17&gt;,&lt;1,18&gt;)],appl(prod(layouts("Whitespace"),[\iter-star(\char-class([range(32,32)]))],{}),[appl(regular(\iter-star(\char-class([range(32,32)]))),[])[@loc=|file://-|(18,0,&lt;1,18&gt;,&lt;1,18&gt;)]])[@loc=|file://-|(18,0,&lt;1,18&gt;,&lt;1,18&gt;)],appl(prod(lit(":="),[\char-class([range(58,58)]),\char-class([range(61,61)])],{}),[char(58),char(61)]),appl(prod(layouts("Whitespace"),[\iter-star(\char-class([range(32,32)]))],{}),[appl(regular(\iter-star(\char-class([range(32,32)]))),[])[@loc=|file://-|(20,0,&lt;1,20&gt;,&lt;1,20&gt;)]])[@loc=|file://-|(20,0,&lt;1,20&gt;,&lt;1,20&gt;)],appl(prod(sort("Exp"),[lex("IntegerLiteral")],{}),[appl(prod(lex("IntegerLiteral"),[iter(\char-class([range(48,57)]))],{}),[appl(regular(iter(\char-class([range(48,57)]))),[char(50)])[@loc=|file://-|(20,1,&lt;1,20&gt;,&lt;1,21&gt;)]])[@loc=|file://-|(20,1,&lt;1,20&gt;,&lt;1,21&gt;)]])[@loc=|file://-|(20,1,&lt;1,20&gt;,&lt;1,21&gt;)]])[@loc=|file://-|(17,4,&lt;1,17&gt;,&lt;1,21&gt;)],appl(prod(layouts("Whitespace"),[\iter-star(\char-class([range(32,32)]))],{}),[appl(regular(\iter-star(\char-class([range(32,32)]))),[])[@loc=|file://-|(21,0,&lt;1,21&gt;,&lt;1,21&gt;)]])[@loc=|file://-|(21,0,&lt;1,21&gt;,&lt;1,21&gt;)],appl(prod(lit(";"),[\char-class([range(59,59)])],{}),[char(59)]),appl(prod(layouts("Whitespace"),[\iter-star(\char-class([range(32,32)]))],{}),[appl(regular(\iter-star(\char-class([range(32,32)]))),[])[@loc=|file://-|(22,0,&lt;1,22&gt;,&lt;1,22&gt;)]])[@loc=|file://-|(22,0,&lt;1,22&gt;,&lt;1,22&gt;)],appl(prod(sort("Stat"),[lex("Identifier"),layouts("Whitespace"),lit(":="),layouts("Whitespace"),sort("Exp")],{}),[appl(prod(lex("Identifier"),[iter(\char-class([range(97,122)]))],{}),[appl(regular(iter(\char-class([range(97,122)]))),[char(100)])[@loc=|file://-|(22,1,&lt;1,22&gt;,&lt;1,23&gt;)]])[@loc=|file://-|(22,1,&lt;1,22&gt;,&lt;1,23&gt;)],appl(prod(layouts("Whitespace"),[\iter-star(\char-class([range(32,32)]))],{}),[appl(regular(\iter-star(\char-class([range(32,32)]))),[])[@loc=|file://-|(23,0,&lt;1,23&gt;,&lt;1,23&gt;)]])[@loc=|file://-|(23,0,&lt;1,23&gt;,&lt;1,23&gt;)],appl(prod(lit(":="),[\char-class([range(58,58)]),\char-class([range(61,61)])],{}),[char(58),char(61)]),appl(prod(layouts("Whitespace"),[\iter-star(\char-class([range(32,32)]))],{}),[appl(regular(\iter-star(\char-class([range(32,32)]))),[])[@loc=|file://-|(25,0,&lt;1,25&gt;,&lt;1,25&gt;)]])[@loc=|file://-|(25,0,&lt;1,25&gt;,&lt;1,25&gt;)],appl(prod(sort("Exp"),[lex("IntegerLiteral")],{}),[appl(prod(lex("IntegerLiteral"),[iter(\char-class([range(48,57)]))],{}),[appl(regular(iter(\char-class([range(48,57)]))),[char(53)])[@loc=|file://-|(25,1,&lt;1,25&gt;,&lt;1,26&gt;)]])[@loc=|file://-|(25,1,&lt;1,25&gt;,&lt;1,26&gt;)]])[@loc=|file://-|(25,1,&lt;1,25&gt;,&lt;1,26&gt;)]])[@loc=|file://-|(22,4,&lt;1,22&gt;,&lt;1,26&gt;)]], 9, 1, lit(";")) ☞ ; instruction: SUBSCRIPTLIST; message: 10 &gt;= the current size of the list (9)null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functionality/FunctionCompositionTests.rsc|: Cannot execute due to compilation errors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functionality/KeywordParameterImportTests.rsc|: NoSuchField("a")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functionality/KeywordParameterImportTests.rsc|: NoSuchField("a")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functionality/KeywordParameterImportTests.rsc|: NoSuchField("f")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functionality/KeywordParameterImportTests.rsc|: NoSuchField("e")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functionality/KeywordParameterImportTests.rsc|: NoSuchField("h")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functionality/KeywordParameterImportTests.rsc|: NoSuchField("f")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functionality/KeywordParameterImportTests.rsc|: NoSuchField("d")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functionality/KeywordParameterImportTests.rsc|: NoSuchField("a")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functionality/KeywordParameterImportTests.rsc|: NoSuchField("d")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functionality/KeywordParameterImportTests.rsc|: NoSuchField("a")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library/analysis/statistics/RangeUtilsTests.rsc|: Cannot execute due to compilation errors</text:p>
          </table:table-cell>
          <table:table-cell table:number-columns-repeated="1023"/>
        </table:table-row>
        <table:table-row table:style-name="ro1" table:number-rows-repeated="104839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llRascalTests" table:style-name="ta1">
        <table:table-column table:style-name="co1" table:number-columns-repeated="1024" table:default-cell-style-name="ce5"/>
        <table:table-row table:style-name="ro1">
          <table:table-cell table:style-name="ce2" office:value-type="string" calcext:value-type="string">
            <text:p>TESTS RUN AT $2014-12-02T12:11:48.297+00:00$</text:p>
          </table:table-cell>
          <table:table-cell table:number-columns-repeated="1023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2" office:value-type="string" calcext:value-type="string">
            <text:p>RESULTS PER FILE: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AccumulatingTests.rsc|: 13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AliasTests.rsc|: 22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AnnotationTests.rsc|: 14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AssignmentTests.rsc|: 50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BacktrackingTests.rsc|: 26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CallTests.rsc|: 74 tests executed; 1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ComprehensionTests.rsc|: 229 tests executed; 0 failed; 3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ConcretePatternTests1.rsc|: 52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ConcretePatternTests2.rsc|: 16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ConcreteSyntaxTests1.rsc|: 9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ConcreteSyntaxTests2.rsc|: 6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DataDeclarationTests.rsc|: 46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DataTypeTests.rsc|: 698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DeclarationTests.rsc|: 3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FunctionCompositionTests.rsc|: 27 tests executed; 1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InterpolationTests.rsc|: 9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PatternTests.rsc|: 337 tests executed; 0 failed; 3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PatternTestsDescendant.rsc|: 9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PatternTestsList3.rsc|: 49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ProjectionTests.rsc|: 2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RangeTests.rsc|: 25 tests executed; 2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ReducerTests.rsc|: 4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RegExpTests.rsc|: 61 tests executed; 0 failed; 1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ScopeTests.rsc|: 2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SetMatchTests1.rsc|: 51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SetMatchTests2.rsc|: 68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StatementTests.rsc|: 51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SubscriptTests.rsc|: 38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TryCatchTests.rsc|: 20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VisitTests.rsc|: 113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basic/Booleans.rsc|: 11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basic/Equality.rsc|: 63 tests executed; 2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basic/Functions.rsc|: 3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basic/Integers.rsc|: 20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basic/IO.rsc|: 10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basic/ListRelations.rsc|: 19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basic/Lists.rsc|: 108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basic/Locations.rsc|: 28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basic/Maps.rsc|: 23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basic/Matching.rsc|: 10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basic/Memoization.rsc|: 2 tests executed; 1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basic/Nodes.rsc|: 32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basic/Relations.rsc|: 19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basic/Sets.rsc|: 36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basic/SolvedIssues.rsc|: 3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basic/Strings.rsc|: 63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basic/Tuples.rsc|: 6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library/lang/csv/CSVIOTests.rsc|: 10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library/lang/json/JSONIOTests.rsc|: 30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library/BooleanTests.rsc|: 14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library/GraphTests.rsc|: 23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library/IntegerTests.rsc|: 11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library/ListRelationTests.rsc|: 146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library/ListTests.rsc|: 235 tests executed; 0 failed; 1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library/MapTests.rsc|: 36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library/MathTests.rsc|: 112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library/NodeTests.rsc|: 25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library/NumberTests.rsc|: 41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library/RelationTests.rsc|: 53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library/SetTests.rsc|: 55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library/StringTests.rsc|: 125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library/ValueIOTests.rsc|: 43 tests executed; 0 failed; 1 ignored</text:p>
          </table:table-cell>
          <table:table-cell table:number-columns-repeated="1023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2" office:value-type="string" calcext:value-type="string">
            <text:p>Failed/IGNORED TESTS:</text:p>
          </table:table-cell>
          <table:table-cell table:number-columns-repeated="1023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2" office:value-type="string" calcext:value-type="string">
            <text:p>FAILED TESTS: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CallTests.rsc|(2334,156,&lt;81,0&gt;,&lt;86,1&gt;): FALSE 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FunctionCompositionTests.rsc|(7116,568,&lt;227,0&gt;,&lt;236,1&gt;): FALSE 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RangeTests.rsc|(1874,61,&lt;47,0&gt;,&lt;47,61&gt;): FALSE 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RangeTests.rsc|(1814,58,&lt;46,0&gt;,&lt;46,58&gt;): FALSE 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basic/Equality.rsc|(1213,94,&lt;27,0&gt;,&lt;27,94&gt;): FALSE 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basic/Equality.rsc|(1122,89,&lt;26,0&gt;,&lt;26,89&gt;): FALSE 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basic/Memoization.rsc|(450,183,&lt;26,0&gt;,&lt;35,1&gt;): FALSE test fails for arguments: {[-43438951r68807278],"柉"($2522-04-27T19:16:56.453+00:00$)} </text:p>
          </table:table-cell>
          <table:table-cell table:number-columns-repeated="1023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2" office:value-type="string" calcext:value-type="string">
            <text:p>IGNORED TESTS: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ComprehensionTests.rsc|(6619,64,&lt;145,0&gt;,&lt;146,37&gt;):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ComprehensionTests.rsc|(6554,64,&lt;143,2&gt;,&lt;144,37&gt;):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ComprehensionTests.rsc|(6487,64,&lt;141,0&gt;,&lt;142,37&gt;):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PatternTests.rsc|(5957,115,&lt;140,0&gt;,&lt;141,107&gt;):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PatternTests.rsc|(5700,139,&lt;132,1&gt;,&lt;133,130&gt;):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PatternTests.rsc|(3858,129,&lt;85,0&gt;,&lt;85,129&gt;):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RegExpTests.rsc|(6054,108,&lt;124,0&gt;,&lt;126,48&gt;):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library/ListTests.rsc|(2150,103,&lt;58,0&gt;,&lt;58,103&gt;):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library/ValueIOTests.rsc|(3253,103,&lt;97,0&gt;,&lt;98,95&gt;): IGNORED</text:p>
          </table:table-cell>
          <table:table-cell table:number-columns-repeated="1023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2" office:value-type="string" calcext:value-type="string">
            <text:p>SUMMARY: 3539 tests executed; 7 failed; 9 ignored</text:p>
          </table:table-cell>
          <table:table-cell table:number-columns-repeated="1023"/>
        </table:table-row>
        <table:table-row table:style-name="ro1" table:number-rows-repeated="14">
          <table:table-cell table:style-name="ce2"/>
          <table:table-cell table:number-columns-repeated="1023"/>
        </table:table-row>
        <table:table-row table:style-name="ro1" table:number-rows-repeated="18">
          <table:table-cell table:style-name="ce4"/>
          <table:table-cell table:number-columns-repeated="1023"/>
        </table:table-row>
        <table:table-row table:style-name="ro1" table:number-rows-repeated="10484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mbedded Tests" table:style-name="ta1">
        <table:table-column table:style-name="co1" table:number-columns-repeated="1024" table:default-cell-style-name="ce7"/>
        <table:table-row table:style-name="ro1">
          <table:table-cell table:style-name="ce6" office:value-type="string" calcext:value-type="string">
            <text:p>TESTS RUN AT $2014-12-02T12:19:37.039+00:00$</text:p>
          </table:table-cell>
          <table:table-cell table:number-columns-repeated="1023"/>
        </table:table-row>
        <table:table-row table:style-name="ro1">
          <table:table-cell table:style-name="ce6"/>
          <table:table-cell table:number-columns-repeated="1023"/>
        </table:table-row>
        <table:table-row table:style-name="ro1">
          <table:table-cell table:style-name="ce6" office:value-type="string" calcext:value-type="string">
            <text:p>RESULTS PER FILE: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basic/Ackermann.rsc|: 2 tests executed; 0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basic/Bubble.rsc|: 9 tests executed; 1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basic/Factorial.rsc|: 4 tests executed; 0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common/Calls.rsc|: 9 tests executed; 0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common/ColoredTrees.rsc|: 3 tests executed; 0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common/CountConstructors.rsc|: 2 tests executed; 0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common/Cycles.rsc|: 3 tests executed; 0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common/Derivative.rsc|: 2 tests executed; 0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common/Lift.rsc|: 1 tests executed; 0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common/StringTemplate.rsc|: 1 tests executed; 1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common/Trans.rsc|: 1 tests executed; 0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common/WordReplacement.rsc|: 4 tests executed; 0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common/WordCount/CountInLine1.rsc|: 2 tests executed; 0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common/WordCount/CountInLine2.rsc|: 2 tests executed; 0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common/WordCount/CountInLine3.rsc|: 2 tests executed; 0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common/WordCount/WordCount.rsc|: 12 tests executed; 0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Dominators.rsc|: 2 tests executed; 0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lang/Exp/Abstract/Eval.rsc|: 4 tests executed; 0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lang/Exp/Combined/Automatic/Eval.rsc|: 8 tests executed; 1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lang/Exp/Concrete/NoLayout/Eval.rsc|: 4 tests executed; 4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lang/Exp/Concrete/WithLayout/Eval.rsc|: 4 tests executed; 4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lang/Func/Test.rsc|: 4 tests executed; 2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lang/Lisra/Test.rsc|: 29 tests executed; 2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McCabe.rsc|: 3 tests executed; 0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ReachingDefs.rsc|: 3 tests executed; 0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Slicing.rsc|: 7 tests executed; 0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Uninit.rsc|: 2 tests executed; 0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format/Escape.rsc|: 5 tests executed; 0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format/Grammar.rsc|: 24 tests executed; 2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grammar/definition/Characters.rsc|: 15 tests executed; 1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grammar/Lookahead.rsc|: 48 tests executed; 2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syntax/tests/ExpressionGrammars.rsc|: 15 tests executed; 0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syntax/tests/ImplodeTests.rsc|: 2 tests executed; 2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syntax/tests/KnownIssues.rsc|: 1 tests executed; 1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syntax/tests/ParsingRegressionTests.rsc|: 26 tests executed; 2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syntax/tests/PreBootstrap.rsc|: 6 tests executed; 2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syntax/tests/SolvedIssues.rsc|: 11 tests executed; 10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yaml/Model.rsc|: 1 tests executed; 1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util/PriorityQueue.rsc|: 1 tests executed; 0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util/UUID.rsc|: 1 tests executed; 0 failed; 0 ignored</text:p>
          </table:table-cell>
          <table:table-cell table:number-columns-repeated="1023"/>
        </table:table-row>
        <table:table-row table:style-name="ro1">
          <table:table-cell table:style-name="ce6"/>
          <table:table-cell table:number-columns-repeated="1023"/>
        </table:table-row>
        <table:table-row table:style-name="ro1">
          <table:table-cell table:style-name="ce6" office:value-type="string" calcext:value-type="string">
            <text:p>Failed/IGNORED TESTS:</text:p>
          </table:table-cell>
          <table:table-cell table:number-columns-repeated="1023"/>
        </table:table-row>
        <table:table-row table:style-name="ro1">
          <table:table-cell table:style-name="ce6"/>
          <table:table-cell table:number-columns-repeated="1023"/>
        </table:table-row>
        <table:table-row table:style-name="ro1">
          <table:table-cell table:style-name="ce6" office:value-type="string" calcext:value-type="string">
            <text:p>FAILED TESTS: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basic/Bubble.rsc|(2093,56,&lt;76,0&gt;,&lt;76,56&gt;): FALSE test fails for arguments: [399035830,1239358212,-1980750201] 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common/StringTemplate.rsc|(2251,75,&lt;85,0&gt;,&lt;86,42&gt;): FALSE 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lang/Exp/Combined/Automatic/Eval.rsc|(353,43,&lt;12,0&gt;,&lt;12,43&gt;): FALSE IllegalArgument(amb({appl(prod(label("mul",sort("Exp")),[sort("Exp"),layouts("LAYOUTLIST"),lit("*"),layouts("LAYOUTLIST"),sort("Exp")],{assoc(left())}),[appl(prod(label("add",sort("Exp")),[sort("Exp"),layouts("LAYOUTLIST"),lit("+"),layouts("LAYOUTLIST"),sort("Exp")],{assoc(left())}),[appl(prod(label("con",sort("Exp")),[lex("IntegerLiteral")],{}),[appl(prod(lex("IntegerLiteral"),[iter(\char-class([range(48,57)]))],{}),[appl(regular(iter(\char-class([range(48,57)]))),[char(51)])[@loc=|file://-|(0,1,&lt;1,0&gt;,&lt;1,1&gt;)]])[@loc=|file://-|(0,1,&lt;1,0&gt;,&lt;1,1&gt;)]])[@loc=|file://-|(0,1,&lt;1,0&gt;,&lt;1,1&gt;)],appl(prod(layouts("LAYOUTLIST"),[conditional(\iter-star(lex("LAYOUT")),{\not-follow(\char-class([range(9,10),range(13,13),range(32,32)]))})],{}),[appl(regular(\iter-star(lex("LAYOUT"))),[])[@loc=|file://-|(1,0,&lt;1,1&gt;,&lt;1,1&gt;)]])[@loc=|file://-|(1,0,&lt;1,1&gt;,&lt;1,1&gt;)],appl(prod(lit("+"),[\char-class([range(43,43)])],{}),[char(43)]),appl(prod(layouts("LAYOUTLIST"),[conditional(\iter-star(lex("LAYOUT")),{\not-follow(\char-class([range(9,10),range(13,13),range(32,32)]))})],{}),[appl(regular(\iter-star(lex("LAYOUT"))),[])[@loc=|file://-|(2,0,&lt;1,2&gt;,&lt;1,2&gt;)]])[@loc=|file://-|(2,0,&lt;1,2&gt;,&lt;1,2&gt;)],appl(prod(label("con",sort("Exp")),[lex("IntegerLiteral")],{}),[appl(prod(lex("IntegerLiteral"),[iter(\char-class([range(48,57)]))],{}),[appl(regular(iter(\char-class([range(48,57)]))),[char(52)])[@loc=|file://-|(2,1,&lt;1,2&gt;,&lt;1,3&gt;)]])[@loc=|file://-|(2,1,&lt;1,2&gt;,&lt;1,3&gt;)]])[@loc=|file://-|(2,1,&lt;1,2&gt;,&lt;1,3&gt;)]])[@loc=|file://-|(0,3,&lt;1,0&gt;,&lt;1,3&gt;)],appl(prod(layouts("LAYOUTLIST"),[conditional(\iter-star(lex("LAYOUT")),{\not-follow(\char-class([range(9,10),range(13,13),range(32,32)]))})],{}),[appl(regular(\iter-star(lex("LAYOUT"))),[])[@loc=|file://-|(3,0,&lt;1,3&gt;,&lt;1,3&gt;)]])[@loc=|file://-|(3,0,&lt;1,3&gt;,&lt;1,3&gt;)],appl(prod(lit("*"),[\char-class([range(42,42)])],{}),[char(42)]),appl(prod(layouts("LAYOUTLIST"),[conditional(\iter-star(lex("LAYOUT")),{\not-follow(\char-class([range(9,10),range(13,13),range(32,32)]))})],{}),[appl(regular(\iter-star(lex("LAYOUT"))),[])[@loc=|file://-|(4,0,&lt;1,4&gt;,&lt;1,4&gt;)]])[@loc=|file://-|(4,0,&lt;1,4&gt;,&lt;1,4&gt;)],appl(prod(label("con",sort("Exp")),[lex("IntegerLiteral")],{}),[appl(prod(lex("IntegerLiteral"),[iter(\char-class([range(48,57)]))],{}),[appl(regular(iter(\char-class([range(48,57)]))),[char(53)])[@loc=|file://-|(4,1,&lt;1,4&gt;,&lt;1,5&gt;)]])[@loc=|file://-|(4,1,&lt;1,4&gt;,&lt;1,5&gt;)]])[@loc=|file://-|(4,1,&lt;1,4&gt;,&lt;1,5&gt;)]])[@loc=|file://-|(0,5,&lt;1,0&gt;,&lt;1,5&gt;)],appl(prod(label("add",sort("Exp")),[sort("Exp"),layouts("LAYOUTLIST"),lit("+"),layouts("LAYOUTLIST"),sort("Exp")],{assoc(left())}),[appl(prod(label("con",sort("Exp")),[lex("IntegerLiteral")],{}),[appl(prod(lex("IntegerLiteral"),[iter(\char-class([range(48,57)]))],{}),[appl(regular(iter(\char-class([range(48,57)]))),[char(51)])[@loc=|file://-|(0,1,&lt;1,0&gt;,&lt;1,1&gt;)]])[@loc=|file://-|(0,1,&lt;1,0&gt;,&lt;1,1&gt;)]])[@loc=|file://-|(0,1,&lt;1,0&gt;,&lt;1,1&gt;)],appl(prod(layouts("LAYOUTLIST"),[conditional(\iter-star(lex("LAYOUT")),{\not-follow(\char-class([range(9,10),range(13,13),range(32,32)]))})],{}),[appl(regular(\iter-star(lex("LAYOUT"))),[])[@loc=|file://-|(1,0,&lt;1,1&gt;,&lt;1,1&gt;)]])[@loc=|file://-|(1,0,&lt;1,1&gt;,&lt;1,1&gt;)],appl(prod(lit("+"),[\char-class([range(43,43)])],{}),[char(43)]),appl(prod(layouts("LAYOUTLIST"),[conditional(\iter-star(lex("LAYOUT")),{\not-follow(\char-class([range(9,10),range(13,13),range(32,32)]))})],{}),[appl(regular(\iter-star(lex("LAYOUT"))),[])[@loc=|file://-|(2,0,&lt;1,2&gt;,&lt;1,2&gt;)]])[@loc=|file://-|(2,0,&lt;1,2&gt;,&lt;1,2&gt;)],appl(prod(label("mul",sort("Exp")),[sort("Exp"),layouts("LAYOUTLIST"),lit("*"),layouts("LAYOUTLIST"),sort("Exp")],{assoc(left())}),[appl(prod(label("con",sort("Exp")),[lex("IntegerLiteral")],{}),[appl(prod(lex("IntegerLiteral"),[iter(\char-class([range(48,57)]))],{}),[appl(regular(iter(\char-class([range(48,57)]))),[char(52)])[@loc=|file://-|(2,1,&lt;1,2&gt;,&lt;1,3&gt;)]])[@loc=|file://-|(2,1,&lt;1,2&gt;,&lt;1,3&gt;)]])[@loc=|file://-|(2,1,&lt;1,2&gt;,&lt;1,3&gt;)],appl(prod(layouts("LAYOUTLIST"),[conditional(\iter-star(lex("LAYOUT")),{\not-follow(\char-class([range(9,10),range(13,13),range(32,32)]))})],{}),[appl(regular(\iter-star(lex("LAYOUT"))),[])[@loc=|file://-|(3,0,&lt;1,3&gt;,&lt;1,3&gt;)]])[@loc=|file://-|(3,0,&lt;1,3&gt;,&lt;1,3&gt;)],appl(prod(lit("*"),[\char-class([range(42,42)])],{}),[char(42)]),appl(prod(layouts("LAYOUTLIST"),[conditional(\iter-star(lex("LAYOUT")),{\not-follow(\char-class([range(9,10),range(13,13),range(32,32)]))})],{}),[appl(regular(\iter-star(lex("LAYOUT"))),[])[@loc=|file://-|(4,0,&lt;1,4&gt;,&lt;1,4&gt;)]])[@loc=|file://-|(4,0,&lt;1,4&gt;,&lt;1,4&gt;)],appl(prod(label("con",sort("Exp")),[lex("IntegerLiteral")],{}),[appl(prod(lex("IntegerLiteral"),[iter(\char-class([range(48,57)]))],{}),[appl(regular(iter(\char-class([range(48,57)]))),[char(53)])[@loc=|file://-|(4,1,&lt;1,4&gt;,&lt;1,5&gt;)]])[@loc=|file://-|(4,1,&lt;1,4&gt;,&lt;1,5&gt;)]])[@loc=|file://-|(4,1,&lt;1,4&gt;,&lt;1,5&gt;)]])[@loc=|file://-|(2,3,&lt;1,2&gt;,&lt;1,5&gt;)]])[@loc=|file://-|(0,5,&lt;1,0&gt;,&lt;1,5&gt;)]})[@loc=|file://-|(0,5,&lt;1,0&gt;,&lt;1,5&gt;)],"Ambiguous node should match with set and not Exp")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lang/Exp/Concrete/NoLayout/Eval.rsc|(640,43,&lt;17,0&gt;,&lt;17,43&gt;): FALSE ParseError(|file://-|(0,1,&lt;1,0&gt;,&lt;1,1&gt;))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lang/Exp/Concrete/NoLayout/Eval.rsc|(598,41,&lt;16,0&gt;,&lt;16,41&gt;): FALSE ParseError(|file://-|(0,1,&lt;1,0&gt;,&lt;1,1&gt;))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lang/Exp/Concrete/NoLayout/Eval.rsc|(556,41,&lt;15,0&gt;,&lt;15,41&gt;): FALSE ParseError(|file://-|(0,1,&lt;1,0&gt;,&lt;1,1&gt;))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lang/Exp/Concrete/NoLayout/Eval.rsc|(517,38,&lt;14,0&gt;,&lt;14,38&gt;): FALSE ParseError(|file://-|(0,1,&lt;1,0&gt;,&lt;1,1&gt;))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lang/Exp/Concrete/WithLayout/Eval.rsc|(717,47,&lt;21,0&gt;,&lt;21,47&gt;): FALSE ParseError(|file://-|(0,1,&lt;1,0&gt;,&lt;1,1&gt;))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lang/Exp/Concrete/WithLayout/Eval.rsc|(673,43,&lt;20,0&gt;,&lt;20,43&gt;): FALSE ParseError(|file://-|(0,1,&lt;1,0&gt;,&lt;1,1&gt;))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lang/Exp/Concrete/WithLayout/Eval.rsc|(629,43,&lt;19,0&gt;,&lt;19,43&gt;): FALSE ParseError(|file://-|(0,1,&lt;1,0&gt;,&lt;1,1&gt;))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lang/Exp/Concrete/WithLayout/Eval.rsc|(589,39,&lt;18,0&gt;,&lt;18,39&gt;): FALSE ParseError(|file://-|(0,1,&lt;1,0&gt;,&lt;1,1&gt;))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|project://rascal/src/org/rascalmpl/library/demo/lang/Func/Test.rsc|(1301,82,&lt;65,0&gt;,&lt;65,82&gt;): FALSE IllegalArgument(appl(prod(label("prog",sort("Prog")),[\iter-star-seps(sort("Func"),[layouts("LAYOUTLIST")])],{}),[appl(regular(\iter-star-seps(sort("Func"),[layouts("LAYOUTLIST")])),[appl(prod(label("func",sort("Func")),[label("name",lex("Ident")),layouts("LAYOUTLIST"),lit("("),layouts("LAYOUTLIST"),\iter-star-seps(lex("Ident"),[layouts("LAYOUTLIST"),lit(","),layouts("LAYOUTLIST")]),layouts("LAYOUTLIST"),lit(")"),layouts("LAYOUTLIST"),lit("="),layouts("LAYOUTLIST"),sort("Exp")],{}),[appl(prod(lex("Ident"),[\char-class([range(65,90),range(97,122)]),conditional(\iter-star(\char-class([range(48,57),range(65,90),range(97,122)])),{\not-follow(\char-class([range(48,57),range(65,90),range(97,122)]))})],{}),[char(115),appl(regular(\iter-star(\char-class([range(48,57),range(65,90),range(97,122)]))),[char(119),char(97),char(112)])[@loc=|file://-|(1,3,&lt;1,1&gt;,&lt;1,4&gt;)]])[@loc=|file://-|(0,4,&lt;1,0&gt;,&lt;1,4&gt;)],appl(prod(layouts("LAYOUTLIST"),[conditional(\iter-star(lex("LAYOUT")),{\not-follow(\char-class([range(9,10),range(13,13),range(32,32)]))})],{}),[appl(regular(\iter-star(lex("LAYOUT"))),[])[@loc=|file://-|(4,0,&lt;1,4&gt;,&lt;1,4&gt;)]])[@loc=|file://-|(4,0,&lt;1,4&gt;,&lt;1,4&gt;)],appl(prod(lit("("),[\char-class([range(40,40)])],{}),[char(40)]),appl(prod(layouts("LAYOUTLIST"),[conditional(\iter-star(lex("LAYOUT")),{\not-follow(\char-class([range(9,10),range(13,13),range(32,32)]))})],{}),[appl(regular(\iter-star(lex("LAYOUT"))),[])[@loc=|file://-|(5,0,&lt;1,5&gt;,&lt;1,5&gt;)]])[@loc=|file://-|(5,0,&lt;1,5&gt;,&lt;1,5&gt;)],appl(regular(\iter-star-seps(lex("Ident"),[layouts("LAYOUTLIST"),lit(","),layouts("LAYOUTLIST")])),[appl(prod(lex("Ident"),[\char-class([range(65,90),range(97,122)]),conditional(\iter-star(\char-class([range(48,57),range(65,90),range(97,122)])),{\not-follow(\char-class([range(48,57),range(65,90),range(97,122)]))})],{}),[char(97),appl(regular(\iter-star(\char-class([range(48,57),range(65,90),range(97,122)]))),[])[@loc=|file://-|(6,0,&lt;1,6&gt;,&lt;1,6&gt;)]])[@loc=|file://-|(5,1,&lt;1,5&gt;,&lt;1,6&gt;)],appl(prod(layouts("LAYOUTLIST"),[conditional(\iter-star(lex("LAYOUT")),{\not-follow(\char-class([range(9,10),range(13,13),range(32,32)]))})],{}),[appl(regular(\iter-star(lex("LAYOUT"))),[])[@loc=|file://-|(6,0,&lt;1,6&gt;,&lt;1,6&gt;)]])[@loc=|file://-|(6,0,&lt;1,6&gt;,&lt;1,6&gt;)],appl(prod(lit(","),[\char-class([range(44,44)])],{}),[char(44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7,1,&lt;1,7&gt;,&lt;1,8&gt;)]])[@loc=|file://-|(7,1,&lt;1,7&gt;,&lt;1,8&gt;)]])[@loc=|file://-|(7,1,&lt;1,7&gt;,&lt;1,8&gt;)],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9,0,&lt;1,9&gt;,&lt;1,9&gt;)]])[@loc=|file://-|(8,1,&lt;1,8&gt;,&lt;1,9&gt;)]])[@loc=|file://-|(5,4,&lt;1,5&gt;,&lt;1,9&gt;)],appl(prod(layouts("LAYOUTLIST"),[conditional(\iter-star(lex("LAYOUT")),{\not-follow(\char-class([range(9,10),range(13,13),range(32,32)]))})],{}),[appl(regular(\iter-star(lex("LAYOUT"))),[])[@loc=|file://-|(9,0,&lt;1,9&gt;,&lt;1,9&gt;)]])[@loc=|file://-|(9,0,&lt;1,9&gt;,&lt;1,9&gt;)],appl(prod(lit(")"),[\char-class([range(41,41)])],{}),[char(4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10,1,&lt;1,10&gt;,&lt;1,11&gt;)]])[@loc=|file://-|(10,1,&lt;1,10&gt;,&lt;1,11&gt;)]])[@loc=|file://-|(10,1,&lt;1,10&gt;,&lt;1,11&gt;)],appl(prod(lit("="),[\char-class([range(61,61)])],{}),[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12,1,&lt;1,12&gt;,&lt;2,0&gt;)],appl(prod(lex("LAYOUT"),[\char-class([range(9,10),range(13,13),range(32,32)])],{}),[char(9)])[@loc=|file://-|(13,1,&lt;2,0&gt;,&lt;2,1&gt;)],appl(prod(lex("LAYOUT"),[\char-class([range(9,10),range(13,13),range(32,32)])],{}),[char(9)])[@loc=|file://-|(14,1,&lt;2,1&gt;,&lt;2,2&gt;)],appl(prod(lex("LAYOUT"),[\char-class([range(9,10),range(13,13),range(32,32)])],{}),[char(9)])[@loc=|file://-|(15,1,&lt;2,2&gt;,&lt;2,3&gt;)],appl(prod(lex("LAYOUT"),[\char-class([range(9,10),range(13,13),range(32,32)])],{}),[char(9)])[@loc=|file://-|(16,1,&lt;2,3&gt;,&lt;2,4&gt;)],appl(prod(lex("LAYOUT"),[\char-class([range(9,10),range(13,13),range(32,32)])],{}),[char(9)])[@loc=|file://-|(17,1,&lt;2,4&gt;,&lt;2,5&gt;)],appl(prod(lex("LAYOUT"),[\char-class([range(9,10),range(13,13),range(32,32)])],{}),[char(32)])[@loc=|file://-|(18,1,&lt;2,5&gt;,&lt;2,6&gt;)],appl(prod(lex("LAYOUT"),[\char-class([range(9,10),range(13,13),range(32,32)])],{}),[char(32)])[@loc=|file://-|(19,1,&lt;2,6&gt;,&lt;2,7&gt;)]])[@loc=|file://-|(12,8,&lt;1,12&gt;,&lt;2,7&gt;)]])[@loc=|file://-|(12,8,&lt;1,12&gt;,&lt;2,7&gt;)],appl(prod(label("let",sort("Exp")),[lit("let"),layouts("LAYOUTLIST"),\iter-star-seps(sort("Binding"),[layouts("LAYOUTLIST"),lit(","),layouts("LAYOUTLIST")]),layouts("LAYOUTLIST"),lit("in"),layouts("LAYOUTLIST"),sort("Exp"),layouts("LAYOUTLIST"),lit("end")],{}),[appl(prod(lit("let"),[\char-class([range(108,108)]),\char-class([range(101,101)]),\char-class([range(116,116)])],{}),[char(108),char(101),char(116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3,1,&lt;2,10&gt;,&lt;2,11&gt;)],appl(prod(lex("LAYOUT"),[\char-class([range(9,10),range(13,13),range(32,32)])],{}),[char(10)])[@loc=|file://-|(24,1,&lt;2,11&gt;,&lt;3,0&gt;)],appl(prod(lex("LAYOUT"),[\char-class([range(9,10),range(13,13),range(32,32)])],{}),[char(9)])[@loc=|file://-|(25,1,&lt;3,0&gt;,&lt;3,1&gt;)],appl(prod(lex("LAYOUT"),[\char-class([range(9,10),range(13,13),range(32,32)])],{}),[char(9)])[@loc=|file://-|(26,1,&lt;3,1&gt;,&lt;3,2&gt;)],appl(prod(lex("LAYOUT"),[\char-class([range(9,10),range(13,13),range(32,32)])],{}),[char(9)])[@loc=|file://-|(27,1,&lt;3,2&gt;,&lt;3,3&gt;)],appl(prod(lex("LAYOUT"),[\char-class([range(9,10),range(13,13),range(32,32)])],{}),[char(9)])[@loc=|file://-|(28,1,&lt;3,3&gt;,&lt;3,4&gt;)],appl(prod(lex("LAYOUT"),[\char-class([range(9,10),range(13,13),range(32,32)])],{}),[char(9)])[@loc=|file://-|(29,1,&lt;3,4&gt;,&lt;3,5&gt;)],appl(prod(lex("LAYOUT"),[\char-class([range(9,10),range(13,13),range(32,32)])],{}),[char(32)])[@loc=|file://-|(30,1,&lt;3,5&gt;,&lt;3,6&gt;)],appl(prod(lex("LAYOUT"),[\char-class([range(9,10),range(13,13),range(32,32)])],{}),[char(32)])[@loc=|file://-|(31,1,&lt;3,6&gt;,&lt;3,7&gt;)],appl(prod(lex("LAYOUT"),[\char-class([range(9,10),range(13,13),range(32,32)])],{}),[char(32)])[@loc=|file://-|(32,1,&lt;3,7&gt;,&lt;3,8&gt;)],appl(prod(lex("LAYOUT"),[\char-class([range(9,10),range(13,13),range(32,32)])],{}),[char(32)])[@loc=|file://-|(33,1,&lt;3,8&gt;,&lt;3,9&gt;)]])[@loc=|file://-|(23,11,&lt;2,10&gt;,&lt;3,9&gt;)]])[@loc=|file://-|(23,11,&lt;2,10&gt;,&lt;3,9&gt;)],appl(regular(\iter-star-seps(sort("Binding"),[layouts("LAYOUTLIST"),lit(","),layouts("LAYOUTLIST")])),[appl(prod(label("binding",sort("Binding")),[lex("Ident"),layouts("LAYOUTLIST"),lit("="),layouts("LAYOUTLIST"),sort("Exp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35,3,&lt;3,10&gt;,&lt;3,13&gt;)]])[@loc=|file://-|(34,4,&lt;3,9&gt;,&lt;3,13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38,1,&lt;3,13&gt;,&lt;3,14&gt;)]])[@loc=|file://-|(38,1,&lt;3,13&gt;,&lt;3,14&gt;)]])[@loc=|file://-|(38,1,&lt;3,13&gt;,&lt;3,14&gt;)],appl(prod(lit("="),[\char-class([range(61,61)])],{}),[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40,1,&lt;3,15&gt;,&lt;3,16&gt;)]])[@loc=|file://-|(40,1,&lt;3,15&gt;,&lt;3,16&gt;)]])[@loc=|file://-|(40,1,&lt;3,15&gt;,&lt;3,16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42,0,&lt;3,17&gt;,&lt;3,17&gt;)]])[@loc=|file://-|(42,0,&lt;3,17&gt;,&lt;3,17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7),appl(regular(\iter-star(\char-class([range(48,57),range(65,90),range(97,122)]))),[])[@loc=|file://-|(43,0,&lt;3,18&gt;,&lt;3,18&gt;)]])[@loc=|file://-|(42,1,&lt;3,17&gt;,&lt;3,18&gt;)]])[@loc=|file://-|(42,1,&lt;3,17&gt;,&lt;3,18&gt;)]])[@loc=|file://-|(41,2,&lt;3,16&gt;,&lt;3,18&gt;)]])[@loc=|file://-|(34,9,&lt;3,9&gt;,&lt;3,18&gt;)]])[@loc=|file://-|(34,9,&lt;3,9&gt;,&lt;3,18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43,1,&lt;3,18&gt;,&lt;4,0&gt;)],appl(prod(lex("LAYOUT"),[\char-class([range(9,10),range(13,13),range(32,32)])],{}),[char(9)])[@loc=|file://-|(44,1,&lt;4,0&gt;,&lt;4,1&gt;)],appl(prod(lex("LAYOUT"),[\char-class([range(9,10),range(13,13),range(32,32)])],{}),[char(9)])[@loc=|file://-|(45,1,&lt;4,1&gt;,&lt;4,2&gt;)],appl(prod(lex("LAYOUT"),[\char-class([range(9,10),range(13,13),range(32,32)])],{}),[char(9)])[@loc=|file://-|(46,1,&lt;4,2&gt;,&lt;4,3&gt;)],appl(prod(lex("LAYOUT"),[\char-class([range(9,10),range(13,13),range(32,32)])],{}),[char(9)])[@loc=|file://-|(47,1,&lt;4,3&gt;,&lt;4,4&gt;)],appl(prod(lex("LAYOUT"),[\char-class([range(9,10),range(13,13),range(32,32)])],{}),[char(9)])[@loc=|file://-|(48,1,&lt;4,4&gt;,&lt;4,5&gt;)],appl(prod(lex("LAYOUT"),[\char-class([range(9,10),range(13,13),range(32,32)])],{}),[char(32)])[@loc=|file://-|(49,1,&lt;4,5&gt;,&lt;4,6&gt;)],appl(prod(lex("LAYOUT"),[\char-class([range(9,10),range(13,13),range(32,32)])],{}),[char(32)])[@loc=|file://-|(50,1,&lt;4,6&gt;,&lt;4,7&gt;)]])[@loc=|file://-|(43,8,&lt;3,18&gt;,&lt;4,7&gt;)]])[@loc=|file://-|(43,8,&lt;3,18&gt;,&lt;4,7&gt;)],appl(prod(lit("in"),[\char-class([range(105,105)]),\char-class([range(110,110)])],{}),[char(105),char(110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53,1,&lt;4,9&gt;,&lt;5,0&gt;)],appl(prod(lex("LAYOUT"),[\char-class([range(9,10),range(13,13),range(32,32)])],{}),[char(9)])[@loc=|file://-|(54,1,&lt;5,0&gt;,&lt;5,1&gt;)],appl(prod(lex("LAYOUT"),[\char-class([range(9,10),range(13,13),range(32,32)])],{}),[char(9)])[@loc=|file://-|(55,1,&lt;5,1&gt;,&lt;5,2&gt;)],appl(prod(lex("LAYOUT"),[\char-class([range(9,10),range(13,13),range(32,32)])],{}),[char(9)])[@loc=|file://-|(56,1,&lt;5,2&gt;,&lt;5,3&gt;)],appl(prod(lex("LAYOUT"),[\char-class([range(9,10),range(13,13),range(32,32)])],{}),[char(9)])[@loc=|file://-|(57,1,&lt;5,3&gt;,&lt;5,4&gt;)],appl(prod(lex("LAYOUT"),[\char-class([range(9,10),range(13,13),range(32,32)])],{}),[char(9)])[@loc=|file://-|(58,1,&lt;5,4&gt;,&lt;5,5&gt;)],appl(prod(lex("LAYOUT"),[\char-class([range(9,10),range(13,13),range(32,32)])],{}),[char(32)])[@loc=|file://-|(59,1,&lt;5,5&gt;,&lt;5,6&gt;)],appl(prod(lex("LAYOUT"),[\char-class([range(9,10),range(13,13),range(32,32)])],{}),[char(32)])[@loc=|file://-|(60,1,&lt;5,6&gt;,&lt;5,7&gt;)],appl(prod(lex("LAYOUT"),[\char-class([range(9,10),range(13,13),range(32,32)])],{}),[char(32)])[@loc=|file://-|(61,1,&lt;5,7&gt;,&lt;5,8&gt;)],appl(prod(lex("LAYOUT"),[\char-class([range(9,10),range(13,13),range(32,32)])],{}),[char(32)])[@loc=|file://-|(62,1,&lt;5,8&gt;,&lt;5,9&gt;)]])[@loc=|file://-|(53,10,&lt;4,9&gt;,&lt;5,9&gt;)]])[@loc=|file://-|(53,10,&lt;4,9&gt;,&lt;5,9&gt;)],amb({appl(prod(label("assign",sort("Exp")),[sort("Exp"),layouts("LAYOUTLIST"),lit(":="),layouts("LAYOUTLIST"),sort("Exp")],{assoc(right())}),[amb({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64,0,&lt;5,10&gt;,&lt;5,10&gt;)]])[@loc=|file://-|(64,0,&lt;5,10&gt;,&lt;5,10&gt;)],amb({appl(prod(label("seq",sort("Exp")),[sort("Exp"),layouts("LAYOUTLIST"),lit(";"),layouts("LAYOUTLIST"),sort("Exp")],{assoc(right())}),[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7),appl(regular(\iter-star(\char-class([range(48,57),range(65,90),range(97,122)]))),[])[@loc=|file://-|(65,0,&lt;5,11&gt;,&lt;5,11&gt;)]])[@loc=|file://-|(64,1,&lt;5,10&gt;,&lt;5,11&gt;)]])[@loc=|file://-|(64,1,&lt;5,10&gt;,&lt;5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5,1,&lt;5,11&gt;,&lt;5,12&gt;)]])[@loc=|file://-|(65,1,&lt;5,11&gt;,&lt;5,12&gt;)]])[@loc=|file://-|(65,1,&lt;5,11&gt;,&lt;5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8,1,&lt;5,14&gt;,&lt;5,15&gt;)]])[@loc=|file://-|(68,1,&lt;5,14&gt;,&lt;5,15&gt;)]])[@loc=|file://-|(68,1,&lt;5,14&gt;,&lt;5,15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])[@loc=|file://-|(69,2,&lt;5,15&gt;,&lt;5,17&gt;)]])[@loc=|file://-|(64,7,&lt;5,10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</text:p>
            <text:p>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])[@loc=|file://-|(64,20,&lt;5,10&gt;,&lt;6,11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7),appl(regular(\iter-star(\char-class([range(48,57),range(65,90),range(97,122)]))),[])[@loc=|file://-|(65,0,&lt;5,11&gt;,&lt;5,11&gt;)]])[@loc=|file://-|(64,1,&lt;5,10&gt;,&lt;5,11&gt;)]])[@loc=|file://-|(64,1,&lt;5,10&gt;,&lt;5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5,1,&lt;5,11&gt;,&lt;5,12&gt;)]])[@loc=|file://-|(65,1,&lt;5,11&gt;,&lt;5,12&gt;)]])[@loc=|file://-|(65,1,&lt;5,11&gt;,&lt;5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8,1,&lt;5,14&gt;,&lt;5,15&gt;)]])[@loc=|file://-|(68,1,&lt;5,14&gt;,&lt;5,15&gt;)]])[@loc=|file://-|(68,1,&lt;5,14&gt;,&lt;5,15&gt;)],amb({appl(prod(label("seq",sort("Exp")),[sort("Exp"),layouts("LAYOUTLIST"),lit(";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])[@loc=|file://-|(69,2,&lt;5,15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])[@loc=|file://-|(69,15,&lt;5,15&gt;,&lt;6,11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seq",sort("Exp")),[sort("Exp"),layouts("LAYOUTLIST"),lit(";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])[@loc=|file://-|(70,14,&lt;5,16&gt;,&lt;6,11&gt;)]])[@loc=|file://-|(69,15,&lt;5,15&gt;,&lt;6,11&gt;)]})[@loc=|file://-|(69,15,&lt;5,15&gt;,&lt;6,11&gt;)]])[@loc=|file://-|(64,20,&lt;5,10&gt;,&lt;6,11&gt;)]})[@loc=|file://-|(64,20,&lt;5,10&gt;,&lt;6,11&gt;)]])[@loc=|file://-|(63,21,&lt;5,9&gt;,&lt;6,11&gt;)],appl(prod(label("seq",sort("Exp")),[sort("Exp"),layouts("LAYOUTLIST"),lit(";"),layouts("LAYOUTLIST"),sort("Exp")],{assoc(right())}),[amb({appl(prod(label("assign",sort("Exp")),[sort("Exp"),layouts("LAYOUTLIST"),lit(":=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64,0,&lt;5,10&gt;,&lt;5,10&gt;)]])[@loc=|file://-|(64,0,&lt;5,10&gt;,&lt;5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7),appl(regular(\iter-star(\char-class([range(48,57),range(65,90),range(97,122)]))),[])[@loc=|file://-|(65,0,&lt;5,11&gt;,&lt;5,11&gt;)]])[@loc=|file://-|(64,1,&lt;5,10&gt;,&lt;5,11&gt;)]])[@loc=|file://-|(64,1,&lt;5,10&gt;,&lt;5,11&gt;)]])[@loc=|file://-|(63,2,&lt;5,9&gt;,&lt;5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5,1,&lt;5,11&gt;,&lt;5,12&gt;)]])[@loc=|file://-|(65,1,&lt;5,11&gt;,&lt;5,12&gt;)]])[@loc=|file://-|(65,1,&lt;5,11&gt;,&lt;5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8,1,&lt;5,14&gt;,&lt;5,15&gt;)]])[@loc=|file://-|(68,1,&lt;5,14&gt;,&lt;5,15&gt;)]])[@loc=|file://-|(68,1,&lt;5,14&gt;,&lt;5,15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])[@loc=|file://-|(69,2,&lt;5,15&gt;,&lt;5,17&gt;)]])[@loc=|file://-|(63,8,&lt;5,9&gt;,&lt;5,17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64,0,&lt;5,10&gt;,&lt;5,10&gt;)]])[@loc=|file://-|(64,0,&lt;5,10&gt;,&lt;5,10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7),appl(regular(\iter-star(\char-class([range(48,57),range(65,90),range(97,122)]))),[])[@loc=|file://-|(65,0,&lt;5,11&gt;,&lt;5,11&gt;)]])[@loc=|file://-|(64,1,&lt;5,10&gt;,&lt;5,11&gt;)]])[@loc=|file://-|(64,1,&lt;5,10&gt;,&lt;5,11&gt;)],appl(prod(layouts("LAYOUTLIST"),[condit</text:p>
            <text:p>onal(\iter-star(lex("LAYOUT")),{\not-follow(\char-class([range(9,10),range(13,13),range(32,32)]))})],{}),[appl(regular(\iter-star(lex("LAYOUT"))),[appl(prod(lex("LAYOUT"),[\char-class([range(9,10),range(13,13),range(32,32)])],{}),[char(32)])[@loc=|file://-|(65,1,&lt;5,11&gt;,&lt;5,12&gt;)]])[@loc=|file://-|(65,1,&lt;5,11&gt;,&lt;5,12&gt;)]])[@loc=|file://-|(65,1,&lt;5,11&gt;,&lt;5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8,1,&lt;5,14&gt;,&lt;5,15&gt;)]])[@loc=|file://-|(68,1,&lt;5,14&gt;,&lt;5,15&gt;)]])[@loc=|file://-|(68,1,&lt;5,14&gt;,&lt;5,15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])[@loc=|file://-|(69,2,&lt;5,15&gt;,&lt;5,17&gt;)]])[@loc=|file://-|(64,7,&lt;5,10&gt;,&lt;5,17&gt;)]])[@loc=|file://-|(63,8,&lt;5,9&gt;,&lt;5,17&gt;)]})[@loc=|file://-|(63,8,&lt;5,9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])[@loc=|file://-|(63,21,&lt;5,9&gt;,&lt;6,11&gt;)]})[@loc=|file://-|(63,21,&lt;5,9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63,29,&lt;5,9&gt;,&lt;6,19&gt;)],appl(prod(label("assign",sort("Exp")),[sort("Exp"),layouts("LAYOUTLIST"),lit(":=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64,0,&lt;5,10&gt;,&lt;5,10&gt;)]])[@loc=|file://-|(64,0,&lt;5,10&gt;,&lt;5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7),appl(regular(\iter-star(\char-class([range(48,57),range(65,90),range(97,122)]))),[])[@loc=|file://-|(65,0,&lt;5,11&gt;,&lt;5,11&gt;)]])[@loc=|file://-|(64,1,&lt;5,10&gt;,&lt;5,11&gt;)]])[@loc=|file://-|(64,1,&lt;5,10&gt;,&lt;5,11&gt;)]])[@loc=|file://-|(63,2,&lt;5,9&gt;,&lt;5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5,1,&lt;5,11&gt;,&lt;5,12&gt;)]])[@loc=|file://-|(65,1,&lt;5,11&gt;,&lt;5,12&gt;)]])[@loc=|file://-|(65,1,&lt;5,11&gt;,&lt;5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8,1,&lt;5,14&gt;,&lt;5,15&gt;)]])[@loc=|file://-|(68,1,&lt;5,14&gt;,&lt;5,15&gt;)]])[@loc=|file://-|(68,1,&lt;5,14&gt;,&lt;5,15&gt;)],amb({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mb({appl(prod(label("assign",sort("Exp")),[sort("Exp"),layouts("LAYOUTLIST"),lit(":="),layouts("LAYOUTLIST"),sort("Exp")],{assoc(right())}),[appl(prod(label("seq",sort("Exp")),[sort("Exp"),layouts("LAYOUTLIST"),lit(";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])[@loc=|file://-|(70,14,&lt;5,16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70,22,&lt;5,16&gt;,&lt;6,19&gt;)],appl(prod(label("seq",sort("Exp")),[sort("Exp"),layouts("LAYOUTLIST"),lit(";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mb({appl(prod(label("assign",sort("Exp")),[sort("Exp"),layouts("LAYOUTLIST"),lit(":="),la</text:p>
            <text:p>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82,10,&lt;6,9&gt;,&lt;6,1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83,9,&lt;6,10&gt;,&lt;6,19&gt;)]])[@loc=|file://-|(82,10,&lt;6,9&gt;,&lt;6,19&gt;)]})[@loc=|file://-|(82,10,&lt;6,9&gt;,&lt;6,19&gt;)]])[@loc=|file://-|(70,22,&lt;5,16&gt;,&lt;6,19&gt;)]})[@loc=|file://-|(70,22,&lt;5,16&gt;,&lt;6,19&gt;)]])[@loc=|file://-|(69,23,&lt;5,15&gt;,&lt;6,19&gt;)],appl(prod(label("seq",sort("Exp")),[sort("Exp"),layouts("LAYOUTLIST"),lit(";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])[@loc=|file://-|(69,2,&lt;5,15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mb({appl(prod(label("assign",sort("Exp")),[sort("Exp"),layouts("LAYOUTLIST"),lit(":=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82,10,&lt;6,9&gt;,&lt;6,1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83,9,&lt;6,10&gt;,&lt;6,19&gt;)]])[@loc=|file://-|(82,10,&lt;6,9&gt;,&lt;6,19&gt;)]})[@loc=|file://-|(82,10,&lt;6,9&gt;,&lt;6,19&gt;)]])[@loc=|file://-|(69,23,&lt;5,15&gt;,&lt;6,19&gt;)],appl(prod(label("assign",sort("Exp")),[sort("Exp"),layouts("LAYOUTLIST"),lit(":="),layouts("LAYOUTLIST"),sort("Exp")],{assoc(right())}),[amb({appl(prod(label("seq",sort("Exp")),[sort("Exp"),layouts("LAYOUTLIST"),lit(";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])[@loc=|file://-|(69,2,&lt;5,15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ppl(p</text:p>
            <text:p>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])[@loc=|file://-|(69,15,&lt;5,15&gt;,&lt;6,11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seq",sort("Exp")),[sort("Exp"),layouts("LAYOUTLIST"),lit(";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])[@loc=|file://-|(70,14,&lt;5,16&gt;,&lt;6,11&gt;)]])[@loc=|file://-|(69,15,&lt;5,15&gt;,&lt;6,11&gt;)]})[@loc=|file://-|(69,15,&lt;5,15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69,23,&lt;5,15&gt;,&lt;6,19&gt;)]})[@loc=|file://-|(69,23,&lt;5,15&gt;,&lt;6,19&gt;)]])[@loc=|file://-|(63,29,&lt;5,9&gt;,&lt;6,1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64,0,&lt;5,10&gt;,&lt;5,10&gt;)]])[@loc=|file://-|(64,0,&lt;5,10&gt;,&lt;5,10&gt;)],amb({appl(prod(label("seq",sort("Exp")),[sort("Exp"),layouts("LAYOUTLIST"),lit(";"),layouts("LAYOUTLIST"),sort("Exp")],{assoc(right())}),[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7),appl(regular(\iter-star(\char-class([range(48,57),range(65,90),range(97,122)]))),[])[@loc=|file://-|(65,0,&lt;5,11&gt;,&lt;5,11&gt;)]])[@loc=|file://-|(64,1,&lt;5,10&gt;,&lt;5,11&gt;)]])[@loc=|file://-|(64,1,&lt;5,10&gt;,&lt;5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5,1,&lt;5,11&gt;,&lt;5,12&gt;)]])[@loc=|file://-|(65,1,&lt;5,11&gt;,&lt;5,12&gt;)]])[@loc=|file://-|(65,1,&lt;5,11&gt;,&lt;5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8,1,&lt;5,14&gt;,&lt;5,15&gt;)]])[@loc=|file://-|(68,1,&lt;5,14&gt;,&lt;5,15&gt;)]])[@loc=|file://-|(68,1,&lt;5,14&gt;,&lt;5,15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])[@loc=|file://-|(69,2,&lt;5,15&gt;,&lt;5,17&gt;)]])[@loc=|file://-|(64,7,&lt;5,10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mb({appl(prod(label("assign",sort("Exp")),[sort("Exp"),layouts("LAYOUTLIST"),lit(":=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82,10,&lt;6,9&gt;,&lt;6,1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</text:p>
            <text:p>file://-|(88,4,&lt;6,15&gt;,&lt;6,19&gt;)]])[@loc=|file://-|(88,4,&lt;6,15&gt;,&lt;6,19&gt;)]])[@loc=|file://-|(83,9,&lt;6,10&gt;,&lt;6,19&gt;)]])[@loc=|file://-|(82,10,&lt;6,9&gt;,&lt;6,19&gt;)]})[@loc=|file://-|(82,10,&lt;6,9&gt;,&lt;6,19&gt;)]])[@loc=|file://-|(64,28,&lt;5,10&gt;,&lt;6,19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7),appl(regular(\iter-star(\char-class([range(48,57),range(65,90),range(97,122)]))),[])[@loc=|file://-|(65,0,&lt;5,11&gt;,&lt;5,11&gt;)]])[@loc=|file://-|(64,1,&lt;5,10&gt;,&lt;5,11&gt;)]])[@loc=|file://-|(64,1,&lt;5,10&gt;,&lt;5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5,1,&lt;5,11&gt;,&lt;5,12&gt;)]])[@loc=|file://-|(65,1,&lt;5,11&gt;,&lt;5,12&gt;)]])[@loc=|file://-|(65,1,&lt;5,11&gt;,&lt;5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8,1,&lt;5,14&gt;,&lt;5,15&gt;)]])[@loc=|file://-|(68,1,&lt;5,14&gt;,&lt;5,15&gt;)]])[@loc=|file://-|(68,1,&lt;5,14&gt;,&lt;5,15&gt;)],amb({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mb({appl(prod(label("assign",sort("Exp")),[sort("Exp"),layouts("LAYOUTLIST"),lit(":="),layouts("LAYOUTLIST"),sort("Exp")],{assoc(right())}),[appl(prod(label("seq",sort("Exp")),[sort("Exp"),layouts("LAYOUTLIST"),lit(";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])[@loc=|file://-|(70,14,&lt;5,16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70,22,&lt;5,16&gt;,&lt;6,19&gt;)],appl(prod(label("seq",sort("Exp")),[sort("Exp"),layouts("LAYOUTLIST"),lit(";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mb({appl(prod(label("assign",sort("Exp")),[sort("Exp"),layouts("LAYOUTLIST"),lit(":=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82,10,&lt;6,9&gt;,&lt;6,1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83,9,&lt;6,10&gt;,&lt;6,19&gt;)]])[@loc=|file://-|(82,10,&lt;6,9&gt;,&lt;6,19&gt;)]})[@loc=|file://-|(82,10,&lt;6,9&gt;,&lt;6,19&gt;)]])[@loc=|file://-|(70,22,&lt;5,16&gt;,&lt;6,19&gt;)]})[@loc=|file://-|(70,22,&lt;5,16&gt;,&lt;6,19&gt;)]])[@loc=|file://-|(69,23,&lt;5,15&gt;,&lt;6,19&gt;)],appl(prod(label("seq",sort("Exp")),[sort("Exp"),layouts("LAYOUTLIST"),lit(";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])[@loc=|file://-|(69,2,&lt;5,15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</text:p>
            <text:p>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mb({appl(prod(label("assign",sort("Exp")),[sort("Exp"),layouts("LAYOUTLIST"),lit(":=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82,10,&lt;6,9&gt;,&lt;6,1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83,9,&lt;6,10&gt;,&lt;6,19&gt;)]])[@loc=|file://-|(82,10,&lt;6,9&gt;,&lt;6,19&gt;)]})[@loc=|file://-|(82,10,&lt;6,9&gt;,&lt;6,19&gt;)]])[@loc=|file://-|(69,23,&lt;5,15&gt;,&lt;6,19&gt;)],appl(prod(label("assign",sort("Exp")),[sort("Exp"),layouts("LAYOUTLIST"),lit(":="),layouts("LAYOUTLIST"),sort("Exp")],{assoc(right())}),[amb({appl(prod(label("seq",sort("Exp")),[sort("Exp"),layouts("LAYOUTLIST"),lit(";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])[@loc=|file://-|(69,2,&lt;5,15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])[@loc=|file://-|(69,15,&lt;5,15&gt;,&lt;6,11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seq",sort("Exp")),[sort("Exp"),layouts("LAYOUTLIST"),lit(";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])[@loc=|file://-|(70,14,&lt;5,16&gt;,&lt;6,11&gt;)]])[@loc=|file://-|(69,15,&lt;5,15&gt;,&lt;6,11&gt;)]})[@loc=|file://-|(69,15,&lt;5,15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69,23,&lt;5,15&gt;,&lt;6,19&gt;)]})[@loc=|file://-|(69,23,&lt;5,15&gt;,&lt;6,19&gt;)]])[@loc=|file://-|(64,28,&lt;5,10&gt;,&lt;6,19&gt;)],appl(pro</text:p>
            <text:p>(label("assign",sort("Exp")),[sort("Exp"),layouts("LAYOUTLIST"),lit(":="),layouts("LAYOUTLIST"),sort("Exp")],{assoc(right())}),[appl(prod(label("seq",sort("Exp")),[sort("Exp"),layouts("LAYOUTLIST"),lit(";"),layouts("LAYOUTLIST"),sort("Exp")],{assoc(right())}),[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7),appl(regular(\iter-star(\char-class([range(48,57),range(65,90),range(97,122)]))),[])[@loc=|file://-|(65,0,&lt;5,11&gt;,&lt;5,11&gt;)]])[@loc=|file://-|(64,1,&lt;5,10&gt;,&lt;5,11&gt;)]])[@loc=|file://-|(64,1,&lt;5,10&gt;,&lt;5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5,1,&lt;5,11&gt;,&lt;5,12&gt;)]])[@loc=|file://-|(65,1,&lt;5,11&gt;,&lt;5,12&gt;)]])[@loc=|file://-|(65,1,&lt;5,11&gt;,&lt;5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8,1,&lt;5,14&gt;,&lt;5,15&gt;)]])[@loc=|file://-|(68,1,&lt;5,14&gt;,&lt;5,15&gt;)]])[@loc=|file://-|(68,1,&lt;5,14&gt;,&lt;5,15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])[@loc=|file://-|(69,2,&lt;5,15&gt;,&lt;5,17&gt;)]])[@loc=|file://-|(64,7,&lt;5,10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])[@loc=|file://-|(64,20,&lt;5,10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64,28,&lt;5,10&gt;,&lt;6,19&gt;)]})[@loc=|file://-|(64,28,&lt;5,10&gt;,&lt;6,19&gt;)]])[@loc=|file://-|(63,29,&lt;5,9&gt;,&lt;6,19&gt;)],appl(prod(label("seq",sort("Exp")),[sort("Exp"),layouts("LAYOUTLIST"),lit(";"),layouts("LAYOUTLIST"),sort("Exp")],{assoc(right())}),[amb({appl(prod(label("assign",sort("Exp")),[sort("Exp"),layouts("LAYOUTLIST"),lit(":=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64,0,&lt;5,10&gt;,&lt;5,10&gt;)]])[@loc=|file://-|(64,0,&lt;5,10&gt;,&lt;5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7),appl(regular(\iter-star(\char-class([range(48,57),range(65,90),range(97,122)]))),[])[@loc=|file://-|(65,0,&lt;5,11&gt;,&lt;5,11&gt;)]])[@loc=|file://-|(64,1,&lt;5,10&gt;,&lt;5,11&gt;)]])[@loc=|file://-|(64,1,&lt;5,10&gt;,&lt;5,11&gt;)]])[@loc=|file://-|(63,2,&lt;5,9&gt;,&lt;5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5,1,&lt;5,11&gt;,&lt;5,12&gt;)]])[@loc=|file://-|(65,1,&lt;5,11&gt;,&lt;5,12&gt;)]])[@loc=|file://-|(65,1,&lt;5,11&gt;,&lt;5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8,1,&lt;5,14&gt;,&lt;5,15&gt;)]])[@loc=|file://-|(68,1,&lt;5,14&gt;,&lt;5,15&gt;)]])[@loc=|file://-|(68,1,&lt;5,14&gt;,&lt;5,15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])[@loc=|file://-|(69,2,&lt;5,15&gt;,&lt;5,17&gt;)]])[@loc=|file://-|(63,8,&lt;5,9&gt;,&lt;5,17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64,0,&lt;5,10&gt;,&lt;5,10&gt;)]])[@loc=|file://-|(64,0,&lt;5,10&gt;,&lt;5,10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7),appl(regular(\iter-star(\char-class([range(48,57),range(65,90),range(97,122)]))),[])[@loc=|file://-|(65,0,&lt;5,11&gt;,&lt;5,11&gt;)]])[@loc=|file://-|(64,1,&lt;5,10&gt;,&lt;5,11&gt;)]])[@loc=|file://-|(64,1,&lt;5,10&gt;,&lt;5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5,1,&lt;5,11&gt;,&lt;5,12&gt;)]])[@loc=|file://-|(65,1,&lt;5,11&gt;,&lt;5,12&gt;)]])[@loc=|file://-|(65,1,&lt;5,11&gt;,&lt;5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8,1,&lt;5,14&gt;,&lt;5,15&gt;)]])[@loc=|file://-|(68,1,&lt;5,14&gt;,&lt;5,15&gt;)]])[@loc=|file://-|(68,1,&lt;5,14&gt;,&lt;5,15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])[@loc=|file://-|(69,2,&lt;5,15&gt;,&lt;5,17&gt;)]])[@loc=|file://-|(64,7,&lt;5,10&gt;,&lt;5,17&gt;)]])[@loc=|file://-|(63,8,&lt;5,9&gt;,&lt;5,17&gt;)]})[@loc=|file://-|(63,8,&lt;5,9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mb({appl(prod(label("assign",sort("Exp")),[sort("Exp"),layouts("LAYOUTLIST"),lit(":=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,appl(prod(layouts("LAYOUTLIST"),[conditional(\iter-star(lex("LAYOUT")),{\not-follow(\char-class([range(9,10),range(13,13),range(32,</text:p>
            <text:p>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82,10,&lt;6,9&gt;,&lt;6,1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83,9,&lt;6,10&gt;,&lt;6,19&gt;)]])[@loc=|file://-|(82,10,&lt;6,9&gt;,&lt;6,19&gt;)]})[@loc=|file://-|(82,10,&lt;6,9&gt;,&lt;6,19&gt;)]])[@loc=|file://-|(63,29,&lt;5,9&gt;,&lt;6,19&gt;)]})[@loc=|file://-|(63,29,&lt;5,9&gt;,&lt;6,19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92,1,&lt;6,19&gt;,&lt;7,0&gt;)],appl(prod(lex("LAYOUT"),[\char-class([range(9,10),range(13,13),range(32,32)])],{}),[char(9)])[@loc=|file://-|(93,1,&lt;7,0&gt;,&lt;7,1&gt;)],appl(prod(lex("LAYOUT"),[\char-class([range(9,10),range(13,13),range(32,32)])],{}),[char(9)])[@loc=|file://-|(94,1,&lt;7,1&gt;,&lt;7,2&gt;)],appl(prod(lex("LAYOUT"),[\char-class([range(9,10),range(13,13),range(32,32)])],{}),[char(9)])[@loc=|file://-|(95,1,&lt;7,2&gt;,&lt;7,3&gt;)],appl(prod(lex("LAYOUT"),[\char-class([range(9,10),range(13,13),range(32,32)])],{}),[char(9)])[@loc=|file://-|(96,1,&lt;7,3&gt;,&lt;7,4&gt;)],appl(prod(lex("LAYOUT"),[\char-class([range(9,10),range(13,13),range(32,32)])],{}),[char(9)])[@loc=|file://-|(97,1,&lt;7,4&gt;,&lt;7,5&gt;)],appl(prod(lex("LAYOUT"),[\char-class([range(9,10),range(13,13),range(32,32)])],{}),[char(32)])[@loc=|file://-|(98,1,&lt;7,5&gt;,&lt;7,6&gt;)],appl(prod(lex("LAYOUT"),[\char-class([range(9,10),range(13,13),range(32,32)])],{}),[char(32)])[@loc=|file://-|(99,1,&lt;7,6&gt;,&lt;7,7&gt;)]])[@loc=|file://-|(92,8,&lt;6,19&gt;,&lt;7,7&gt;)]])[@loc=|file://-|(92,8,&lt;6,19&gt;,&lt;7,7&gt;)],appl(prod(lit("end"),[\char-class([range(101,101)]),\char-class([range(110,110)]),\char-class([range(100,100)])],{}),[char(101),char(110),char(100)])])[@loc=|file://-|(20,83,&lt;2,7&gt;,&lt;7,10&gt;)]])[@loc=|file://-|(0,103,&lt;1,0&gt;,&lt;7,10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103,1,&lt;7,10&gt;,&lt;8,0&gt;)],appl(prod(lex("LAYOUT"),[\char-class([range(9,10),range(13,13),range(32,32)])],{}),[char(9)])[@loc=|file://-|(104,1,&lt;8,0&gt;,&lt;8,1&gt;)],appl(prod(lex("LAYOUT"),[\char-class([range(9,10),range(13,13),range(32,32)])],{}),[char(9)])[@loc=|file://-|(105,1,&lt;8,1&gt;,&lt;8,2&gt;)],appl(prod(lex("LAYOUT"),[\char-class([range(9,10),range(13,13),range(32,32)])],{}),[char(9)])[@loc=|file://-|(106,1,&lt;8,2&gt;,&lt;8,3&gt;)],appl(prod(lex("LAYOUT"),[\char-class([range(9,10),range(13,13),range(32,32)])],{}),[char(9)])[@loc=|file://-|(107,1,&lt;8,3&gt;,&lt;8,4&gt;)],appl(prod(lex("LAYOUT"),[\char-class([range(9,10),range(13,13),range(32,32)])],{}),[char(9)])[@loc=|file://-|(108,1,&lt;8,4&gt;,&lt;8,5&gt;)],appl(prod(lex("LAYOUT"),[\char-class([range(9,10),range(13,13),range(32,32)])],{}),[char(10)])[@loc=|file://-|(109,1,&lt;8,5&gt;,&lt;9,0&gt;)],appl(prod(lex("LAYOUT"),[\char-class([range(9,10),range(13,13),range(32,32)])],{}),[char(9)])[@loc=|file://-|(110,1,&lt;9,0&gt;,&lt;9,1&gt;)],appl(prod(lex("LAYOUT"),[\char-class([range(9,10),range(13,13),range(32,32)])],{}),[char(9)])[@loc=|file://-|(111,1,&lt;9,1&gt;,&lt;9,2&gt;)],appl(prod(lex("LAYOUT"),[\char-class([range(9,10),range(13,13),range(32,32)])],{}),[char(9)])[@loc=|file://-|(112,1,&lt;9,2&gt;,&lt;9,3&gt;)],appl(prod(lex("LAYOUT"),[\char-class([range(9,10),range(13,13),range(32,32)])],{}),[char(9)])[@loc=|file://-|(113,1,&lt;9,3&gt;,&lt;9,4&gt;)],appl(prod(lex("LAYOUT"),[\char-class([range(9,10),range(13,13),range(32,32)])],{}),[char(9)])[@loc=|file://-|(114,1,&lt;9,4&gt;,&lt;9,5&gt;)]])[@loc=|file://-|(103,12,&lt;7,10&gt;,&lt;9,5&gt;)]])[@loc=|file://-|(103,12,&lt;7,10&gt;,&lt;9,5&gt;)],appl(prod(label("func",sort("Func")),[label("name",lex("Ident")),layouts("LAYOUTLIST"),lit("("),layouts("LAYOUTLIST"),\iter-star-seps(lex("Ident"),[layouts("LAYOUTLIST"),lit(","),layouts("LAYOUTLIST")]),layouts("LAYOUTLIST"),lit(")"),layouts("LAYOUTLIST"),lit("="),layouts("LAYOUTLIST"),sort("Exp")],{}),[appl(prod(lex("Ident"),[\char-class([range(65,90),range(97,122)]),conditional(\iter-star(\char-class([range(48,57),range(65,90),range(97,122)])),{\not-follow(\char-class([range(48,57),range(65,90),range(97,122)]))})],{}),[char(102),appl(regular(\iter-star(\char-class([range(48,57),range(65,90),range(97,122)]))),[char(97),char(99),char(116)])[@loc=|file://-|(116,3,&lt;9,6&gt;,&lt;9,9&gt;)]])[@loc=|file://-|(115,4,&lt;9,5&gt;,&lt;9,9&gt;)],appl(prod(layouts("LAYOUTLIST"),[conditional(\iter-star(lex("LAYOUT")),{\not-follow(\char-class([range(9,10),range(13,13),range(32,32)]))})],{}),[appl(regular(\iter-star(lex("LAYOUT"))),[])[@loc=|file://-|(119,0,&lt;9,9&gt;,&lt;9,9&gt;)]])[@loc=|file://-|(119,0,&lt;9,9&gt;,&lt;9,9&gt;)],appl(prod(lit("("),[\char-class([range(40,40)])],{}),[char(40)]),appl(prod(layouts("LAYOUTLIST"),[conditional(\iter-star(lex("LAYOUT")),{\not-follow(\char-class([range(9,10),range(13,13),range(32,32)]))})],{}),[appl(regular(\iter-star(lex("LAYOUT"))),[])[@loc=|file://-|(120,0,&lt;9,10&gt;,&lt;9,10&gt;)]])[@loc=|file://-|(120,0,&lt;9,10&gt;,&lt;9,10&gt;)],appl(regular(\iter-star-seps(lex("Ident"),[layouts("LAYOUTLIST"),lit(","),layouts("LAYOUTLIST")])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121,0,&lt;9,11&gt;,&lt;9,11&gt;)]])[@loc=|file://-|(120,1,&lt;9,10&gt;,&lt;9,11&gt;)]])[@loc=|file://-|(120,1,&lt;9,10&gt;,&lt;9,11&gt;)],appl(prod(layouts("LAYOUTLIST"),[conditional(\iter-star(lex("LAYOUT")),{\not-follow(\char-class([range(9,10),range(13,13),range(32,32)]))})],{}),[appl(regular(\iter-star(lex("LAYOUT"))),[])[@loc=|file://-|(121,0,&lt;9,11&gt;,&lt;9,11&gt;)]])[@loc=|file://-|(121,0,&lt;9,11&gt;,&lt;9,11&gt;)],appl(prod(lit(")"),[\char-class([range(41,41)])],{}),[char(4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122,1,&lt;9,12&gt;,&lt;9,13&gt;)]])[@loc=|file://-|(122,1,&lt;9,12&gt;,&lt;9,13&gt;)]])[@loc=|file://-|(122,1,&lt;9,12&gt;,&lt;9,13&gt;)],appl(prod(lit("="),[\char-class([range(61,61)])],{}),[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124,1,&lt;9,14&gt;,&lt;9,15&gt;)],appl(prod(lex("LAYOUT"),[\char-class([range(9,10),range(13,13),range(32,32)])],{}),[char(10)])[@loc=|file://-|(125,1,&lt;9,15&gt;,&lt;10,0&gt;)],appl(prod(lex("LAYOUT"),[\char-class([range(9,10),range(13,13),range(32,32)])],{}),[char(9)])[@loc=|file://-|(126,1,&lt;10,0&gt;,&lt;10,1&gt;)],appl(prod(lex("LAYOUT"),[\char-class([range(9,10),range(13,13),range(32,32)])],{}),[char(9)])[@loc=|file://-|(127,1,&lt;10,1&gt;,&lt;10,2&gt;)],appl(prod(lex("LAYOUT"),[\char-class([range(9,10),range(13,13),range(32,32)])],{}),[char(9)])[@loc=|file://-|(128,1,&lt;10,2&gt;,&lt;10,3&gt;)],appl(prod(lex("LAYOUT"),[\char-class([range(9,10),range(13,13),range(32,32)])],{}),[char(9)])[@loc=|file://-|(129,1,&lt;10,3&gt;,&lt;10,4&gt;)],appl(prod(lex("LAYOUT"),[\char-class([range(9,10),range(13,13),range(32,32)])],{}),[char(9)])[@loc=|file://-|(130,1,&lt;10,4&gt;,&lt;10,5&gt;)],appl(prod(lex("LAYOUT"),[\char-class([range(9,10),range(13,13),range(32,32)])],{}),[char(32)])[@loc=|file://-|(131,1,&lt;10,5&gt;,&lt;10,6&gt;)]])[@loc=|file://-|(124,8,&lt;9,14&gt;,&lt;10,6&gt;)]])[@loc=|file://-|(124,8,&lt;9,14&gt;,&lt;10,6&gt;)],appl(prod(label("let",sort("Exp")),[lit("let"),layouts("LAYOUTLIST"),\iter-star-seps(sort("Binding"),[layouts("LAYOUTLIST"),lit(","),layouts("LAYOUTLIST")]),layouts("LAYOUTLIST"),lit("in"),layouts("LAYOUTLIST"),sort("Exp"),layouts("LAYOUTLIST"),lit("end")],{}),[appl(prod(lit("let"),[\char-class([range(108,108)]),\char-class([range(101,101)]),\char-class([range(116,116)])],{}),[char(108),char(101),char(116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135,1,&lt;10,9&gt;,&lt;11,0&gt;)],appl(prod(lex("LAYOUT"),[\char-class([range(9,10),range(13,13),range(32,32)])],{}),[char(9)])[@loc=|file://-|(136,1,&lt;11,0&gt;,&lt;11,1&gt;)],appl(prod(lex("LAYOUT"),[\char-class([range(9,10),range(13,13),range(32,32)])],{}),[char(9)])[@loc=|file://-|(137,1,&lt;11,1&gt;,&lt;11,2&gt;)],appl(prod(lex("LAYOUT"),[\char-class([range(9,10),range(13,13),range(32,32)])],{}),[char(9)])[@loc=|file://-|(138,1,&lt;11,2&gt;,&lt;11,3&gt;)],appl(prod(lex("LAYOUT"),[\char-class([range(9,10),range(13,13),range(32,32)])],{}),[char(9)])[@loc=|file://-|(139,1,&lt;11,3&gt;,&lt;11,4&gt;)],appl(prod(lex("LAYOUT"),[\char-class([range(9,10),range(13,13),range(32,32)])],{}),[char(9)])[@loc=|file://-|(140,1,&lt;11,4&gt;,&lt;11,5&gt;)],appl(prod(lex("LAYOUT"),[\char-class([range(9,10),range(13,13),range(32,32)])],{}),[char(32)])[@loc=|file://-|(141,1,&lt;11,5&gt;,&lt;11,6&gt;)],appl(prod(lex("LAYOUT"),[\char-class([range(9,10),range(13,13),range(32,32)])],{}),[char(32)])[@loc=|file://-|(142,1,&lt;11,6&gt;,&lt;11,7&gt;)],appl(prod(lex("LAYOUT"),[\char-class([range(9,10),range(13,13),range(32,32)])],{}),[char(32)])[@loc=|file://-|(143,1,&lt;11,7&gt;,&lt;11,8&gt;)],appl(prod(lex("LAYOUT"),[\char-class([range(9,10),range(13,13),range(32,32)])],{}),[char(32)])[@loc=|file://-|(144,1,&lt;11,8&gt;,&lt;11,9&gt;)]])[@loc=|file://-|(135,10,&lt;10,9&gt;,&lt;11,9&gt;)]])[@loc=|file://-|(135,10,&lt;10,9&gt;,&lt;11,9&gt;)],appl(regular(\iter-star-seps(sort("Binding"),[layouts("LAYOUTLIST"),lit(","),layouts("LAYOUTLIST")])),[appl(prod(label("binding",sort("Binding")),[lex("Ident"),layouts("LAYOUTLIST"),lit("="),layouts("LAYOUTLIST"),sort("Exp")],{}),[appl(prod(lex("Ident"),[\char-class([range(65,90),range(97,122)]),conditional(\iter-star(\char-class([range(48,57),range(65,90),range(97,122)])),{\not-follow(\char-class([range(48,57),range(65,90),range(97,122)]))})],{}),[char(120),appl(regular(\iter-star(\char-class([range(48,57),range(65,90),range(97,122)]))),[])[@loc=|file://-|(146,0,&lt;11,10&gt;,&lt;11,10&gt;)]])[@loc=|file://-|(145,1,&lt;11,9&gt;,&lt;11,10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146,1,&lt;11,10&gt;,&lt;11,11&gt;)]])[@loc=|file://-|(146,1,&lt;11,10&gt;,&lt;11,11&gt;)]])[@loc=|file://-|(146,1,&lt;11,10&gt;,&lt;11,11&gt;)],appl(prod(lit("="),[\char-class([range(61,61)])],{}),[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148,1,&lt;11,12&gt;,&lt;11,13&gt;)]])[@loc=|file://-|(148,1,&lt;11,12&gt;,&lt;11,13&gt;)]])[@loc=|file://-|(148,1,&lt;11,12&gt;,&lt;11,13&gt;)],appl(prod(label("nat",sort("Exp")),[lex("Natural")],{}),[appl(prod(lex("Natural"),[conditional(iter(\char-class([range(48,57)])),{\not-follow(\char-class([range(48,57)]))})],{}),[appl(regular(iter(\char-class([range(48,57)]))),[char(49)])[@loc=|file://-|(149,1,&lt;11,13&gt;,&lt;11,14&gt;)]])[@loc=|file://-|(149,1,&lt;11,13&gt;,&lt;11,14&gt;)]])[@loc=|file://-|(149,1,&lt;11,13&gt;,&lt;11,14&gt;)]])[@loc=|file://-|(145,5,&lt;11,9&gt;,&lt;11,14&gt;)],appl(prod(layouts("LAYOUTLIST"),[conditional(\iter-star(lex("LAYOUT")),{\not-follow(\char-class([range(9,10),range(13,13),range(32,32)]))})],{}),[appl(regular(\iter-star(lex("LAYOUT"))),[])[@loc=|file://-|(150,0,&lt;11,14&gt;,&lt;11,14&gt;)]])[@loc=|file://-|(150,0,&lt;11,14&gt;,&lt;11,14&gt;)],appl(prod(lit(","),[\char-class([range(44,44)])],{}),[char(44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151,1,&lt;11,15&gt;,&lt;12,0&gt;)],appl(prod(lex("LAYOUT"),[\char-class([range(9,10),range(13,13),range(32,32)])],{}),[char(9)])[@loc=|file://-|(152,1,&lt;12,0&gt;,&lt;12,1&gt;)],appl(prod(lex("LAYOUT"),[\char-class([range(9,10),range(13,13),range(32,32)])],{}),[char(9)])[@loc=|file://-|(153,1,&lt;12,1&gt;,&lt;12,2&gt;)],appl(prod(lex("LAYOUT"),[\char-class([range(9,10),range(13,13),range(32,32)])],{}),[char(9)])[@loc=|file://-|(154,1,&lt;12,2&gt;,&lt;12,3&gt;)],appl(prod(lex("LAYOUT"),[\char-class([range(9,10),range(13,13),range(32,32)])],{}),[char(9)]</text:p>
            <text:p>[@loc=|file://-|(155,1,&lt;12,3&gt;,&lt;12,4&gt;)],appl(prod(lex("LAYOUT"),[\char-class([range(9,10),range(13,13),range(32,32)])],{}),[char(9)])[@loc=|file://-|(156,1,&lt;12,4&gt;,&lt;12,5&gt;)],appl(prod(lex("LAYOUT"),[\char-class([range(9,10),range(13,13),range(32,32)])],{}),[char(32)])[@loc=|file://-|(157,1,&lt;12,5&gt;,&lt;12,6&gt;)],appl(prod(lex("LAYOUT"),[\char-class([range(9,10),range(13,13),range(32,32)])],{}),[char(32)])[@loc=|file://-|(158,1,&lt;12,6&gt;,&lt;12,7&gt;)],appl(prod(lex("LAYOUT"),[\char-class([range(9,10),range(13,13),range(32,32)])],{}),[char(32)])[@loc=|file://-|(159,1,&lt;12,7&gt;,&lt;12,8&gt;)],appl(prod(lex("LAYOUT"),[\char-class([range(9,10),range(13,13),range(32,32)])],{}),[char(32)])[@loc=|file://-|(160,1,&lt;12,8&gt;,&lt;12,9&gt;)]])[@loc=|file://-|(151,10,&lt;11,15&gt;,&lt;12,9&gt;)]])[@loc=|file://-|(151,10,&lt;11,15&gt;,&lt;12,9&gt;)],appl(prod(label("binding",sort("Binding")),[lex("Ident"),layouts("LAYOUTLIST"),lit("="),layouts("LAYOUTLIST"),sort("Exp")],{}),[appl(prod(lex("Ident"),[\char-class([range(65,90),range(97,122)]),conditional(\iter-star(\char-class([range(48,57),range(65,90),range(97,122)])),{\not-follow(\char-class([range(48,57),range(65,90),range(97,122)]))})],{}),[char(121),appl(regular(\iter-star(\char-class([range(48,57),range(65,90),range(97,122)]))),[])[@loc=|file://-|(162,0,&lt;12,10&gt;,&lt;12,10&gt;)]])[@loc=|file://-|(161,1,&lt;12,9&gt;,&lt;12,10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162,1,&lt;12,10&gt;,&lt;12,11&gt;)]])[@loc=|file://-|(162,1,&lt;12,10&gt;,&lt;12,11&gt;)]])[@loc=|file://-|(162,1,&lt;12,10&gt;,&lt;12,11&gt;)],appl(prod(lit("="),[\char-class([range(61,61)])],{}),[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164,1,&lt;12,12&gt;,&lt;12,13&gt;)]])[@loc=|file://-|(164,1,&lt;12,12&gt;,&lt;12,13&gt;)]])[@loc=|file://-|(164,1,&lt;12,12&gt;,&lt;12,13&gt;)],appl(prod(label("nat",sort("Exp")),[lex("Natural")],{}),[appl(prod(lex("Natural"),[conditional(iter(\char-class([range(48,57)])),{\not-follow(\char-class([range(48,57)]))})],{}),[appl(regular(iter(\char-class([range(48,57)]))),[char(48)])[@loc=|file://-|(165,1,&lt;12,13&gt;,&lt;12,14&gt;)]])[@loc=|file://-|(165,1,&lt;12,13&gt;,&lt;12,14&gt;)]])[@loc=|file://-|(165,1,&lt;12,13&gt;,&lt;12,14&gt;)]])[@loc=|file://-|(161,5,&lt;12,9&gt;,&lt;12,14&gt;)]])[@loc=|file://-|(145,21,&lt;11,9&gt;,&lt;12,14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166,1,&lt;12,14&gt;,&lt;13,0&gt;)],appl(prod(lex("LAYOUT"),[\char-class([range(9,10),range(13,13),range(32,32)])],{}),[char(9)])[@loc=|file://-|(167,1,&lt;13,0&gt;,&lt;13,1&gt;)],appl(prod(lex("LAYOUT"),[\char-class([range(9,10),range(13,13),range(32,32)])],{}),[char(9)])[@loc=|file://-|(168,1,&lt;13,1&gt;,&lt;13,2&gt;)],appl(prod(lex("LAYOUT"),[\char-class([range(9,10),range(13,13),range(32,32)])],{}),[char(9)])[@loc=|file://-|(169,1,&lt;13,2&gt;,&lt;13,3&gt;)],appl(prod(lex("LAYOUT"),[\char-class([range(9,10),range(13,13),range(32,32)])],{}),[char(9)])[@loc=|file://-|(170,1,&lt;13,3&gt;,&lt;13,4&gt;)],appl(prod(lex("LAYOUT"),[\char-class([range(9,10),range(13,13),range(32,32)])],{}),[char(9)])[@loc=|file://-|(171,1,&lt;13,4&gt;,&lt;13,5&gt;)],appl(prod(lex("LAYOUT"),[\char-class([range(9,10),range(13,13),range(32,32)])],{}),[char(32)])[@loc=|file://-|(172,1,&lt;13,5&gt;,&lt;13,6&gt;)],appl(prod(lex("LAYOUT"),[\char-class([range(9,10),range(13,13),range(32,32)])],{}),[char(32)])[@loc=|file://-|(173,1,&lt;13,6&gt;,&lt;13,7&gt;)]])[@loc=|file://-|(166,8,&lt;12,14&gt;,&lt;13,7&gt;)]])[@loc=|file://-|(166,8,&lt;12,14&gt;,&lt;13,7&gt;)],appl(prod(lit("in"),[\char-class([range(105,105)]),\char-class([range(110,110)])],{}),[char(105),char(110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176,1,&lt;13,9&gt;,&lt;14,0&gt;)],appl(prod(lex("LAYOUT"),[\char-class([range(9,10),range(13,13),range(32,32)])],{}),[char(9)])[@loc=|file://-|(177,1,&lt;14,0&gt;,&lt;14,1&gt;)],appl(prod(lex("LAYOUT"),[\char-class([range(9,10),range(13,13),range(32,32)])],{}),[char(9)])[@loc=|file://-|(178,1,&lt;14,1&gt;,&lt;14,2&gt;)],appl(prod(lex("LAYOUT"),[\char-class([range(9,10),range(13,13),range(32,32)])],{}),[char(9)])[@loc=|file://-|(179,1,&lt;14,2&gt;,&lt;14,3&gt;)],appl(prod(lex("LAYOUT"),[\char-class([range(9,10),range(13,13),range(32,32)])],{}),[char(9)])[@loc=|file://-|(180,1,&lt;14,3&gt;,&lt;14,4&gt;)],appl(prod(lex("LAYOUT"),[\char-class([range(9,10),range(13,13),range(32,32)])],{}),[char(9)])[@loc=|file://-|(181,1,&lt;14,4&gt;,&lt;14,5&gt;)],appl(prod(lex("LAYOUT"),[\char-class([range(9,10),range(13,13),range(32,32)])],{}),[char(32)])[@loc=|file://-|(182,1,&lt;14,5&gt;,&lt;14,6&gt;)],appl(prod(lex("LAYOUT"),[\char-class([range(9,10),range(13,13),range(32,32)])],{}),[char(32)])[@loc=|file://-|(183,1,&lt;14,6&gt;,&lt;14,7&gt;)],appl(prod(lex("LAYOUT"),[\char-class([range(9,10),range(13,13),range(32,32)])],{}),[char(32)])[@loc=|file://-|(184,1,&lt;14,7&gt;,&lt;14,8&gt;)],appl(prod(lex("LAYOUT"),[\char-class([range(9,10),range(13,13),range(32,32)])],{}),[char(32)])[@loc=|file://-|(185,1,&lt;14,8&gt;,&lt;14,9&gt;)]])[@loc=|file://-|(176,10,&lt;13,9&gt;,&lt;14,9&gt;)]])[@loc=|file://-|(176,10,&lt;13,9&gt;,&lt;14,9&gt;)],appl(prod(label("seq",sort("Exp")),[sort("Exp"),layouts("LAYOUTLIST"),lit(";"),layouts("LAYOUTLIST"),sort("Exp")],{assoc(right())}),[appl(prod(label("cond",sort("Exp")),[lit("if"),layouts("LAYOUTLIST"),sort("Exp"),layouts("LAYOUTLIST"),lit("then"),layouts("LAYOUTLIST"),sort("Exp"),layouts("LAYOUTLIST"),lit("else"),layouts("LAYOUTLIST"),sort("Exp"),layouts("LAYOUTLIST"),lit("end")],{}),[appl(prod(lit("if"),[\char-class([range(105,105)]),\char-class([range(102,102)])],{}),[char(105),char(102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188,1,&lt;14,11&gt;,&lt;14,12&gt;)]])[@loc=|file://-|(188,1,&lt;14,11&gt;,&lt;14,12&gt;)]])[@loc=|file://-|(188,1,&lt;14,11&gt;,&lt;14,12&gt;)],appl(prod(label("leq",sort("Exp")),[sort("Exp"),layouts("LAYOUTLIST"),lit("\&lt;="),layouts("LAYOUTLIST"),sort("Exp")],{assoc(\non-assoc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190,0,&lt;14,13&gt;,&lt;14,13&gt;)]])[@loc=|file://-|(189,1,&lt;14,12&gt;,&lt;14,13&gt;)]])[@loc=|file://-|(189,1,&lt;14,12&gt;,&lt;14,13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190,1,&lt;14,13&gt;,&lt;14,14&gt;)]])[@loc=|file://-|(190,1,&lt;14,13&gt;,&lt;14,14&gt;)]])[@loc=|file://-|(190,1,&lt;14,13&gt;,&lt;14,14&gt;)],appl(prod(lit("\&lt;="),[\char-class([range(60,60)]),\char-class([range(61,61)])],{}),[char(60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193,1,&lt;14,16&gt;,&lt;14,17&gt;)]])[@loc=|file://-|(193,1,&lt;14,16&gt;,&lt;14,17&gt;)]])[@loc=|file://-|(193,1,&lt;14,16&gt;,&lt;14,17&gt;)],appl(prod(label("nat",sort("Exp")),[lex("Natural")],{}),[appl(prod(lex("Natural"),[conditional(iter(\char-class([range(48,57)])),{\not-follow(\char-class([range(48,57)]))})],{}),[appl(regular(iter(\char-class([range(48,57)]))),[char(49)])[@loc=|file://-|(194,1,&lt;14,17&gt;,&lt;14,18&gt;)]])[@loc=|file://-|(194,1,&lt;14,17&gt;,&lt;14,18&gt;)]])[@loc=|file://-|(194,1,&lt;14,17&gt;,&lt;14,18&gt;)]])[@loc=|file://-|(189,6,&lt;14,12&gt;,&lt;14,18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195,1,&lt;14,18&gt;,&lt;14,19&gt;)]])[@loc=|file://-|(195,1,&lt;14,18&gt;,&lt;14,19&gt;)]])[@loc=|file://-|(195,1,&lt;14,18&gt;,&lt;14,19&gt;)],appl(prod(lit("then"),[\char-class([range(116,116)]),\char-class([range(104,104)]),\char-class([range(101,101)]),\char-class([range(110,110)])],{}),[char(116),char(104),char(101),char(110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00,1,&lt;14,23&gt;,&lt;14,24&gt;)],appl(prod(lex("LAYOUT"),[\char-class([range(9,10),range(13,13),range(32,32)])],{}),[char(10)])[@loc=|file://-|(201,1,&lt;14,24&gt;,&lt;15,0&gt;)],appl(prod(lex("LAYOUT"),[\char-class([range(9,10),range(13,13),range(32,32)])],{}),[char(9)])[@loc=|file://-|(202,1,&lt;15,0&gt;,&lt;15,1&gt;)],appl(prod(lex("LAYOUT"),[\char-class([range(9,10),range(13,13),range(32,32)])],{}),[char(9)])[@loc=|file://-|(203,1,&lt;15,1&gt;,&lt;15,2&gt;)],appl(prod(lex("LAYOUT"),[\char-class([range(9,10),range(13,13),range(32,32)])],{}),[char(9)])[@loc=|file://-|(204,1,&lt;15,2&gt;,&lt;15,3&gt;)],appl(prod(lex("LAYOUT"),[\char-class([range(9,10),range(13,13),range(32,32)])],{}),[char(9)])[@loc=|file://-|(205,1,&lt;15,3&gt;,&lt;15,4&gt;)],appl(prod(lex("LAYOUT"),[\char-class([range(9,10),range(13,13),range(32,32)])],{}),[char(9)])[@loc=|file://-|(206,1,&lt;15,4&gt;,&lt;15,5&gt;)],appl(prod(lex("LAYOUT"),[\char-class([range(9,10),range(13,13),range(32,32)])],{}),[char(32)])[@loc=|file://-|(207,1,&lt;15,5&gt;,&lt;15,6&gt;)],appl(prod(lex("LAYOUT"),[\char-class([range(9,10),range(13,13),range(32,32)])],{}),[char(32)])[@loc=|file://-|(208,1,&lt;15,6&gt;,&lt;15,7&gt;)],appl(prod(lex("LAYOUT"),[\char-class([range(9,10),range(13,13),range(32,32)])],{}),[char(32)])[@loc=|file://-|(209,1,&lt;15,7&gt;,&lt;15,8&gt;)],appl(prod(lex("LAYOUT"),[\char-class([range(9,10),range(13,13),range(32,32)])],{}),[char(32)])[@loc=|file://-|(210,1,&lt;15,8&gt;,&lt;15,9&gt;)],appl(prod(lex("LAYOUT"),[\char-class([range(9,10),range(13,13),range(32,32)])],{}),[char(32)])[@loc=|file://-|(211,1,&lt;15,9&gt;,&lt;15,10&gt;)],appl(prod(lex("LAYOUT"),[\char-class([range(9,10),range(13,13),range(32,32)])],{}),[char(32)])[@loc=|file://-|(212,1,&lt;15,10&gt;,&lt;15,11&gt;)]])[@loc=|file://-|(200,13,&lt;14,23&gt;,&lt;15,11&gt;)]])[@loc=|file://-|(200,13,&lt;14,23&gt;,&lt;15,11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20),appl(regular(\iter-star(\char-class([range(48,57),range(65,90),range(97,122)]))),[])[@loc=|file://-|(214,0,&lt;15,12&gt;,&lt;15,12&gt;)]])[@loc=|file://-|(213,1,&lt;15,11&gt;,&lt;15,12&gt;)]])[@loc=|file://-|(213,1,&lt;15,11&gt;,&lt;15,12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14,1,&lt;15,12&gt;,&lt;15,13&gt;)]])[@loc=|file://-|(214,1,&lt;15,12&gt;,&lt;15,13&gt;)]])[@loc=|file://-|(214,1,&lt;15,12&gt;,&lt;15,13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17,1,&lt;15,15&gt;,&lt;15,16&gt;)]])[@loc=|file://-|(217,1,&lt;15,15&gt;,&lt;15,16&gt;)]])[@loc=|file://-|(217,1,&lt;15,15&gt;,&lt;15,16&gt;)],appl(prod(label("nat",sort("Exp")),[lex("Natural")],{}),[appl(prod(lex("Natural"),[conditional(iter(\char-class([range(48,57)])),{\not-follow(\char-class([range(48,57)]))})],{}),[appl(regular(iter(\char-class([range(48,57)]))),[char(49)])[@loc=|file://-|(218,1,&lt;15,16&gt;,&lt;15,17&gt;)]])[@loc=|file://-|(218,1,&lt;15,16&gt;,&lt;15,17&gt;)]])[@loc=|file://-|(218,1,&lt;15,16&gt;,&lt;15,17&gt;)]])[@loc=|file://-|(213,6,&lt;15,11&gt;,&lt;15,17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219,1,&lt;15,17&gt;,&lt;16,0&gt;)],appl(prod(lex("LAYOUT"),[\char-class([range(9,10),range(13,13),range(32,32)])],{}),[char(9)])[@loc=|file://-|(220,1,&lt;16,0&gt;,&lt;16,1&gt;)],appl(prod(lex("LAYOUT"),[\char-class([range(9,10),range(13,13),range(32,32)])],{}),[char(9)])[@loc=|file://-|(221,1,&lt;16,1&gt;,&lt;16,2&gt;)],appl(prod(lex("LAYOUT"),[\char-class([range(9,10),range(13,13),range(32,32)])],{}),[char(9)])[@loc=|file://-|(222,1,&lt;16,2&gt;,&lt;16,3&gt;)],appl(prod(lex("LAYOUT"),[\char-class([range(9,10),range(13,13),range(32,32)])],{}),[char(9)])[@loc=|file://-|(223,1,&lt;16,3&gt;,&lt;16,4&gt;)],appl(prod(lex("LAYOUT"),[\char-class([range(9,10),range(13,13),range(32,32)])],{}),[char(9)])[@loc=|file://-|(224,1,&lt;16,4&gt;,&lt;16,5&gt;)],appl(prod(lex("LAYOUT"),[\char-class([range(9,10),range(13,13),range(32,32)])],{}),[char(32)])[@loc=|file://-|(225,1,&lt;16,5&gt;,&lt;16,6&gt;)],appl(prod(lex("LAYOUT"),[\char-class([range(9,10),range(13,13),range(32,32)])],{}),[char(32)])[@loc=|file://-|(226,1,&lt;16,6&gt;,&lt;16,7&gt;)],appl(prod(lex("LAYOUT"),[\char-class([range(9,10),range(13,13),range(32,32)])],{}),[char(32)])[@loc=|file://-|(227,1,&lt;16,7&gt;,&lt;16,8&gt;)],appl(prod(lex("LAYOUT"),[\char-class([range(9,10),range(13,13),range(32,32)])],{}),[char(32)])[@loc=|file://-|(228,1,&lt;16,8&gt;,&lt;16,9&gt;)]])[@loc=|file://-|(219,10,&lt;15,17&gt;,&lt;16,9&gt;)]])[@loc=|file://-|(219,10,&lt;15,17&gt;,&lt;16,9&gt;)],appl(prod(lit("else"),[\char-class([range(101,101)]),\char-class([range(108,108)]),\char-class([range(115,115)]),\char-class([range(101,101)])],{}),[char(101),char(108),char(115),char(10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33,1,&lt;16,13&gt;,&lt;16,14&gt;)],appl(prod(lex("LAYOUT"),[\char-class([range(9,10),range(13,13),range(32,32)])],{}),[char(10)])[@loc=|file://-|(234,1,&lt;16,14&gt;,&lt;17,0&gt;)],appl(prod(lex("LAYOUT"),[\char-class([range(9,10),range(13,13),range(32,32)])],{}),[char(9)])[@loc=|file://-|(235,1,&lt;17,0&gt;,&lt;17,1&gt;)],appl(prod(lex("LAYOUT"),[\char-class([range(9,10),range(13,13),range(32,32)])],{}),[char(9)])[@loc=|file://-|(236,1,&lt;17,1&gt;,&lt;17,2&gt;)],appl(prod(lex("LAYOUT"),[\char-class([range(9,10),range(13,13),range(32,32)])],{}),[char(9)])[@loc=|file://-|(237,1,&lt;17,2&gt;,&lt;17,3&gt;)],appl(prod(lex("LAYOUT"),[\char-class([range(9,10),range(13,13),range(32,32)])],{}),[char(9)])[@loc=|file://-|(238,1,&lt;17,3&gt;,&lt;17,4&gt;)],appl(prod(lex("LAYOUT"),[\char-class([range(9,10),range(13,13),range(32,32)])],{}),[char(9)])[@loc=|file://-|(239,1,&lt;17,4&gt;,&lt;17,5&gt;)],appl(prod(lex("LAYOUT"),[\char-class([range(9,10),range(13,13),range(32,32)])],{}),[char(32)])[@loc=|file://-|(240,1,&lt;17,5&gt;,&lt;17,6&gt;)],appl(prod(lex("LAYOUT"),[\char-class([range(9,10),range(13,13),range(32,32)])],{}),[char(32)])[@loc=|file://-|(241,1,&lt;17,6&gt;,&lt;17,7&gt;)],appl(prod(lex("LAYOUT"),[\char-class([range(9,10),range(13,13),range(32,32)])],{}),[char(32)])[@loc=|file://-|(242,</text:p>
            <text:p>,&lt;17,7&gt;,&lt;17,8&gt;)],appl(prod(lex("LAYOUT"),[\char-class([range(9,10),range(13,13),range(32,32)])],{}),[char(32)])[@loc=|file://-|(243,1,&lt;17,8&gt;,&lt;17,9&gt;)],appl(prod(lex("LAYOUT"),[\char-class([range(9,10),range(13,13),range(32,32)])],{}),[char(32)])[@loc=|file://-|(244,1,&lt;17,9&gt;,&lt;17,10&gt;)],appl(prod(lex("LAYOUT"),[\char-class([range(9,10),range(13,13),range(32,32)])],{}),[char(32)])[@loc=|file://-|(245,1,&lt;17,10&gt;,&lt;17,11&gt;)]])[@loc=|file://-|(233,13,&lt;16,13&gt;,&lt;17,11&gt;)]])[@loc=|file://-|(233,13,&lt;16,13&gt;,&lt;17,11&gt;)],amb({appl(prod(label("mul",sort("Exp")),[sort("Exp"),layouts("LAYOUTLIST"),lit("*"),layouts("LAYOUTLIST"),sort("Exp")],{assoc(left())}),[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20),appl(regular(\iter-star(\char-class([range(48,57),range(65,90),range(97,122)]))),[])[@loc=|file://-|(247,0,&lt;17,12&gt;,&lt;17,12&gt;)]])[@loc=|file://-|(246,1,&lt;17,11&gt;,&lt;17,12&gt;)]])[@loc=|file://-|(246,1,&lt;17,11&gt;,&lt;17,12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47,1,&lt;17,12&gt;,&lt;17,13&gt;)]])[@loc=|file://-|(247,1,&lt;17,12&gt;,&lt;17,13&gt;)]])[@loc=|file://-|(247,1,&lt;17,12&gt;,&lt;17,13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50,1,&lt;17,15&gt;,&lt;17,16&gt;)]])[@loc=|file://-|(250,1,&lt;17,15&gt;,&lt;17,16&gt;)]])[@loc=|file://-|(250,1,&lt;17,15&gt;,&lt;17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252,0,&lt;17,17&gt;,&lt;17,17&gt;)]])[@loc=|file://-|(251,1,&lt;17,16&gt;,&lt;17,17&gt;)]])[@loc=|file://-|(251,1,&lt;17,16&gt;,&lt;17,17&gt;)]])[@loc=|file://-|(246,6,&lt;17,11&gt;,&lt;17,17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52,1,&lt;17,17&gt;,&lt;17,18&gt;)]])[@loc=|file://-|(252,1,&lt;17,17&gt;,&lt;17,18&gt;)]])[@loc=|file://-|(252,1,&lt;17,17&gt;,&lt;17,18&gt;)],appl(prod(lit("*"),[\char-class([range(42,42)])],{}),[char(42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54,1,&lt;17,19&gt;,&lt;17,20&gt;)]])[@loc=|file://-|(254,1,&lt;17,19&gt;,&lt;17,20&gt;)]])[@loc=|file://-|(254,1,&lt;17,19&gt;,&lt;17,20&gt;)],appl(prod(label("call",sort("Exp")),[lex("Ident"),layouts("LAYOUTLIST"),lit("("),layouts("LAYOUTLIST"),\iter-star-seps(sort("Exp"),[layouts("LAYOUTLIST"),lit(","),layouts("LAYOUTLIST")]),layouts("LAYOUTLIST"),lit(")")],{}),[appl(prod(lex("Ident"),[\char-class([range(65,90),range(97,122)]),conditional(\iter-star(\char-class([range(48,57),range(65,90),range(97,122)])),{\not-follow(\char-class([range(48,57),range(65,90),range(97,122)]))})],{}),[char(102),appl(regular(\iter-star(\char-class([range(48,57),range(65,90),range(97,122)]))),[char(97),char(99),char(116)])[@loc=|file://-|(256,3,&lt;17,21&gt;,&lt;17,24&gt;)]])[@loc=|file://-|(255,4,&lt;17,20&gt;,&lt;17,24&gt;)],appl(prod(layouts("LAYOUTLIST"),[conditional(\iter-star(lex("LAYOUT")),{\not-follow(\char-class([range(9,10),range(13,13),range(32,32)]))})],{}),[appl(regular(\iter-star(lex("LAYOUT"))),[])[@loc=|file://-|(259,0,&lt;17,24&gt;,&lt;17,24&gt;)]])[@loc=|file://-|(259,0,&lt;17,24&gt;,&lt;17,24&gt;)],appl(prod(lit("("),[\char-class([range(40,40)])],{}),[char(40)]),appl(prod(layouts("LAYOUTLIST"),[conditional(\iter-star(lex("LAYOUT")),{\not-follow(\char-class([range(9,10),range(13,13),range(32,32)]))})],{}),[appl(regular(\iter-star(lex("LAYOUT"))),[])[@loc=|file://-|(260,0,&lt;17,25&gt;,&lt;17,25&gt;)]])[@loc=|file://-|(260,0,&lt;17,25&gt;,&lt;17,25&gt;)],appl(regular(\iter-star-seps(sort("Exp"),[layouts("LAYOUTLIST"),lit(","),layouts("LAYOUTLIST")])),[appl(prod(label("sub",sort("Exp")),[sort("Exp"),layouts("LAYOUTLIST"),lit("-"),layouts("LAYOUTLIST"),sort("Exp")],{assoc(lef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261,0,&lt;17,26&gt;,&lt;17,26&gt;)]])[@loc=|file://-|(260,1,&lt;17,25&gt;,&lt;17,26&gt;)]])[@loc=|file://-|(260,1,&lt;17,25&gt;,&lt;17,26&gt;)],appl(prod(layouts("LAYOUTLIST"),[conditional(\iter-star(lex("LAYOUT")),{\not-follow(\char-class([range(9,10),range(13,13),range(32,32)]))})],{}),[appl(regular(\iter-star(lex("LAYOUT"))),[])[@loc=|file://-|(261,0,&lt;17,26&gt;,&lt;17,26&gt;)]])[@loc=|file://-|(261,0,&lt;17,26&gt;,&lt;17,26&gt;)],appl(prod(lit("-"),[\char-class([range(45,45)])],{}),[char(45)]),appl(prod(layouts("LAYOUTLIST"),[conditional(\iter-star(lex("LAYOUT")),{\not-follow(\char-class([range(9,10),range(13,13),range(32,32)]))})],{}),[appl(regular(\iter-star(lex("LAYOUT"))),[])[@loc=|file://-|(262,0,&lt;17,27&gt;,&lt;17,27&gt;)]])[@loc=|file://-|(262,0,&lt;17,27&gt;,&lt;17,27&gt;)],appl(prod(label("nat",sort("Exp")),[lex("Natural")],{}),[appl(prod(lex("Natural"),[conditional(iter(\char-class([range(48,57)])),{\not-follow(\char-class([range(48,57)]))})],{}),[appl(regular(iter(\char-class([range(48,57)]))),[char(49)])[@loc=|file://-|(262,1,&lt;17,27&gt;,&lt;17,28&gt;)]])[@loc=|file://-|(262,1,&lt;17,27&gt;,&lt;17,28&gt;)]])[@loc=|file://-|(262,1,&lt;17,27&gt;,&lt;17,28&gt;)]])[@loc=|file://-|(260,3,&lt;17,25&gt;,&lt;17,28&gt;)]])[@loc=|file://-|(260,3,&lt;17,25&gt;,&lt;17,28&gt;)],appl(prod(layouts("LAYOUTLIST"),[conditional(\iter-star(lex("LAYOUT")),{\not-follow(\char-class([range(9,10),range(13,13),range(32,32)]))})],{}),[appl(regular(\iter-star(lex("LAYOUT"))),[])[@loc=|file://-|(263,0,&lt;17,28&gt;,&lt;17,28&gt;)]])[@loc=|file://-|(263,0,&lt;17,28&gt;,&lt;17,28&gt;)],appl(prod(lit(")"),[\char-class([range(41,41)])],{}),[char(41)])])[@loc=|file://-|(255,9,&lt;17,20&gt;,&lt;17,29&gt;)]])[@loc=|file://-|(246,18,&lt;17,11&gt;,&lt;17,29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20),appl(regular(\iter-star(\char-class([range(48,57),range(65,90),range(97,122)]))),[])[@loc=|file://-|(247,0,&lt;17,12&gt;,&lt;17,12&gt;)]])[@loc=|file://-|(246,1,&lt;17,11&gt;,&lt;17,12&gt;)]])[@loc=|file://-|(246,1,&lt;17,11&gt;,&lt;17,12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47,1,&lt;17,12&gt;,&lt;17,13&gt;)]])[@loc=|file://-|(247,1,&lt;17,12&gt;,&lt;17,13&gt;)]])[@loc=|file://-|(247,1,&lt;17,12&gt;,&lt;17,13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50,1,&lt;17,15&gt;,&lt;17,16&gt;)]])[@loc=|file://-|(250,1,&lt;17,15&gt;,&lt;17,16&gt;)]])[@loc=|file://-|(250,1,&lt;17,15&gt;,&lt;17,16&gt;)],appl(prod(label("mul",sort("Exp")),[sort("Exp"),layouts("LAYOUTLIST"),lit("*"),layouts("LAYOUTLIST"),sort("Exp")],{assoc(lef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252,0,&lt;17,17&gt;,&lt;17,17&gt;)]])[@loc=|file://-|(251,1,&lt;17,16&gt;,&lt;17,17&gt;)]])[@loc=|file://-|(251,1,&lt;17,16&gt;,&lt;17,17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52,1,&lt;17,17&gt;,&lt;17,18&gt;)]])[@loc=|file://-|(252,1,&lt;17,17&gt;,&lt;17,18&gt;)]])[@loc=|file://-|(252,1,&lt;17,17&gt;,&lt;17,18&gt;)],appl(prod(lit("*"),[\char-class([range(42,42)])],{}),[char(42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54,1,&lt;17,19&gt;,&lt;17,20&gt;)]])[@loc=|file://-|(254,1,&lt;17,19&gt;,&lt;17,20&gt;)]])[@loc=|file://-|(254,1,&lt;17,19&gt;,&lt;17,20&gt;)],appl(prod(label("call",sort("Exp")),[lex("Ident"),layouts("LAYOUTLIST"),lit("("),layouts("LAYOUTLIST"),\iter-star-seps(sort("Exp"),[layouts("LAYOUTLIST"),lit(","),layouts("LAYOUTLIST")]),layouts("LAYOUTLIST"),lit(")")],{}),[appl(prod(lex("Ident"),[\char-class([range(65,90),range(97,122)]),conditional(\iter-star(\char-class([range(48,57),range(65,90),range(97,122)])),{\not-follow(\char-class([range(48,57),range(65,90),range(97,122)]))})],{}),[char(102),appl(regular(\iter-star(\char-class([range(48,57),range(65,90),range(97,122)]))),[char(97),char(99),char(116)])[@loc=|file://-|(256,3,&lt;17,21&gt;,&lt;17,24&gt;)]])[@loc=|file://-|(255,4,&lt;17,20&gt;,&lt;17,24&gt;)],appl(prod(layouts("LAYOUTLIST"),[conditional(\iter-star(lex("LAYOUT")),{\not-follow(\char-class([range(9,10),range(13,13),range(32,32)]))})],{}),[appl(regular(\iter-star(lex("LAYOUT"))),[])[@loc=|file://-|(259,0,&lt;17,24&gt;,&lt;17,24&gt;)]])[@loc=|file://-|(259,0,&lt;17,24&gt;,&lt;17,24&gt;)],appl(prod(lit("("),[\char-class([range(40,40)])],{}),[char(40)]),appl(prod(layouts("LAYOUTLIST"),[conditional(\iter-star(lex("LAYOUT")),{\not-follow(\char-class([range(9,10),range(13,13),range(32,32)]))})],{}),[appl(regular(\iter-star(lex("LAYOUT"))),[])[@loc=|file://-|(260,0,&lt;17,25&gt;,&lt;17,25&gt;)]])[@loc=|file://-|(260,0,&lt;17,25&gt;,&lt;17,25&gt;)],appl(regular(\iter-star-seps(sort("Exp"),[layouts("LAYOUTLIST"),lit(","),layouts("LAYOUTLIST")])),[appl(prod(label("sub",sort("Exp")),[sort("Exp"),layouts("LAYOUTLIST"),lit("-"),layouts("LAYOUTLIST"),sort("Exp")],{assoc(lef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261,0,&lt;17,26&gt;,&lt;17,26&gt;)]])[@loc=|file://-|(260,1,&lt;17,25&gt;,&lt;17,26&gt;)]])[@loc=|file://-|(260,1,&lt;17,25&gt;,&lt;17,26&gt;)],appl(prod(layouts("LAYOUTLIST"),[conditional(\iter-star(lex("LAYOUT")),{\not-follow(\char-class([range(9,10),range(13,13),range(32,32)]))})],{}),[appl(regular(\iter-star(lex("LAYOUT"))),[])[@loc=|file://-|(261,0,&lt;17,26&gt;,&lt;17,26&gt;)]])[@loc=|file://-|(261,0,&lt;17,26&gt;,&lt;17,26&gt;)],appl(prod(lit("-"),[\char-class([range(45,45)])],{}),[char(45)]),appl(prod(layouts("LAYOUTLIST"),[conditional(\iter-star(lex("LAYOUT")),{\not-follow(\char-class([range(9,10),range(13,13),range(32,32)]))})],{}),[appl(regular(\iter-star(lex("LAYOUT"))),[])[@loc=|file://-|(262,0,&lt;17,27&gt;,&lt;17,27&gt;)]])[@loc=|file://-|(262,0,&lt;17,27&gt;,&lt;17,27&gt;)],appl(prod(label("nat",sort("Exp")),[lex("Natural")],{}),[appl(prod(lex("Natural"),[conditional(iter(\char-class([range(48,57)])),{\not-follow(\char-class([range(48,57)]))})],{}),[appl(regular(iter(\char-class([range(48,57)]))),[char(49)])[@loc=|file://-|(262,1,&lt;17,27&gt;,&lt;17,28&gt;)]])[@loc=|file://-|(262,1,&lt;17,27&gt;,&lt;17,28&gt;)]])[@loc=|file://-|(262,1,&lt;17,27&gt;,&lt;17,28&gt;)]])[@loc=|file://-|(260,3,&lt;17,25&gt;,&lt;17,28&gt;)]])[@loc=|file://-|(260,3,&lt;17,25&gt;,&lt;17,28&gt;)],appl(prod(layouts("LAYOUTLIST"),[conditional(\iter-star(lex("LAYOUT")),{\not-follow(\char-class([range(9,10),range(13,13),range(32,32)]))})],{}),[appl(regular(\iter-star(lex("LAYOUT"))),[])[@loc=|file://-|(263,0,&lt;17,28&gt;,&lt;17,28&gt;)]])[@loc=|file://-|(263,0,&lt;17,28&gt;,&lt;17,28&gt;)],appl(prod(lit(")"),[\char-class([range(41,41)])],{}),[char(41)])])[@loc=|file://-|(255,9,&lt;17,20&gt;,&lt;17,29&gt;)]])[@loc=|file://-|(251,13,&lt;17,16&gt;,&lt;17,29&gt;)]])[@loc=|file://-|(246,18,&lt;17,11&gt;,&lt;17,29&gt;)]})[@loc=|file://-|(246,18,&lt;17,11&gt;,&lt;17,29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264,1,&lt;17,29&gt;,&lt;18,0&gt;)],appl(prod(lex("LAYOUT"),[\char-class([range(9,10),range(13,13),range(32,32)])],{}),[char(9)])[@loc=|file://-|(265,1,&lt;18,0&gt;,&lt;18,1&gt;)],appl(prod(lex("LAYOUT"),[\char-class([range(9,10),range(13,13),range(32,32)])],{}),[char(9)])[@loc=|file://-|(266,1,&lt;18,1&gt;,&lt;18,2&gt;)],appl(prod(lex("LAYOUT"),[\char-class([range(9,10),range(13,13),range(32,32)])],{}),[char(9)])[@loc=|file://-|(267,1,&lt;18,2&gt;,&lt;18,3&gt;)],appl(prod(lex("LAYOUT"),[\char-class([range(9,10),range(13,13),range(32,32)])],{}),[char(9)])[@loc=|file://-|(268,1,&lt;18,3&gt;,&lt;18,4&gt;)],appl(prod(lex("LAYOUT"),[\char-class([range(9,10),range(13,13),range(32,32)])],{}),[char(9)])[@loc=|file://-|(269,1,&lt;18,4&gt;,&lt;18,5&gt;)],appl(prod(lex("LAYOUT"),[\char-class([range(9,10),range(13,13),range(32,32)])],{}),[char(32)])[@loc=|file://-|(270,1,&lt;18,5&gt;,&lt;18,6&gt;)],appl(prod(lex("LAYOUT"),[\char-class([range(9,10),range(13,13),range(32,32)])],{}),[char(32)])[@loc=|file://-|(271,1,&lt;18,6&gt;,&lt;18,7&gt;)],appl(prod(lex("LAYOUT"),[\char-class([range(9,10),range(13,13),range(32,32)])],{}),[char(32)])[@loc=|file://-|(272,1,&lt;18,7&gt;,&lt;18,8&gt;)],appl(prod(lex("LAYOUT"),[\char-class([range(9,10),range(13,13),range(32,32)])],{}),[char(32)])[@loc=|file://-|(273,1,&lt;18,8&gt;,&lt;18,9&gt;)]])[@loc=|file://-|(264,10,&lt;17,29&gt;,&lt;18,9&gt;)]])[@loc=|file://-|(264,10,&lt;17,29&gt;,&lt;18,9&gt;)],appl(prod(lit("end"),[\char-class([range(101,101)]),\char-class([range(110,110)]),\char-class([range(100,100)])],{}),[char(101),char(110),char(100)])])[@loc=|file://-|(186,91,&lt;14,9&gt;,&lt;18,12&gt;)],appl(prod(layouts("LAYOUTLIST"),[conditional(\iter-star(lex("LAYOUT")),{\not-follow(\char-class([range(9,10),range(13,13),range(32,32)]))})],{}),[appl(regular(\iter-star(lex("LAYOUT"))),[])[@loc=|file://-|(277,0,&lt;18,12&gt;,&lt;18,12&gt;)]])[@loc=|file://-|(277,0,&lt;18,12&gt;,&lt;18,12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278,1,&lt;18,13&gt;,&lt;19,0&gt;)],appl(prod(lex("LAYOUT"),[\char-class([range(9,10),range(13,13),range(32,32)])],{}),[char(9)])[@loc=|file://-|(279,1,&lt;19,0&gt;,&lt;19,1&gt;)],appl(prod(lex("LAYOUT"),[\char-class([range(9,10),range(13,13),range(32,32)])],{}),[char(9)])[@loc=|file://-|(280,1,</text:p>
            <text:p>19,1&gt;,&lt;19,2&gt;)],appl(prod(lex("LAYOUT"),[\char-class([range(9,10),range(13,13),range(32,32)])],{}),[char(9)])[@loc=|file://-|(281,1,&lt;19,2&gt;,&lt;19,3&gt;)],appl(prod(lex("LAYOUT"),[\char-class([range(9,10),range(13,13),range(32,32)])],{}),[char(9)])[@loc=|file://-|(282,1,&lt;19,3&gt;,&lt;19,4&gt;)],appl(prod(lex("LAYOUT"),[\char-class([range(9,10),range(13,13),range(32,32)])],{}),[char(9)])[@loc=|file://-|(283,1,&lt;19,4&gt;,&lt;19,5&gt;)],appl(prod(lex("LAYOUT"),[\char-class([range(9,10),range(13,13),range(32,32)])],{}),[char(32)])[@loc=|file://-|(284,1,&lt;19,5&gt;,&lt;19,6&gt;)],appl(prod(lex("LAYOUT"),[\char-class([range(9,10),range(13,13),range(32,32)])],{}),[char(32)])[@loc=|file://-|(285,1,&lt;19,6&gt;,&lt;19,7&gt;)],appl(prod(lex("LAYOUT"),[\char-class([range(9,10),range(13,13),range(32,32)])],{}),[char(32)])[@loc=|file://-|(286,1,&lt;19,7&gt;,&lt;19,8&gt;)],appl(prod(lex("LAYOUT"),[\char-class([range(9,10),range(13,13),range(32,32)])],{}),[char(32)])[@loc=|file://-|(287,1,&lt;19,8&gt;,&lt;19,9&gt;)]])[@loc=|file://-|(278,10,&lt;18,13&gt;,&lt;19,9&gt;)]])[@loc=|file://-|(278,10,&lt;18,13&gt;,&lt;19,9&gt;)],appl(prod(label("seq",sort("Exp")),[sort("Exp"),layouts("LAYOUTLIST"),lit(";"),layouts("LAYOUTLIST"),sort("Exp")],{assoc(right())}),[appl(prod(label("call",sort("Exp")),[lex("Ident"),layouts("LAYOUTLIST"),lit("("),layouts("LAYOUTLIST"),\iter-star-seps(sort("Exp"),[layouts("LAYOUTLIST"),lit(","),layouts("LAYOUTLIST")]),layouts("LAYOUTLIST"),lit(")")],{}),[appl(prod(lex("Ident"),[\char-class([range(65,90),range(97,122)]),conditional(\iter-star(\char-class([range(48,57),range(65,90),range(97,122)])),{\not-follow(\char-class([range(48,57),range(65,90),range(97,122)]))})],{}),[char(115),appl(regular(\iter-star(\char-class([range(48,57),range(65,90),range(97,122)]))),[char(119),char(97),char(112)])[@loc=|file://-|(289,3,&lt;19,10&gt;,&lt;19,13&gt;)]])[@loc=|file://-|(288,4,&lt;19,9&gt;,&lt;19,13&gt;)],appl(prod(layouts("LAYOUTLIST"),[conditional(\iter-star(lex("LAYOUT")),{\not-follow(\char-class([range(9,10),range(13,13),range(32,32)]))})],{}),[appl(regular(\iter-star(lex("LAYOUT"))),[])[@loc=|file://-|(292,0,&lt;19,13&gt;,&lt;19,13&gt;)]])[@loc=|file://-|(292,0,&lt;19,13&gt;,&lt;19,13&gt;)],appl(prod(lit("("),[\char-class([range(40,40)])],{}),[char(40)]),appl(prod(layouts("LAYOUTLIST"),[conditional(\iter-star(lex("LAYOUT")),{\not-follow(\char-class([range(9,10),range(13,13),range(32,32)]))})],{}),[appl(regular(\iter-star(lex("LAYOUT"))),[])[@loc=|file://-|(293,0,&lt;19,14&gt;,&lt;19,14&gt;)]])[@loc=|file://-|(293,0,&lt;19,14&gt;,&lt;19,14&gt;)],appl(regular(\iter-star-seps(sort("Exp"),[layouts("LAYOUTLIST"),lit(","),layouts("LAYOUTLIST")])),[appl(prod(label("address",sort("Exp")),[lit("&amp;"),layouts("LAYOUTLIST"),lex("Ident")],{}),[appl(prod(lit("&amp;"),[\char-class([range(38,38)])],{}),[char(38)]),appl(prod(layouts("LAYOUTLIST"),[conditional(\iter-star(lex("LAYOUT")),{\not-follow(\char-class([range(9,10),range(13,13),range(32,32)]))})],{}),[appl(regular(\iter-star(lex("LAYOUT"))),[])[@loc=|file://-|(294,0,&lt;19,15&gt;,&lt;19,15&gt;)]])[@loc=|file://-|(294,0,&lt;19,15&gt;,&lt;19,15&gt;)],appl(prod(lex("Ident"),[\char-class([range(65,90),range(97,122)]),conditional(\iter-star(\char-class([range(48,57),range(65,90),range(97,122)])),{\not-follow(\char-class([range(48,57),range(65,90),range(97,122)]))})],{}),[char(120),appl(regular(\iter-star(\char-class([range(48,57),range(65,90),range(97,122)]))),[])[@loc=|file://-|(295,0,&lt;19,16&gt;,&lt;19,16&gt;)]])[@loc=|file://-|(294,1,&lt;19,15&gt;,&lt;19,16&gt;)]])[@loc=|file://-|(293,2,&lt;19,14&gt;,&lt;19,16&gt;)],appl(prod(layouts("LAYOUTLIST"),[conditional(\iter-star(lex("LAYOUT")),{\not-follow(\char-class([range(9,10),range(13,13),range(32,32)]))})],{}),[appl(regular(\iter-star(lex("LAYOUT"))),[])[@loc=|file://-|(295,0,&lt;19,16&gt;,&lt;19,16&gt;)]])[@loc=|file://-|(295,0,&lt;19,16&gt;,&lt;19,16&gt;)],appl(prod(lit(","),[\char-class([range(44,44)])],{}),[char(44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96,1,&lt;19,17&gt;,&lt;19,18&gt;)]])[@loc=|file://-|(296,1,&lt;19,17&gt;,&lt;19,18&gt;)]])[@loc=|file://-|(296,1,&lt;19,17&gt;,&lt;19,18&gt;)],appl(prod(label("address",sort("Exp")),[lit("&amp;"),layouts("LAYOUTLIST"),lex("Ident")],{}),[appl(prod(lit("&amp;"),[\char-class([range(38,38)])],{}),[char(38)]),appl(prod(layouts("LAYOUTLIST"),[conditional(\iter-star(lex("LAYOUT")),{\not-follow(\char-class([range(9,10),range(13,13),range(32,32)]))})],{}),[appl(regular(\iter-star(lex("LAYOUT"))),[])[@loc=|file://-|(298,0,&lt;19,19&gt;,&lt;19,19&gt;)]])[@loc=|file://-|(298,0,&lt;19,19&gt;,&lt;19,19&gt;)],appl(prod(lex("Ident"),[\char-class([range(65,90),range(97,122)]),conditional(\iter-star(\char-class([range(48,57),range(65,90),range(97,122)])),{\not-follow(\char-class([range(48,57),range(65,90),range(97,122)]))})],{}),[char(121),appl(regular(\iter-star(\char-class([range(48,57),range(65,90),range(97,122)]))),[])[@loc=|file://-|(299,0,&lt;19,20&gt;,&lt;19,20&gt;)]])[@loc=|file://-|(298,1,&lt;19,19&gt;,&lt;19,20&gt;)]])[@loc=|file://-|(297,2,&lt;19,18&gt;,&lt;19,20&gt;)]])[@loc=|file://-|(293,6,&lt;19,14&gt;,&lt;19,20&gt;)],appl(prod(layouts("LAYOUTLIST"),[conditional(\iter-star(lex("LAYOUT")),{\not-follow(\char-class([range(9,10),range(13,13),range(32,32)]))})],{}),[appl(regular(\iter-star(lex("LAYOUT"))),[])[@loc=|file://-|(299,0,&lt;19,20&gt;,&lt;19,20&gt;)]])[@loc=|file://-|(299,0,&lt;19,20&gt;,&lt;19,20&gt;)],appl(prod(lit(")"),[\char-class([range(41,41)])],{}),[char(41)])])[@loc=|file://-|(288,12,&lt;19,9&gt;,&lt;19,21&gt;)],appl(prod(layouts("LAYOUTLIST"),[conditional(\iter-star(lex("LAYOUT")),{\not-follow(\char-class([range(9,10),range(13,13),range(32,32)]))})],{}),[appl(regular(\iter-star(lex("LAYOUT"))),[])[@loc=|file://-|(300,0,&lt;19,21&gt;,&lt;19,21&gt;)]])[@loc=|file://-|(300,0,&lt;19,21&gt;,&lt;19,21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301,1,&lt;19,22&gt;,&lt;20,0&gt;)],appl(prod(lex("LAYOUT"),[\char-class([range(9,10),range(13,13),range(32,32)])],{}),[char(9)])[@loc=|file://-|(302,1,&lt;20,0&gt;,&lt;20,1&gt;)],appl(prod(lex("LAYOUT"),[\char-class([range(9,10),range(13,13),range(32,32)])],{}),[char(9)])[@loc=|file://-|(303,1,&lt;20,1&gt;,&lt;20,2&gt;)],appl(prod(lex("LAYOUT"),[\char-class([range(9,10),range(13,13),range(32,32)])],{}),[char(9)])[@loc=|file://-|(304,1,&lt;20,2&gt;,&lt;20,3&gt;)],appl(prod(lex("LAYOUT"),[\char-class([range(9,10),range(13,13),range(32,32)])],{}),[char(9)])[@loc=|file://-|(305,1,&lt;20,3&gt;,&lt;20,4&gt;)],appl(prod(lex("LAYOUT"),[\char-class([range(9,10),range(13,13),range(32,32)])],{}),[char(9)])[@loc=|file://-|(306,1,&lt;20,4&gt;,&lt;20,5&gt;)],appl(prod(lex("LAYOUT"),[\char-class([range(9,10),range(13,13),range(32,32)])],{}),[char(32)])[@loc=|file://-|(307,1,&lt;20,5&gt;,&lt;20,6&gt;)],appl(prod(lex("LAYOUT"),[\char-class([range(9,10),range(13,13),range(32,32)])],{}),[char(32)])[@loc=|file://-|(308,1,&lt;20,6&gt;,&lt;20,7&gt;)],appl(prod(lex("LAYOUT"),[\char-class([range(9,10),range(13,13),range(32,32)])],{}),[char(32)])[@loc=|file://-|(309,1,&lt;20,7&gt;,&lt;20,8&gt;)],appl(prod(lex("LAYOUT"),[\char-class([range(9,10),range(13,13),range(32,32)])],{}),[char(32)])[@loc=|file://-|(310,1,&lt;20,8&gt;,&lt;20,9&gt;)]])[@loc=|file://-|(301,10,&lt;19,22&gt;,&lt;20,9&gt;)]])[@loc=|file://-|(301,10,&lt;19,22&gt;,&lt;20,9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21),appl(regular(\iter-star(\char-class([range(48,57),range(65,90),range(97,122)]))),[])[@loc=|file://-|(312,0,&lt;20,10&gt;,&lt;20,10&gt;)]])[@loc=|file://-|(311,1,&lt;20,9&gt;,&lt;20,10&gt;)]])[@loc=|file://-|(311,1,&lt;20,9&gt;,&lt;20,10&gt;)]])[@loc=|file://-|(288,24,&lt;19,9&gt;,&lt;20,10&gt;)]])[@loc=|file://-|(186,126,&lt;14,9&gt;,&lt;20,10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312,1,&lt;20,10&gt;,&lt;21,0&gt;)],appl(prod(lex("LAYOUT"),[\char-class([range(9,10),range(13,13),range(32,32)])],{}),[char(9)])[@loc=|file://-|(313,1,&lt;21,0&gt;,&lt;21,1&gt;)],appl(prod(lex("LAYOUT"),[\char-class([range(9,10),range(13,13),range(32,32)])],{}),[char(9)])[@loc=|file://-|(314,1,&lt;21,1&gt;,&lt;21,2&gt;)],appl(prod(lex("LAYOUT"),[\char-class([range(9,10),range(13,13),range(32,32)])],{}),[char(9)])[@loc=|file://-|(315,1,&lt;21,2&gt;,&lt;21,3&gt;)],appl(prod(lex("LAYOUT"),[\char-class([range(9,10),range(13,13),range(32,32)])],{}),[char(9)])[@loc=|file://-|(316,1,&lt;21,3&gt;,&lt;21,4&gt;)],appl(prod(lex("LAYOUT"),[\char-class([range(9,10),range(13,13),range(32,32)])],{}),[char(9)])[@loc=|file://-|(317,1,&lt;21,4&gt;,&lt;21,5&gt;)],appl(prod(lex("LAYOUT"),[\char-class([range(9,10),range(13,13),range(32,32)])],{}),[char(32)])[@loc=|file://-|(318,1,&lt;21,5&gt;,&lt;21,6&gt;)],appl(prod(lex("LAYOUT"),[\char-class([range(9,10),range(13,13),range(32,32)])],{}),[char(32)])[@loc=|file://-|(319,1,&lt;21,6&gt;,&lt;21,7&gt;)]])[@loc=|file://-|(312,8,&lt;20,10&gt;,&lt;21,7&gt;)]])[@loc=|file://-|(312,8,&lt;20,10&gt;,&lt;21,7&gt;)],appl(prod(lit("end"),[\char-class([range(101,101)]),\char-class([range(110,110)]),\char-class([range(100,100)])],{}),[char(101),char(110),char(100)])])[@loc=|file://-|(132,191,&lt;10,6&gt;,&lt;21,10&gt;)]])[@loc=|file://-|(115,208,&lt;9,5&gt;,&lt;21,10&gt;)]])[@loc=|file://-|(0,323,&lt;1,0&gt;,&lt;21,10&gt;)]])[@loc=|file://-|(0,323,&lt;1,0&gt;,&lt;21,10&gt;)],"Cannot find a constructor for Prog")</text:p>
          </table:table-cell>
          <table:table-cell table:number-columns-repeated="1023"/>
        </table:table-row>
        <table:table-row table:style-name="ro3">
          <table:table-cell table:style-name="ce6" office:value-type="string" calcext:value-type="string">
            <text:p>|project://rascal/src/org/rascalmpl/library/demo/lang/Func/Test.rsc|(1209,91,&lt;64,0&gt;,&lt;64,91&gt;): FALSE IllegalArgument(appl(prod(label("prog",sort("Prog")),[\iter-star-seps(sort("Func"),[layouts("LAYOUTLIST")])],{}),[appl(regular(\iter-star-seps(sort("Func"),[layouts("LAYOUTLIST")])),[appl(prod(label("func",sort("Func")),[label("name",lex("Ident")),layouts("LAYOUTLIST"),lit("("),layouts("LAYOUTLIST"),\iter-star-seps(lex("Ident"),[layouts("LAYOUTLIST"),lit(","),layouts("LAYOUTLIST")]),layouts("LAYOUTLIST"),lit(")"),layouts("LAYOUTLIST"),lit("="),layouts("LAYOUTLIST"),sort("Exp")],{}),[appl(prod(lex("Ident"),[\char-class([range(65,90),range(97,122)]),conditional(\iter-star(\char-class([range(48,57),range(65,90),range(97,122)])),{\not-follow(\char-class([range(48,57),range(65,90),range(97,122)]))})],{}),[char(102),appl(regular(\iter-star(\char-class([range(48,57),range(65,90),range(97,122)]))),[char(97),char(99),char(116)])[@loc=|file://-|(1,3,&lt;1,1&gt;,&lt;1,4&gt;)]])[@loc=|file://-|(0,4,&lt;1,0&gt;,&lt;1,4&gt;)],appl(prod(layouts("LAYOUTLIST"),[conditional(\iter-star(lex("LAYOUT")),{\not-follow(\char-class([range(9,10),range(13,13),range(32,32)]))})],{}),[appl(regular(\iter-star(lex("LAYOUT"))),[])[@loc=|file://-|(4,0,&lt;1,4&gt;,&lt;1,4&gt;)]])[@loc=|file://-|(4,0,&lt;1,4&gt;,&lt;1,4&gt;)],appl(prod(lit("("),[\char-class([range(40,40)])],{}),[char(40)]),appl(prod(layouts("LAYOUTLIST"),[conditional(\iter-star(lex("LAYOUT")),{\not-follow(\char-class([range(9,10),range(13,13),range(32,32)]))})],{}),[appl(regular(\iter-star(lex("LAYOUT"))),[])[@loc=|file://-|(5,0,&lt;1,5&gt;,&lt;1,5&gt;)]])[@loc=|file://-|(5,0,&lt;1,5&gt;,&lt;1,5&gt;)],appl(regular(\iter-star-seps(lex("Ident"),[layouts("LAYOUTLIST"),lit(","),layouts("LAYOUTLIST")])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6,0,&lt;1,6&gt;,&lt;1,6&gt;)]])[@loc=|file://-|(5,1,&lt;1,5&gt;,&lt;1,6&gt;)]])[@loc=|file://-|(5,1,&lt;1,5&gt;,&lt;1,6&gt;)],appl(prod(layouts("LAYOUTLIST"),[conditional(\iter-star(lex("LAYOUT")),{\not-follow(\char-class([range(9,10),range(13,13),range(32,32)]))})],{}),[appl(regular(\iter-star(lex("LAYOUT"))),[])[@loc=|file://-|(6,0,&lt;1,6&gt;,&lt;1,6&gt;)]])[@loc=|file://-|(6,0,&lt;1,6&gt;,&lt;1,6&gt;)],appl(prod(lit(")"),[\char-class([range(41,41)])],{}),[char(4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7,1,&lt;1,7&gt;,&lt;1,8&gt;)]])[@loc=|file://-|(7,1,&lt;1,7&gt;,&lt;1,8&gt;)]])[@loc=|file://-|(7,1,&lt;1,7&gt;,&lt;1,8&gt;)],appl(prod(lit("="),[\char-class([range(61,61)])],{}),[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9,1,&lt;1,9&gt;,&lt;1,10&gt;)],appl(prod(lex("LAYOUT"),[\char-class([range(9,10),range(13,13),range(32,32)])],{}),[char(10)])[@loc=|file://-|(10,1,&lt;1,10&gt;,&lt;2,0&gt;)],appl(prod(lex("LAYOUT"),[\char-class([range(9,10),range(13,13),range(32,32)])],{}),[char(9)])[@loc=|file://-|(11,1,&lt;2,0&gt;,&lt;2,1&gt;)],appl(prod(lex("LAYOUT"),[\char-class([range(9,10),range(13,13),range(32,32)])],{}),[char(9)])[@loc=|file://-|(12,1,&lt;2,1&gt;,&lt;2,2&gt;)],appl(prod(lex("LAYOUT"),[\char-class([range(9,10),range(13,13),range(32,32)])],{}),[char(9)])[@loc=|file://-|(13,1,&lt;2,2&gt;,&lt;2,3&gt;)],appl(prod(lex("LAYOUT"),[\char-class([range(9,10),range(13,13),range(32,32)])],{}),[char(9)])[@loc=|file://-|(14,1,&lt;2,3&gt;,&lt;2,4&gt;)],appl(prod(lex("LAYOUT"),[\char-class([range(9,10),range(13,13),range(32,32)])],{}),[char(9)])[@loc=|file://-|(15,1,&lt;2,4&gt;,&lt;2,5&gt;)],appl(prod(lex("LAYOUT"),[\char-class([range(9,10),range(13,13),range(32,32)])],{}),[char(32)])[@loc=|file://-|(16,1,&lt;2,5&gt;,&lt;2,6&gt;)],appl(prod(lex("LAYOUT"),[\char-class([range(9,10),range(13,13),range(32,32)])],{}),[char(32)])[@loc=|file://-|(17,1,&lt;2,6&gt;,&lt;2,7&gt;)],appl(prod(lex("LAYOUT"),[\char-class([range(9,10),range(13,13),range(32,32)])],{}),[char(32)])[@loc=|file://-|(18,1,&lt;2,7&gt;,&lt;2,8&gt;)],appl(prod(lex("LAYOUT"),[\char-class([range(9,10),range(13,13),range(32,32)])],{}),[char(32)])[@loc=|file://-|(19,1,&lt;2,8&gt;,&lt;2,9&gt;)]])[@loc=|file://-|(9,11,&lt;1,9&gt;,&lt;2,9&gt;)]])[@loc=|file://-|(9,11,&lt;1,9&gt;,&lt;2,9&gt;)],appl(prod(label("seq",sort("Exp")),[sort("Exp"),layouts("LAYOUTLIST"),lit(";"),layouts("LAYOUTLIST"),sort("Exp")],{assoc(right())}),[appl(prod(label("cond",sort("Exp")),[lit("if"),layouts("LAYOUTLIST"),sort("Exp"),layouts("LAYOUTLIST"),lit("then"),layouts("LAYOUTLIST"),sort("Exp"),layouts("LAYOUTLIST"),lit("else"),layouts("LAYOUTLIST"),sort("Exp"),layouts("LAYOUTLIST"),lit("end")],{}),[appl(prod(lit("if"),[\char-class([range(105,105)]),\char-class([range(102,102)])],{}),[char(105),char(102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2,1,&lt;2,11&gt;,&lt;2,12&gt;)]])[@loc=|file://-|(22,1,&lt;2,11&gt;,&lt;2,12&gt;)]])[@loc=|file://-|(22,1,&lt;2,11&gt;,&lt;2,12&gt;)],appl(prod(label("leq",sort("Exp")),[sort("Exp"),layouts("LAYOUTLIST"),lit("\&lt;="),layouts("LAYOUTLIST"),sort("Exp")],{assoc(\non-assoc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24,0,&lt;2,13&gt;,&lt;2,13&gt;)]])[@loc=|file://-|(23,1,&lt;2,12&gt;,&lt;2,13&gt;)]])[@loc=|file://-|(23,1,&lt;2,12&gt;,&lt;2,13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4,1,&lt;2,13&gt;,&lt;2,14&gt;)]])[@loc=|file://-|(24,1,&lt;2,13&gt;,&lt;2,14&gt;)]])[@loc=|file://-|(24,1,&lt;2,13&gt;,&lt;2,14&gt;)],appl(prod(lit("\&lt;="),[\char-class([range(60,60)]),\char-class([range(61,61)])],{}),[char(60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7,1,&lt;2,16&gt;,&lt;2,17&gt;)]])[@loc=|file://-|(27,1,&lt;2,16&gt;,&lt;2,17&gt;)]])[@loc=|file://-|(27,1,&lt;2,16&gt;,&lt;2,17&gt;)],appl(prod(label("nat",sort("Exp")),[lex("Natural")],{}),[appl(prod(lex("Natural"),[conditional(iter(\char-class([range(48,57)])),{\not-follow(\char-class([range(48,57)]))})],{}),[appl(regular(iter(\char-class([range(48,57)]))),[char(49)])[@loc=|file://-|(28,1,&lt;2,17&gt;,&lt;2,18&gt;)]])[@loc=|file://-|(28,1,&lt;2,17&gt;,&lt;2,18&gt;)]])[@loc=|file://-|(28,1,&lt;2,17&gt;,&lt;2,18&gt;)]])[@loc=|file://-|(23,6,&lt;2,12&gt;,&lt;2,18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9,1,&lt;2,18&gt;,&lt;2,19&gt;)]])[@loc=|file://-|(29,1,&lt;2,18&gt;,&lt;2,19&gt;)]])[@loc=|file://-|(29,1,&lt;2,18&gt;,&lt;2,19&gt;)],appl(prod(lit("then"),[\char-class([range(116,116)]),\char-class([range(104,104)]),\char-class([range(101,101)]),\char-class([range(110,110)])],{}),[char(116),char(104),char(101),char(110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34,1,&lt;2,23&gt;,&lt;2,24&gt;)],appl(prod(lex("LAYOUT"),[\char-class([range(9,10),range(13,13),range(32,32)])],{}),[char(10)])[@loc=|file://-|(35,1,&lt;2,24&gt;,&lt;3,0&gt;)],appl(prod(lex("LAYOUT"),[\char-class([range(9,10),range(13,13),range(32,32)])],{}),[char(9)])[@loc=|file://-|(36,1,&lt;3,0&gt;,&lt;3,1&gt;)],appl(prod(lex("LAYOUT"),[\char-class([range(9,10),range(13,13),range(32,32)])],{}),[char(9)])[@loc=|file://-|(37,1,&lt;3,1&gt;,&lt;3,2&gt;)],appl(prod(lex("LAYOUT"),[\char-class([range(9,10),range(13,13),range(32,32)])],{}),[char(9)])[@loc=|file://-|(38,1,&lt;3,2&gt;,&lt;3,3&gt;)],appl(prod(lex("LAYOUT"),[\char-class([range(9,10),range(13,13),range(32,32)])],{}),[char(9)])[@loc=|file://-|(39,1,&lt;3,3&gt;,&lt;3,4&gt;)],appl(prod(lex("LAYOUT"),[\char-class([range(9,10),range(13,13),range(32,32)])],{}),[char(9)])[@loc=|file://-|(40,1,&lt;3,4&gt;,&lt;3,5&gt;)],appl(prod(lex("LAYOUT"),[\char-class([range(9,10),range(13,13),range(32,32)])],{}),[char(32)])[@loc=|file://-|(41,1,&lt;3,5&gt;,&lt;3,6&gt;)],appl(prod(lex("LAYOUT"),[\char-class([range(9,10),range(13,13),range(32,32)])],{}),[char(32)])[@loc=|file://-|(42,1,&lt;3,6&gt;,&lt;3,7&gt;)],appl(prod(lex("LAYOUT"),[\char-class([range(9,10),range(13,13),range(32,32)])],{}),[char(32)])[@loc=|file://-|(43,1,&lt;3,7&gt;,&lt;3,8&gt;)],appl(prod(lex("LAYOUT"),[\char-class([range(9,10),range(13,13),range(32,32)])],{}),[char(32)])[@loc=|file://-|(44,1,&lt;3,8&gt;,&lt;3,9&gt;)],appl(prod(lex("LAYOUT"),[\char-class([range(9,10),range(13,13),range(32,32)])],{}),[char(32)])[@loc=|file://-|(45,1,&lt;3,9&gt;,&lt;3,10&gt;)],appl(prod(lex("LAYOUT"),[\char-class([range(9,10),range(13,13),range(32,32)])],{}),[char(32)])[@loc=|file://-|(46,1,&lt;3,10&gt;,&lt;3,11&gt;)]])[@loc=|file://-|(34,13,&lt;2,23&gt;,&lt;3,11&gt;)]])[@loc=|file://-|(34,13,&lt;2,23&gt;,&lt;3,11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48,0,&lt;3,12&gt;,&lt;3,12&gt;)]])[@loc=|file://-|(47,1,&lt;3,11&gt;,&lt;3,12&gt;)]])[@loc=|file://-|(47,1,&lt;3,11&gt;,&lt;3,12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48,1,&lt;3,12&gt;,&lt;3,13&gt;)]])[@loc=|file://-|(48,1,&lt;3,12&gt;,&lt;3,13&gt;)]])[@loc=|file://-|(48,1,&lt;3,12&gt;,&lt;3,13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51,1,&lt;3,15&gt;,&lt;3,16&gt;)]])[@loc=|file://-|(51,1,&lt;3,15&gt;,&lt;3,16&gt;)]])[@loc=|file://-|(51,1,&lt;3,15&gt;,&lt;3,16&gt;)],appl(prod(label("nat",sort("Exp")),[lex("Natural")],{}),[appl(prod(lex("Natural"),[conditional(iter(\char-class([range(48,57)])),{\not-follow(\char-class([range(48,57)]))})],{}),[appl(regular(iter(\char-class([range(48,57)]))),[char(49)])[@loc=|file://-|(52,1,&lt;3,16&gt;,&lt;3,17&gt;)]])[@loc=|file://-|(52,1,&lt;3,16&gt;,&lt;3,17&gt;)]])[@loc=|file://-|(52,1,&lt;3,16&gt;,&lt;3,17&gt;)]])[@loc=|file://-|(47,6,&lt;3,11&gt;,&lt;3,17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53,1,&lt;3,17&gt;,&lt;4,0&gt;)],appl(prod(lex("LAYOUT"),[\char-class([range(9,10),range(13,13),range(32,32)])],{}),[char(9)])[@loc=|file://-|(54,1,&lt;4,0&gt;,&lt;4,1&gt;)],appl(prod(lex("LAYOUT"),[\char-class([range(9,10),range(13,13),range(32,32)])],{}),[char(9)])[@loc=|file://-|(55,1,&lt;4,1&gt;,&lt;4,2&gt;)],appl(prod(lex("LAYOUT"),[\char-class([range(9,10),range(13,13),range(32,32)])],{}),[char(9)])[@loc=|file://-|(56,1,&lt;4,2&gt;,&lt;4,3&gt;)],appl(prod(lex("LAYOUT"),[\char-class([range(9,10),range(13,13),range(32,32)])],{}),[char(9)])[@loc=|file://-|(57,1,&lt;4,3&gt;,&lt;4,4&gt;)],appl(prod(lex("LAYOUT"),[\char-class([range(9,10),range(13,13),range(32,32)])],{}),[char(9)])[@loc=|file://-|(58,1,&lt;4,4&gt;,&lt;4,5&gt;)],appl(prod(lex("LAYOUT"),[\char-class([range(9,10),range(13,13),range(32,32)])],{}),[char(32)])[@loc=|file://-|(59,1,&lt;4,5&gt;,&lt;4,6&gt;)],appl(prod(lex("LAYOUT"),[\char-class([range(9,10),range(13,13),range(32,32)])],{}),[char(32)])[@loc=|file://-|(60,1,&lt;4,6&gt;,&lt;4,7&gt;)],appl(prod(lex("LAYOUT"),[\char-class([range(9,10),range(13,13),range(32,32)])],{}),[char(32)])[@loc=|file://-|(61,1,&lt;4,7&gt;,&lt;4,8&gt;)],appl(prod(lex("LAYOUT"),[\char-class([range(9,10),range(13,13),range(32,32)])],{}),[char(32)])[@loc=|file://-|(62,1,&lt;4,8&gt;,&lt;4,9&gt;)]])[@loc=|file://-|(53,10,&lt;3,17&gt;,&lt;4,9&gt;)]])[@loc=|file://-|(53,10,&lt;3,17&gt;,&lt;4,9&gt;)],appl(prod(lit("else"),[\char-class([range(101,101)]),\char-class([range(108,108)]),\char-class([range(115,115)]),\char-class([range(101,101)])],{}),[char(101),char(108),char(115),char(10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7,1,&lt;4,13&gt;,&lt;4,14&gt;)],appl(prod(lex("LAYOUT"),[\char-class([range(9,10),range(13,13),range(32,32)])],{}),[char(10)])[@loc=|file://-|(68,1,&lt;4,14&gt;,&lt;5,0&gt;)],appl(prod(lex("LAYOUT"),[\char-class([range(9,10),range(13,13),range(32,32)])],{}),[char(9)])[@loc=|file://-|(69,1,&lt;5,0&gt;,&lt;5,1&gt;)],appl(prod(lex("LAYOUT"),[\char-class([range(9,10),range(13,13),range(32,32)])],{}),[char(9)])[@loc=|file://-|(70,1,&lt;5,1&gt;,&lt;5,2&gt;)],appl(prod(lex("LAYOUT"),[\char-class([range(9,10),range(13,13),range(32,32)])],{}),[char(9)])[@loc=|file://-|(71,1,&lt;5,2&gt;,&lt;5,3&gt;)],appl(prod(lex("LAYOUT"),[\char-class([range(9,10),range(13,13),range(32,32)])],{}),[char(9)])[@loc=|file://-|(72,1,&lt;5,3&gt;,&lt;5,4&gt;)],appl(prod(lex("LAYOUT"),[\char-class([range(9,10),range(13,13),range(32,32)])],{}),[char(9)])[@loc=|file://-|(73,1,&lt;5,4&gt;,&lt;5,5&gt;)],appl(prod(lex("LAYOUT"),[\char-class([range(9,10),range(13,13),range(32,32)])],{}),[char(32)])[@loc=|file://-|(74,1,&lt;5,5&gt;,&lt;5,6&gt;)],appl(prod(lex("LAYOUT"),[\char-class([range(9,10),range(13,13),range(32,32)])],{}),[char(32)])[@loc=|file://-|(75,1,&lt;5,6&gt;,&lt;5,7&gt;)],appl(prod(lex("LAYOUT"),[\char-class([range(9,10),range(13,13),range(32,32)])],{}),[char(32)])[@loc=|file://-|(76,1,&lt;5,7&gt;,&lt;5,8&gt;)],appl(prod(lex("LAYOUT"),[\char-class([range(9,10),range(13,13),range(32,32)])],{}),[char(32)])[@loc=|file://-|(77,1,&lt;5,8&gt;,&lt;5,9&gt;)],appl(prod(lex("LAYOUT"),[\char-class([range(9,10),range(13,13),range(32,32)])],{}),[char(32)])[@loc=|file://-|(78,1,&lt;5,9&gt;,&lt;5,10&gt;)],appl(prod(lex("LAYOUT"),[\char-class([range(9,10),range(13,13),range(32,32)])],{}),[char(32)])[@loc=|file://-|(79,1,&lt;5,10&gt;,&lt;5,11&gt;)]])[@loc=|file://-|(67,13,&lt;4,13&gt;,&lt;5,11&gt;)]])[@loc=|file://-|(67,13,&lt;4,13&gt;,&lt;5,11&gt;)],amb({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81,0,&lt;5,12&gt;,&lt;5,12&gt;)]])[@loc=|file://-|(80,1,&lt;5,11&gt;,&lt;5,12&gt;)]])[@loc=|file://-|(80,1,&lt;5,11&gt;,&lt;5,12&gt;)],appl(prod(layouts("LAYOUTLIST"),[conditional(\iter-star(lex("LAYOUT")),{\not-follow(\char-class([range(9,10),range(13,13),range(32,32)]))})],{}),[appl(regular(\iter-star(lex("LAYOU</text:p>
            <text:p>"))),[appl(prod(lex("LAYOUT"),[\char-class([range(9,10),range(13,13),range(32,32)])],{}),[char(32)])[@loc=|file://-|(81,1,&lt;5,12&gt;,&lt;5,13&gt;)]])[@loc=|file://-|(81,1,&lt;5,12&gt;,&lt;5,13&gt;)]])[@loc=|file://-|(81,1,&lt;5,12&gt;,&lt;5,13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5,15&gt;,&lt;5,16&gt;)]])[@loc=|file://-|(84,1,&lt;5,15&gt;,&lt;5,16&gt;)]])[@loc=|file://-|(84,1,&lt;5,15&gt;,&lt;5,16&gt;)],appl(prod(label("mul",sort("Exp")),[sort("Exp"),layouts("LAYOUTLIST"),lit("*"),layouts("LAYOUTLIST"),sort("Exp")],{assoc(lef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86,0,&lt;5,17&gt;,&lt;5,17&gt;)]])[@loc=|file://-|(85,1,&lt;5,16&gt;,&lt;5,17&gt;)]])[@loc=|file://-|(85,1,&lt;5,16&gt;,&lt;5,17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6,1,&lt;5,17&gt;,&lt;5,18&gt;)]])[@loc=|file://-|(86,1,&lt;5,17&gt;,&lt;5,18&gt;)]])[@loc=|file://-|(86,1,&lt;5,17&gt;,&lt;5,18&gt;)],appl(prod(lit("*"),[\char-class([range(42,42)])],{}),[char(42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8,1,&lt;5,19&gt;,&lt;5,20&gt;)]])[@loc=|file://-|(88,1,&lt;5,19&gt;,&lt;5,20&gt;)]])[@loc=|file://-|(88,1,&lt;5,19&gt;,&lt;5,20&gt;)],appl(prod(label("call",sort("Exp")),[lex("Ident"),layouts("LAYOUTLIST"),lit("("),layouts("LAYOUTLIST"),\iter-star-seps(sort("Exp"),[layouts("LAYOUTLIST"),lit(","),layouts("LAYOUTLIST")]),layouts("LAYOUTLIST"),lit(")")],{}),[appl(prod(lex("Ident"),[\char-class([range(65,90),range(97,122)]),conditional(\iter-star(\char-class([range(48,57),range(65,90),range(97,122)])),{\not-follow(\char-class([range(48,57),range(65,90),range(97,122)]))})],{}),[char(102),appl(regular(\iter-star(\char-class([range(48,57),range(65,90),range(97,122)]))),[char(97),char(99),char(116)])[@loc=|file://-|(90,3,&lt;5,21&gt;,&lt;5,24&gt;)]])[@loc=|file://-|(89,4,&lt;5,20&gt;,&lt;5,24&gt;)],appl(prod(layouts("LAYOUTLIST"),[conditional(\iter-star(lex("LAYOUT")),{\not-follow(\char-class([range(9,10),range(13,13),range(32,32)]))})],{}),[appl(regular(\iter-star(lex("LAYOUT"))),[])[@loc=|file://-|(93,0,&lt;5,24&gt;,&lt;5,24&gt;)]])[@loc=|file://-|(93,0,&lt;5,24&gt;,&lt;5,24&gt;)],appl(prod(lit("("),[\char-class([range(40,40)])],{}),[char(40)]),appl(prod(layouts("LAYOUTLIST"),[conditional(\iter-star(lex("LAYOUT")),{\not-follow(\char-class([range(9,10),range(13,13),range(32,32)]))})],{}),[appl(regular(\iter-star(lex("LAYOUT"))),[])[@loc=|file://-|(94,0,&lt;5,25&gt;,&lt;5,25&gt;)]])[@loc=|file://-|(94,0,&lt;5,25&gt;,&lt;5,25&gt;)],appl(regular(\iter-star-seps(sort("Exp"),[layouts("LAYOUTLIST"),lit(","),layouts("LAYOUTLIST")])),[appl(prod(label("sub",sort("Exp")),[sort("Exp"),layouts("LAYOUTLIST"),lit("-"),layouts("LAYOUTLIST"),sort("Exp")],{assoc(lef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95,0,&lt;5,26&gt;,&lt;5,26&gt;)]])[@loc=|file://-|(94,1,&lt;5,25&gt;,&lt;5,26&gt;)]])[@loc=|file://-|(94,1,&lt;5,25&gt;,&lt;5,26&gt;)],appl(prod(layouts("LAYOUTLIST"),[conditional(\iter-star(lex("LAYOUT")),{\not-follow(\char-class([range(9,10),range(13,13),range(32,32)]))})],{}),[appl(regular(\iter-star(lex("LAYOUT"))),[])[@loc=|file://-|(95,0,&lt;5,26&gt;,&lt;5,26&gt;)]])[@loc=|file://-|(95,0,&lt;5,26&gt;,&lt;5,26&gt;)],appl(prod(lit("-"),[\char-class([range(45,45)])],{}),[char(45)]),appl(prod(layouts("LAYOUTLIST"),[conditional(\iter-star(lex("LAYOUT")),{\not-follow(\char-class([range(9,10),range(13,13),range(32,32)]))})],{}),[appl(regular(\iter-star(lex("LAYOUT"))),[])[@loc=|file://-|(96,0,&lt;5,27&gt;,&lt;5,27&gt;)]])[@loc=|file://-|(96,0,&lt;5,27&gt;,&lt;5,27&gt;)],appl(prod(label("nat",sort("Exp")),[lex("Natural")],{}),[appl(prod(lex("Natural"),[conditional(iter(\char-class([range(48,57)])),{\not-follow(\char-class([range(48,57)]))})],{}),[appl(regular(iter(\char-class([range(48,57)]))),[char(49)])[@loc=|file://-|(96,1,&lt;5,27&gt;,&lt;5,28&gt;)]])[@loc=|file://-|(96,1,&lt;5,27&gt;,&lt;5,28&gt;)]])[@loc=|file://-|(96,1,&lt;5,27&gt;,&lt;5,28&gt;)]])[@loc=|file://-|(94,3,&lt;5,25&gt;,&lt;5,28&gt;)]])[@loc=|file://-|(94,3,&lt;5,25&gt;,&lt;5,28&gt;)],appl(prod(layouts("LAYOUTLIST"),[conditional(\iter-star(lex("LAYOUT")),{\not-follow(\char-class([range(9,10),range(13,13),range(32,32)]))})],{}),[appl(regular(\iter-star(lex("LAYOUT"))),[])[@loc=|file://-|(97,0,&lt;5,28&gt;,&lt;5,28&gt;)]])[@loc=|file://-|(97,0,&lt;5,28&gt;,&lt;5,28&gt;)],appl(prod(lit(")"),[\char-class([range(41,41)])],{}),[char(41)])])[@loc=|file://-|(89,9,&lt;5,20&gt;,&lt;5,29&gt;)]])[@loc=|file://-|(85,13,&lt;5,16&gt;,&lt;5,29&gt;)]])[@loc=|file://-|(80,18,&lt;5,11&gt;,&lt;5,29&gt;)],appl(prod(label("mul",sort("Exp")),[sort("Exp"),layouts("LAYOUTLIST"),lit("*"),layouts("LAYOUTLIST"),sort("Exp")],{assoc(left())}),[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81,0,&lt;5,12&gt;,&lt;5,12&gt;)]])[@loc=|file://-|(80,1,&lt;5,11&gt;,&lt;5,12&gt;)]])[@loc=|file://-|(80,1,&lt;5,11&gt;,&lt;5,12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1,1,&lt;5,12&gt;,&lt;5,13&gt;)]])[@loc=|file://-|(81,1,&lt;5,12&gt;,&lt;5,13&gt;)]])[@loc=|file://-|(81,1,&lt;5,12&gt;,&lt;5,13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5,15&gt;,&lt;5,16&gt;)]])[@loc=|file://-|(84,1,&lt;5,15&gt;,&lt;5,16&gt;)]])[@loc=|file://-|(84,1,&lt;5,15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86,0,&lt;5,17&gt;,&lt;5,17&gt;)]])[@loc=|file://-|(85,1,&lt;5,16&gt;,&lt;5,17&gt;)]])[@loc=|file://-|(85,1,&lt;5,16&gt;,&lt;5,17&gt;)]])[@loc=|file://-|(80,6,&lt;5,11&gt;,&lt;5,17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6,1,&lt;5,17&gt;,&lt;5,18&gt;)]])[@loc=|file://-|(86,1,&lt;5,17&gt;,&lt;5,18&gt;)]])[@loc=|file://-|(86,1,&lt;5,17&gt;,&lt;5,18&gt;)],appl(prod(lit("*"),[\char-class([range(42,42)])],{}),[char(42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8,1,&lt;5,19&gt;,&lt;5,20&gt;)]])[@loc=|file://-|(88,1,&lt;5,19&gt;,&lt;5,20&gt;)]])[@loc=|file://-|(88,1,&lt;5,19&gt;,&lt;5,20&gt;)],appl(prod(label("call",sort("Exp")),[lex("Ident"),layouts("LAYOUTLIST"),lit("("),layouts("LAYOUTLIST"),\iter-star-seps(sort("Exp"),[layouts("LAYOUTLIST"),lit(","),layouts("LAYOUTLIST")]),layouts("LAYOUTLIST"),lit(")")],{}),[appl(prod(lex("Ident"),[\char-class([range(65,90),range(97,122)]),conditional(\iter-star(\char-class([range(48,57),range(65,90),range(97,122)])),{\not-follow(\char-class([range(48,57),range(65,90),range(97,122)]))})],{}),[char(102),appl(regular(\iter-star(\char-class([range(48,57),range(65,90),range(97,122)]))),[char(97),char(99),char(116)])[@loc=|file://-|(90,3,&lt;5,21&gt;,&lt;5,24&gt;)]])[@loc=|file://-|(89,4,&lt;5,20&gt;,&lt;5,24&gt;)],appl(prod(layouts("LAYOUTLIST"),[conditional(\iter-star(lex("LAYOUT")),{\not-follow(\char-class([range(9,10),range(13,13),range(32,32)]))})],{}),[appl(regular(\iter-star(lex("LAYOUT"))),[])[@loc=|file://-|(93,0,&lt;5,24&gt;,&lt;5,24&gt;)]])[@loc=|file://-|(93,0,&lt;5,24&gt;,&lt;5,24&gt;)],appl(prod(lit("("),[\char-class([range(40,40)])],{}),[char(40)]),appl(prod(layouts("LAYOUTLIST"),[conditional(\iter-star(lex("LAYOUT")),{\not-follow(\char-class([range(9,10),range(13,13),range(32,32)]))})],{}),[appl(regular(\iter-star(lex("LAYOUT"))),[])[@loc=|file://-|(94,0,&lt;5,25&gt;,&lt;5,25&gt;)]])[@loc=|file://-|(94,0,&lt;5,25&gt;,&lt;5,25&gt;)],appl(regular(\iter-star-seps(sort("Exp"),[layouts("LAYOUTLIST"),lit(","),layouts("LAYOUTLIST")])),[appl(prod(label("sub",sort("Exp")),[sort("Exp"),layouts("LAYOUTLIST"),lit("-"),layouts("LAYOUTLIST"),sort("Exp")],{assoc(lef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95,0,&lt;5,26&gt;,&lt;5,26&gt;)]])[@loc=|file://-|(94,1,&lt;5,25&gt;,&lt;5,26&gt;)]])[@loc=|file://-|(94,1,&lt;5,25&gt;,&lt;5,26&gt;)],appl(prod(layouts("LAYOUTLIST"),[conditional(\iter-star(lex("LAYOUT")),{\not-follow(\char-class([range(9,10),range(13,13),range(32,32)]))})],{}),[appl(regular(\iter-star(lex("LAYOUT"))),[])[@loc=|file://-|(95,0,&lt;5,26&gt;,&lt;5,26&gt;)]])[@loc=|file://-|(95,0,&lt;5,26&gt;,&lt;5,26&gt;)],appl(prod(lit("-"),[\char-class([range(45,45)])],{}),[char(45)]),appl(prod(layouts("LAYOUTLIST"),[conditional(\iter-star(lex("LAYOUT")),{\not-follow(\char-class([range(9,10),range(13,13),range(32,32)]))})],{}),[appl(regular(\iter-star(lex("LAYOUT"))),[])[@loc=|file://-|(96,0,&lt;5,27&gt;,&lt;5,27&gt;)]])[@loc=|file://-|(96,0,&lt;5,27&gt;,&lt;5,27&gt;)],appl(prod(label("nat",sort("Exp")),[lex("Natural")],{}),[appl(prod(lex("Natural"),[conditional(iter(\char-class([range(48,57)])),{\not-follow(\char-class([range(48,57)]))})],{}),[appl(regular(iter(\char-class([range(48,57)]))),[char(49)])[@loc=|file://-|(96,1,&lt;5,27&gt;,&lt;5,28&gt;)]])[@loc=|file://-|(96,1,&lt;5,27&gt;,&lt;5,28&gt;)]])[@loc=|file://-|(96,1,&lt;5,27&gt;,&lt;5,28&gt;)]])[@loc=|file://-|(94,3,&lt;5,25&gt;,&lt;5,28&gt;)]])[@loc=|file://-|(94,3,&lt;5,25&gt;,&lt;5,28&gt;)],appl(prod(layouts("LAYOUTLIST"),[conditional(\iter-star(lex("LAYOUT")),{\not-follow(\char-class([range(9,10),range(13,13),range(32,32)]))})],{}),[appl(regular(\iter-star(lex("LAYOUT"))),[])[@loc=|file://-|(97,0,&lt;5,28&gt;,&lt;5,28&gt;)]])[@loc=|file://-|(97,0,&lt;5,28&gt;,&lt;5,28&gt;)],appl(prod(lit(")"),[\char-class([range(41,41)])],{}),[char(41)])])[@loc=|file://-|(89,9,&lt;5,20&gt;,&lt;5,29&gt;)]])[@loc=|file://-|(80,18,&lt;5,11&gt;,&lt;5,29&gt;)]})[@loc=|file://-|(80,18,&lt;5,11&gt;,&lt;5,29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98,1,&lt;5,29&gt;,&lt;6,0&gt;)],appl(prod(lex("LAYOUT"),[\char-class([range(9,10),range(13,13),range(32,32)])],{}),[char(9)])[@loc=|file://-|(99,1,&lt;6,0&gt;,&lt;6,1&gt;)],appl(prod(lex("LAYOUT"),[\char-class([range(9,10),range(13,13),range(32,32)])],{}),[char(9)])[@loc=|file://-|(100,1,&lt;6,1&gt;,&lt;6,2&gt;)],appl(prod(lex("LAYOUT"),[\char-class([range(9,10),range(13,13),range(32,32)])],{}),[char(9)])[@loc=|file://-|(101,1,&lt;6,2&gt;,&lt;6,3&gt;)],appl(prod(lex("LAYOUT"),[\char-class([range(9,10),range(13,13),range(32,32)])],{}),[char(9)])[@loc=|file://-|(102,1,&lt;6,3&gt;,&lt;6,4&gt;)],appl(prod(lex("LAYOUT"),[\char-class([range(9,10),range(13,13),range(32,32)])],{}),[char(9)])[@loc=|file://-|(103,1,&lt;6,4&gt;,&lt;6,5&gt;)],appl(prod(lex("LAYOUT"),[\char-class([range(9,10),range(13,13),range(32,32)])],{}),[char(32)])[@loc=|file://-|(104,1,&lt;6,5&gt;,&lt;6,6&gt;)],appl(prod(lex("LAYOUT"),[\char-class([range(9,10),range(13,13),range(32,32)])],{}),[char(32)])[@loc=|file://-|(105,1,&lt;6,6&gt;,&lt;6,7&gt;)],appl(prod(lex("LAYOUT"),[\char-class([range(9,10),range(13,13),range(32,32)])],{}),[char(32)])[@loc=|file://-|(106,1,&lt;6,7&gt;,&lt;6,8&gt;)],appl(prod(lex("LAYOUT"),[\char-class([range(9,10),range(13,13),range(32,32)])],{}),[char(32)])[@loc=|file://-|(107,1,&lt;6,8&gt;,&lt;6,9&gt;)]])[@loc=|file://-|(98,10,&lt;5,29&gt;,&lt;6,9&gt;)]])[@loc=|file://-|(98,10,&lt;5,29&gt;,&lt;6,9&gt;)],appl(prod(lit("end"),[\char-class([range(101,101)]),\char-class([range(110,110)]),\char-class([range(100,100)])],{}),[char(101),char(110),char(100)])])[@loc=|file://-|(20,91,&lt;2,9&gt;,&lt;6,12&gt;)],appl(prod(layouts("LAYOUTLIST"),[conditional(\iter-star(lex("LAYOUT")),{\not-follow(\char-class([range(9,10),range(13,13),range(32,32)]))})],{}),[appl(regular(\iter-star(lex("LAYOUT"))),[])[@loc=|file://-|(111,0,&lt;6,12&gt;,&lt;6,12&gt;)]])[@loc=|file://-|(111,0,&lt;6,12&gt;,&lt;6,12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112,1,&lt;6,13&gt;,&lt;7,0&gt;)],appl(prod(lex("LAYOUT"),[\char-class([range(9,10),range(13,13),range(32,32)])],{}),[char(9)])[@loc=|file://-|(113,1,&lt;7,0&gt;,&lt;7,1&gt;)],appl(prod(lex("LAYOUT"),[\char-class([range(9,10),range(13,13),range(32,32)])],{}),[char(9)])[@loc=|file://-|(114,1,&lt;7,1&gt;,&lt;7,2&gt;)],appl(prod(lex("LAYOUT"),[\char-class([range(9,10),range(13,13),range(32,32)])],{}),[char(9)])[@loc=|file://-|(115,1,&lt;7,2&gt;,&lt;7,3&gt;)],appl(prod(lex("LAYOUT"),[\char-class([range(9,10),range(13,13),range(32,32)])],{}),[char(9)])[@loc=|file://-|(116,1,&lt;7,3&gt;,&lt;7,4&gt;)],appl(prod(lex("LAYOUT"),[\char-class([range(9,10),range(13,13),range(32,32)])],{}),[char(9)])[@loc=|file://-|(117,1,&lt;7,4&gt;,&lt;7,5&gt;)],appl(prod(lex("LAYOUT"),[\char-class([range(9,10),range(13,13),range(32,32)])],{}),[char(32)])[@loc=|file://-|(118,1,&lt;7,5&gt;,&lt;7,6&gt;)],appl(prod(lex("LAYOUT"),[\char-class([range(9,10),range(13,13),range(32,32)])],{}),[char(32)])[@loc=|file://-|(119,1,&lt;7,6&gt;,&lt;7,7&gt;)],appl(prod(lex("LAYOUT"),[\char-class([range(9,10),range(13,13),range(32,32)])],{}),[char(32)])[@loc=|file://-|(120,1,&lt;7,7&gt;,&lt;7,8&gt;)],appl(prod(lex("LAYOUT"),[\char-class([range(9,10),range(13,13),range(32,32)])],{}),[char(32)])[@loc=|file://-|(121,1,&lt;7,8&gt;,&lt;7,9&gt;)]])[@loc=|file://-|(112,10,&lt;6,13&gt;,&lt;7,9&gt;)]])[@loc=|file://-|(112,10,&lt;6,13&gt;,&lt;7,9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123,0,&lt;7,10&gt;,&lt;7,10&gt;)]])[@loc=|file://-|(122,1,&lt;7,9&gt;,&lt;7,10&gt;)]])[@loc=|file://-|(122,1,&lt;7,9&gt;,&lt;7,10&gt;)]])[@loc=|file://-|(20,103,&lt;2,9&gt;,&lt;7,10&gt;)]])[@loc=|file://-|(0,123,&lt;1,0&gt;,&lt;7,10&gt;)]])[@loc=|file://-|(0,123,&lt;1,0</text:p>
            <text:p>,&lt;7,10&gt;)]])[@loc=|file://-|(0,123,&lt;1,0&gt;,&lt;7,10&gt;)],"Cannot find a constructor for Prog")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lang/Lisra/Test.rsc|(1766,186,&lt;34,0&gt;,&lt;34,186&gt;): FALSE 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lang/Lisra/Test.rsc|(890,57,&lt;22,0&gt;,&lt;22,57&gt;): FALSE 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format/Grammar.rsc|(6480,186,&lt;180,0&gt;,&lt;182,38&gt;): FALSE "range2rascal: missing case \\empty-range()"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grammar/definition/Characters.rsc|(9728,98,&lt;329,0&gt;,&lt;329,98&gt;): FALSE 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grammar/definition/Characters.rsc|(9728,98,&lt;329,0&gt;,&lt;329,98&gt;): FALSE 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grammar/Lookahead.rsc|(14205,367,&lt;424,0&gt;,&lt;430,5&gt;): FALSE 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grammar/definition/Characters.rsc|(9728,98,&lt;329,0&gt;,&lt;329,98&gt;): FALSE 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syntax/tests/ImplodeTests.rsc|(2299,435,&lt;59,0&gt;,&lt;68,1&gt;): FALSE 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syntax/tests/ImplodeTests.rsc|(1592,705,&lt;44,0&gt;,&lt;57,1&gt;): FALSE 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syntax/tests/KnownIssues.rsc|(630,67,&lt;21,0&gt;,&lt;21,67&gt;): FALSE ParseError(|file://-|(1,1,&lt;1,1&gt;,&lt;1,2&gt;))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format/Grammar.rsc|(6480,186,&lt;180,0&gt;,&lt;182,38&gt;): FALSE "range2rascal: missing case \\empty-range()"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grammar/definition/Characters.rsc|(9728,98,&lt;329,0&gt;,&lt;329,98&gt;): FALSE 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syntax/tests/PreBootstrap.rsc|(427,75,&lt;10,0&gt;,&lt;10,75&gt;): FALSE 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syntax/tests/PreBootstrap.rsc|(167,87,&lt;7,0&gt;,&lt;7,87&gt;): FALSE 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syntax/tests/SolvedIssues.rsc|(1857,144,&lt;76,0&gt;,&lt;81,1&gt;): FALSE 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syntax/tests/SolvedIssues.rsc|(1708,147,&lt;69,0&gt;,&lt;74,1&gt;): FALSE 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syntax/tests/SolvedIssues.rsc|(1560,146,&lt;62,0&gt;,&lt;67,1&gt;): FALSE 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syntax/tests/SolvedIssues.rsc|(1413,145,&lt;55,0&gt;,&lt;60,1&gt;): FALSE 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syntax/tests/SolvedIssues.rsc|(1266,145,&lt;48,0&gt;,&lt;53,1&gt;): FALSE 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syntax/tests/SolvedIssues.rsc|(1120,144,&lt;41,0&gt;,&lt;46,1&gt;): FALSE 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syntax/tests/SolvedIssues.rsc|(974,144,&lt;34,0&gt;,&lt;39,1&gt;): FALSE 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syntax/tests/SolvedIssues.rsc|(767,63,&lt;25,0&gt;,&lt;25,63&gt;): FALSE ParseError(|file://-|(0,1,&lt;1,0&gt;,&lt;1,1&gt;))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syntax/tests/SolvedIssues.rsc|(703,62,&lt;23,0&gt;,&lt;23,62&gt;): FALSE ParseError(|file://-|(1,1,&lt;1,1&gt;,&lt;1,2&gt;))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syntax/tests/SolvedIssues.rsc|(638,63,&lt;21,0&gt;,&lt;21,63&gt;): FALSE ParseError(|file://-|(1,1,&lt;1,1&gt;,&lt;1,2&gt;))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yaml/Model.rsc|(2040,93,&lt;73,0&gt;,&lt;76,1&gt;): FALSE IllegalArgument()test fails for arguments: scalar([$4549-04-10T10:36:04.674+00:00$]) </text:p>
          </table:table-cell>
          <table:table-cell table:number-columns-repeated="1023"/>
        </table:table-row>
        <table:table-row table:style-name="ro1">
          <table:table-cell table:style-name="ce6"/>
          <table:table-cell table:number-columns-repeated="1023"/>
        </table:table-row>
        <table:table-row table:style-name="ro1">
          <table:table-cell table:style-name="ce6" office:value-type="string" calcext:value-type="string">
            <text:p>SUMMARY: 285 tests executed; 38 failed; 0 ignored</text:p>
          </table:table-cell>
          <table:table-cell table:number-columns-repeated="1023"/>
        </table:table-row>
        <table:table-row table:style-name="ro1">
          <table:table-cell table:style-name="ce6"/>
          <table:table-cell table:number-columns-repeated="1023"/>
        </table:table-row>
        <table:table-row table:style-name="ro1">
          <table:table-cell table:style-name="ce6" office:value-type="string" calcext:value-type="string">
            <text:p>CRASHED TESTS: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lang/Exp/Combined/Manual/Eval.rsc|: Cannot execute due to compilation errors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syntax/tests/ConcreteSyntax.rsc|: Cannot execute due to compilation errors</text:p>
          </table:table-cell>
          <table:table-cell table:number-columns-repeated="1023"/>
        </table:table-row>
        <table:table-row table:style-name="ro1" table:number-rows-repeated="9">
          <table:table-cell table:style-name="ce1"/>
          <table:table-cell table:number-columns-repeated="1023"/>
        </table:table-row>
        <table:table-row table:style-name="ro1" table:number-rows-repeated="10484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atic Errors" table:style-name="ta1">
        <table:table-column table:style-name="co2" table:default-cell-style-name="ce7"/>
        <table:table-column table:style-name="co1" table:number-columns-repeated="1023" table:default-cell-style-name="ce7"/>
        <table:table-row table:style-name="ro1">
          <table:table-cell table:style-name="ce8" office:value-type="string" calcext:value-type="string">
            <text:p>Files with static errors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project://rascal/src/org/rascalmpl/library/demo/Mod17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lang/Exp/Combined/Manual/Load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lang/Lisra/Pretty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lang/MissGrant/CheckController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lang/MissGrant/Outline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lang/MissGrant/ParallelMerge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lang/MissGrant/Step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lang/Pico/CommonSubExpr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lang/Pico/ToDot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lang/turing/l2/desugar/Desugar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Compiler/Benchmarks/Run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Compiler/Examples/QL/lang/qla/Outline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Compiler/Examples/QL/util/Explode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Compiler/Examples/Tst2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Compiler/Rascal2muRascal/RascalExpression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Compiler/Rascal2muRascal/RascalModule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Compiler/Tests/AllRascalLibs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Compiler/Tests/CoroutineExperiment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Compiler/muRascal/Load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Concept/DotVis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Concept/GetFigure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Concept/Types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vis2/Figure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vis2/FigureServer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vis2/Translate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vis2/examples/Examples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vis2/examples/gui/Exp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vis2/examples/gui/Repl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vis2/examples/gui/StateMachine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vis2/examples/gui/Todo1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vis2/examples/gui/Todo2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vis2/vega/Json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box/util/Box2Text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box/util/BoxFormat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box/util/Parse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dimacs/IO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dot/Dot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java/m3/Core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java/syntax/Java15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checker/TTL/TTLGen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syntax/tests/ConcreteSyntax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library/ListTests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library/analysis/statistics/RangeUtils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types/PatternTCTests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saf/Run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sdf2/util/SDF2Grammar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util/tasks/Vis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vis/web/BarChart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vis/web/PlotFunction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vis/web/examples/CodeCut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vis/web/examples/M3BarChart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vis/web/examples/Napoleon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vis/web/markup/D3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vis/web/markup/Dimple.rsc|</text:p>
          </table:table-cell>
          <table:table-cell table:number-columns-repeated="1023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lean-up RascalTests" table:style-name="ta1"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1" table:number-columns-repeated="1019" table:default-cell-style-name="ce15"/>
        <table:table-row table:style-name="ro1">
          <table:table-cell table:style-name="ce9" office:value-type="string" calcext:value-type="string">
            <text:p>Status of source code of all tests</text:p>
          </table:table-cell>
          <table:table-cell table:style-name="ce16" office:value-type="string" calcext:value-type="string">
            <text:p>TC= type checker</text:p>
          </table:table-cell>
          <table:table-cell table:style-name="ce16" office:value-type="string" calcext:value-type="string">
            <text:p>CMP=compiler</text:p>
          </table:table-cell>
          <table:table-cell table:style-name="ce16" office:value-type="string" calcext:value-type="string">
            <text:p><text:span text:style-name="T1">TCTests</text:span></text:p>
          </table:table-cell>
          <table:table-cell table:style-name="ce18" table:number-columns-repeated="1020"/>
        </table:table-row>
        <table:table-row table:style-name="ro1">
          <table:table-cell table:style-name="ce9"/>
          <table:table-cell table:style-name="ce16" table:number-columns-repeated="3"/>
          <table:table-cell table:style-name="ce18" table:number-columns-repeated="1020"/>
        </table:table-row>
        <table:table-row table:style-name="ro1">
          <table:table-cell table:style-name="ce10" office:value-type="string" calcext:value-type="string">
            <text:p>Used during clean-up of tests, this has been completed</text:p>
          </table:table-cell>
          <table:table-cell table:style-name="ce17" table:number-columns-repeated="3"/>
          <table:table-cell table:style-name="ce22" table:number-columns-repeated="1020"/>
        </table:table-row>
        <table:table-row table:style-name="ro1">
          <table:table-cell table:style-name="ce9"/>
          <table:table-cell table:style-name="ce16" table:number-columns-repeated="3"/>
          <table:table-cell table:style-name="ce18" table:number-columns-repeated="1020"/>
        </table:table-row>
        <table:table-row table:style-name="ro1">
          <table:table-cell table:style-name="ce11" office:value-type="string" calcext:value-type="string">
            <text:p>Goal: no commented out tests; good formatting</text:p>
          </table:table-cell>
          <table:table-cell table:style-name="ce18" table:number-columns-repeated="1023"/>
        </table:table-row>
        <table:table-row table:style-name="ro1">
          <table:table-cell table:style-name="ce12"/>
          <table:table-cell table:style-name="ce18" table:number-columns-repeated="1023"/>
        </table:table-row>
        <table:table-row table:style-name="ro1">
          <table:table-cell table:style-name="ce11" office:value-type="string" calcext:value-type="string">
            <text:p>Green only means: clean-up done</text:p>
          </table:table-cell>
          <table:table-cell table:style-name="ce16" table:number-columns-repeated="1023"/>
        </table:table-row>
        <table:table-row table:style-name="ro1">
          <table:table-cell table:style-name="ce11" office:value-type="string" calcext:value-type="string">
            <text:p>but may contain TODOs and tests may fail</text:p>
          </table:table-cell>
          <table:table-cell table:style-name="ce16" table:number-columns-repeated="1023"/>
        </table:table-row>
        <table:table-row table:style-name="ro1">
          <table:table-cell table:style-name="ce9"/>
          <table:table-cell table:style-name="ce18" table:number-columns-repeated="1023"/>
        </table:table-row>
        <table:table-row table:style-name="ro1">
          <table:table-cell table:style-name="ce12" office:value-type="string" calcext:value-type="string">
            <text:p>Runtime test</text:p>
          </table:table-cell>
          <table:table-cell table:style-name="ce18" office:value-type="string" calcext:value-type="string">
            <text:p>Clean up done?</text:p>
          </table:table-cell>
          <table:table-cell table:style-name="ce18" office:value-type="string" calcext:value-type="string">
            <text:p>Notes</text:p>
          </table:table-cell>
          <table:table-cell table:style-name="ce18" office:value-type="string" calcext:value-type="string">
            <text:p>Static test exists?</text:p>
          </table:table-cell>
          <table:table-cell table:style-name="ce18" office:value-type="string" calcext:value-type="string">
            <text:p>Clean up done?</text:p>
          </table:table-cell>
          <table:table-cell table:style-name="ce18" table:number-columns-repeated="1019"/>
        </table:table-row>
        <table:table-row table:style-name="ro1">
          <table:table-cell table:style-name="ce8"/>
          <table:table-cell table:style-name="ce19" office:value-type="string" calcext:value-type="string">
            <text:p>(!= all tests pass)</text:p>
          </table:table-cell>
          <table:table-cell table:style-name="ce19" table:number-columns-repeated="2"/>
          <table:table-cell table:style-name="ce19" office:value-type="string" calcext:value-type="string">
            <text:p>(!= all tests pass)</text:p>
          </table:table-cell>
          <table:table-cell table:style-name="ce19" table:number-columns-repeated="1019"/>
        </table:table-row>
        <table:table-row table:style-name="ro1">
          <table:table-cell table:style-name="ce13"/>
          <table:table-cell table:number-columns-repeated="1023"/>
        </table:table-row>
        <table:table-row table:style-name="ro1">
          <table:table-cell table:style-name="ce13" office:value-type="string" calcext:value-type="string">
            <text:p>functionality/AccumulatingTests.rsc</text:p>
          </table:table-cell>
          <table:table-cell table:style-name="ce20"/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13" office:value-type="string" calcext:value-type="string">
            <text:p>functionality/AliasTests.rsc</text:p>
          </table:table-cell>
          <table:table-cell table:style-name="ce20"/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13" office:value-type="string" calcext:value-type="string">
            <text:p>functionality/AnnotationTests.rsc</text:p>
          </table:table-cell>
          <table:table-cell table:style-name="ce20"/>
          <table:table-cell table:style-name="Default"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13" office:value-type="string" calcext:value-type="string">
            <text:p>functionality/AssignmentTests.rsc</text:p>
          </table:table-cell>
          <table:table-cell table:style-name="ce20"/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13" office:value-type="string" calcext:value-type="string">
            <text:p>functionality/BackTrackingTest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functionality/CallTests.rsc</text:p>
          </table:table-cell>
          <table:table-cell table:style-name="ce20"/>
          <table:table-cell table:style-name="Default"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13" office:value-type="string" calcext:value-type="string">
            <text:p>functionality/ComprehensionTests.rsc</text:p>
          </table:table-cell>
          <table:table-cell table:style-name="ce20"/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13" office:value-type="string" calcext:value-type="string">
            <text:p>functionality/ConcretePatternTests1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functionality/ConcretePatternTests2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functionality/DataDeclarationTests.rsc</text:p>
          </table:table-cell>
          <table:table-cell table:style-name="ce20"/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13" office:value-type="string" calcext:value-type="string">
            <text:p>functionality/DataTypeTests.rsc</text:p>
          </table:table-cell>
          <table:table-cell table:style-name="ce20"/>
          <table:table-cell office:value-type="string" calcext:value-type="string">
            <text:p><text:s/>INTERSECT</text:p>
          </table:table-cell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13" office:value-type="string" calcext:value-type="string">
            <text:p>functionality/DeclarationTests.rsc</text:p>
          </table:table-cell>
          <table:table-cell table:style-name="ce20"/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14" office:value-type="string" calcext:value-type="string">
            <text:p>functionality/FunctionCompositionTests.rsc</text:p>
          </table:table-cell>
          <table:table-cell table:style-name="ce20"/>
          <table:table-cell/>
          <table:table-cell table:style-name="ce20"/>
          <table:table-cell table:number-columns-repeated="1020"/>
        </table:table-row>
        <table:table-row table:style-name="ro1">
          <table:table-cell table:style-name="ce13" office:value-type="string" calcext:value-type="string">
            <text:p>functionality/PatternTests.rsc</text:p>
          </table:table-cell>
          <table:table-cell table:style-name="ce20"/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13" office:value-type="string" calcext:value-type="string">
            <text:p>functionality/PatternTestsList3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functionality/PatternTestsDescendant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functionality/ProjectionTests.rsc</text:p>
          </table:table-cell>
          <table:table-cell table:style-name="ce20"/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13" office:value-type="string" calcext:value-type="string">
            <text:p>functionality/RangeTest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functionality/ReducerTest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functionality/RegExpTests.rsc</text:p>
          </table:table-cell>
          <table:table-cell table:style-name="ce20"/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13" office:value-type="string" calcext:value-type="string">
            <text:p>functionality/ScopeTests.rsc</text:p>
          </table:table-cell>
          <table:table-cell table:style-name="ce20"/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13" office:value-type="string" calcext:value-type="string">
            <text:p>functionality/StatementTests.rsc</text:p>
          </table:table-cell>
          <table:table-cell table:style-name="ce20"/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13" office:value-type="string" calcext:value-type="string">
            <text:p>functionality/SubscriptTests.rsc</text:p>
          </table:table-cell>
          <table:table-cell table:style-name="ce20"/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13" office:value-type="string" calcext:value-type="string">
            <text:p>functionality/VisitTests.rsc</text:p>
          </table:table-cell>
          <table:table-cell table:style-name="ce20"/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13" office:value-type="string" calcext:value-type="string">
            <text:p>BacktrackingTest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Boolean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Equality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Function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Integer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IO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List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ListRelation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Map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Matching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Node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Relation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Set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SolvedIssue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String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StringTest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Tuple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library/BooleanTest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library/GraphTest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library/IntegerTest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library/ListTests.rsc</text:p>
          </table:table-cell>
          <table:table-cell table:style-name="ce20"/>
          <table:table-cell/>
          <table:table-cell table:style-name="ce21" table:number-columns-repeated="2"/>
          <table:table-cell table:number-columns-repeated="1019"/>
        </table:table-row>
        <table:table-row table:style-name="ro1">
          <table:table-cell table:style-name="ce13" office:value-type="string" calcext:value-type="string">
            <text:p>library/MapTest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library/MathTest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library/NumberTest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library/RelationTest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library/SetTest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library/StringTests.rsc</text:p>
          </table:table-cell>
          <table:table-cell table:style-name="ce20"/>
          <table:table-cell table:number-columns-repeated="1022"/>
        </table:table-row>
        <table:table-row table:style-name="ro1" table:number-rows-repeated="3">
          <table:table-cell table:style-name="ce13"/>
          <table:table-cell table:number-columns-repeated="1023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21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21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reen" style:family="table-cell" style:parent-style-name="Default">
      <style:table-cell-properties fo:background-color="#00ff00"/>
    </style:style>
    <style:style style:name="Red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7">00/00/0000</text:date>, <text:time style:data-style-name="N2" text:time-value="11:20:14.484402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10T22:48:30</meta:creation-date>
    <dc:date>2015-01-17T11:22:38.440544000</dc:date>
    <meta:editing-duration>P32DT16H53M45S</meta:editing-duration>
    <meta:editing-cycles>111</meta:editing-cycles>
    <meta:generator>LibreOffice/4.3.3.2$MacOSX_X86_64 LibreOffice_project/9bb7eadab57b6755b1265afa86e04bf45fbfc644</meta:generator>
    <meta:document-statistic meta:table-count="5" meta:cell-count="472" meta:object-count="0"/>
  </office:meta>
</office:document-meta>
</file>